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今この先に行くべきでない。　そんな気がす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is doesn't feel like the right way to go at the
mom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選べ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choose that right now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戦いからは逃げられない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an't run from this battl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まく逃げ切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Got away safel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逃げられなかった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uldn't run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レベルが\V[103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level \V[103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はむこ】
最大HP＋\V[386]、
攻撃力＋\V[387]、　防御力＋\V[388]、
技術力＋\V[389]、　敏捷性＋\V[390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amuko】
Max HP ＋\V[386],
STR ＋\V[387], DEF ＋\V[388],
FIN ＋\V[389], AGI ＋\V[390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はむパンチ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amu-Punch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暴れ娘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Girl Rage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レベルが\V[104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level \V[104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にゃんこ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Nyanko】
Max HP ＋\V[397],
STR ＋\V[398], DEF ＋\V[399],
FIN ＋\V[400], AGI ＋\V[401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にゃんキ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yan-Kick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ねこ手刀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eko Chop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レベルが\V[105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level \V[105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ともっち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omocchi】
Max HP ＋\V[397],
STR ＋\V[398], DEF ＋\V[399],
FIN ＋\V[400], AGI ＋\V[401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ヒップアタ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ooty Bash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レベルが\V[106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level \V[106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ひめ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ime】
Max HP ＋\V[397],
STR ＋\V[398], DEF ＋\V[399],
FIN ＋\V[400], AGI ＋\V[401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えっと・・・ど、どうすればいい？
　とりあえず突撃しちゃおっか？</text:p>
          </table:table-cell>
          <table:table-cell table:style-name="ce0" office:value-type="string">
            <text:p>Battle tutorial</text:p>
          </table:table-cell>
          <table:table-cell table:style-name="ce0"/>
          <table:table-cell table:style-name="ce0" office:value-type="string">
            <text:p>Hamuko
「Uhh... w-what should I do?
　I guess I'll start by charging in?</text:p>
          </table:table-cell>
          <table:table-cell table:style-name="ce0"/>
          <table:table-cell table:style-name="ce0" office:value-type="string">
            <text:p>Hamuko
「Uhh... w-what should I do?
　I guess I'll just charge in?</text:p>
          </table:table-cell>
          <table:table-cell table:number-columns-repeated="1018"/>
        </table:table-row>
        <table:table-row>
          <table:table-cell table:style-name="ce0" office:value-type="string">
            <text:p>レグマ
「むやみに暴れるな。　無駄に体力を消耗する
　だけだぞ。</text:p>
          </table:table-cell>
          <table:table-cell table:style-name="ce0"/>
          <table:table-cell table:style-name="ce0"/>
          <table:table-cell table:style-name="ce0" office:value-type="string">
            <text:p>Regma
「Don't be reckless. You'll only tire yourself
　out.</text:p>
          </table:table-cell>
          <table:table-cell table:style-name="ce0"/>
          <table:table-cell table:style-name="ce0" office:value-type="string">
            <text:p>Regma
「Don't be reckless. You'll only wear yourself
　out.</text:p>
          </table:table-cell>
          <table:table-cell table:number-columns-repeated="1018"/>
        </table:table-row>
        <table:table-row>
          <table:table-cell table:style-name="ce0" office:value-type="string">
            <text:p>レグマ
「ここは、ありとあらゆるRPGを極めつくした
　俺の指示をよく聞いて行動するんだ。</text:p>
          </table:table-cell>
          <table:table-cell table:style-name="ce0"/>
          <table:table-cell table:style-name="ce0"/>
          <table:table-cell table:style-name="ce0" office:value-type="string">
            <text:p>Regma
「I know the ins-and-outs of all sorts of RPGs,
　so act on my instruction.</text:p>
          </table:table-cell>
          <table:table-cell table:style-name="ce0"/>
          <table:table-cell table:style-name="ce0" office:value-type="string">
            <text:p>Regma
「I know the ins-and-outs of all sorts of RPGs,
　so act on my instruction.</text:p>
          </table:table-cell>
          <table:table-cell table:number-columns-repeated="1018"/>
        </table:table-row>
        <table:table-row>
          <table:table-cell table:style-name="ce0" office:value-type="string">
            <text:p>はむこ
「わかった・・・じゃ、任せるね！</text:p>
          </table:table-cell>
          <table:table-cell table:style-name="ce0"/>
          <table:table-cell table:style-name="ce0"/>
          <table:table-cell table:style-name="ce0" office:value-type="string">
            <text:p>Hamuko
「Got it... okay, leave it to me!</text:p>
          </table:table-cell>
          <table:table-cell table:style-name="ce0"/>
          <table:table-cell table:style-name="ce0" office:value-type="string">
            <text:p>Hamuko
「All right... you can count on me!</text:p>
          </table:table-cell>
          <table:table-cell table:number-columns-repeated="1018"/>
        </table:table-row>
        <table:table-row>
          <table:table-cell table:style-name="ce0" office:value-type="string">
            <text:p>戦闘チュートリアルを開始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mmencing the combat tutorial.</text:p>
          </table:table-cell>
          <table:table-cell table:style-name="ce0"/>
          <table:table-cell table:style-name="ce0" office:value-type="string">
            <text:p>Starting the combat tutorial.</text:p>
          </table:table-cell>
          <table:table-cell table:number-columns-repeated="1018"/>
        </table:table-row>
        <table:table-row>
          <table:table-cell table:style-name="ce0" office:value-type="string">
            <text:p>敵との戦闘が始まると、画面上部に
「全体メニュー」が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t the start of a battle, a "Top Menu" will be
displayed at the top of the screen.</text:p>
          </table:table-cell>
          <table:table-cell table:style-name="ce0"/>
          <table:table-cell table:style-name="ce0" office:value-type="string">
            <text:p>At the start of combat, a “Battle Menu” will
appear at the top of the screen.</text:p>
          </table:table-cell>
          <table:table-cell table:number-columns-repeated="1018"/>
        </table:table-row>
        <table:table-row>
          <table:table-cell table:style-name="ce0" office:value-type="string">
            <text:p>全体メニューでは、
「戦う」、「アイテム」、「逃げる」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rom the Top Menu, you can select between
"Fight", "Items", and "Run".</text:p>
          </table:table-cell>
          <table:table-cell table:style-name="ce0"/>
          <table:table-cell table:style-name="ce0" office:value-type="string">
            <text:p>From this Battle Menu, you can select
“Fight“, “Items”, and ”Run”.</text:p>
          </table:table-cell>
          <table:table-cell table:number-columns-repeated="1018"/>
        </table:table-row>
        <table:table-row>
          <table:table-cell table:style-name="ce0" office:value-type="string">
            <text:p>まずは「戦う」を選んでください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lease start by choosing "Fight".</text:p>
          </table:table-cell>
          <table:table-cell table:style-name="ce0"/>
          <table:table-cell table:style-name="ce0" office:value-type="string">
            <text:p>Let's start by choosing “Fight”.</text:p>
          </table:table-cell>
          <table:table-cell table:number-columns-repeated="1018"/>
        </table:table-row>
        <table:table-row>
          <table:table-cell table:style-name="ce0" office:value-type="string">
            <text:p>「戦う」を選ぶと、行動力の高いキャラから順に
行動する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pon selecting "Fight", characters will be able
to act in order of initiative.</text:p>
          </table:table-cell>
          <table:table-cell table:style-name="ce0"/>
          <table:table-cell table:style-name="ce0" office:value-type="string">
            <text:p>Upon selecting “Fight”, characters will be able
to act in order of initiative.</text:p>
          </table:table-cell>
          <table:table-cell table:number-columns-repeated="1018"/>
        </table:table-row>
        <table:table-row>
          <table:table-cell table:style-name="ce0" office:value-type="string">
            <text:p>味方キャラが行動可能になると、
コマンドメニューが表示され
「攻撃」、「スキル」、「待機」
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n allied character is able to act, a
command menu will be shown from which you
can choose "Attack", "Skills", or "Wait".</text:p>
          </table:table-cell>
          <table:table-cell table:style-name="ce0"/>
          <table:table-cell table:style-name="ce0" office:value-type="string">
            <text:p>When a party member is able to act, a
command menu will be shown from which you
can choose either “Attack“, “Skills”, or
”Wait”.</text:p>
          </table:table-cell>
          <table:table-cell table:number-columns-repeated="1018"/>
        </table:table-row>
        <table:table-row>
          <table:table-cell table:style-name="ce0" office:value-type="string">
            <text:p>「攻撃」を選び、敵にダメージを与え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et's choose "Attack" and deal some damage
to the opponent.</text:p>
          </table:table-cell>
          <table:table-cell table:style-name="ce0"/>
          <table:table-cell table:style-name="ce0" office:value-type="string">
            <text:p>Let's deal some damage to the opponent by
choosing “Attack”.</text:p>
          </table:table-cell>
          <table:table-cell table:number-columns-repeated="1018"/>
        </table:table-row>
        <table:table-row>
          <table:table-cell table:style-name="ce0" office:value-type="string">
            <text:p>コマンドメニューの「スキル」を選ぶと、
特殊な攻撃などを繰り出すことができますが、
今のはむこは何も覚えていないので選択
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By choosing "Skills" from the command menu,
special attacks and moves can be unleashed.
However, Hamuko doesn't know any skills yet,
so this can't be selected.</text:p>
          </table:table-cell>
          <table:table-cell table:style-name="ce0"/>
          <table:table-cell table:style-name="ce0" office:value-type="string">
            <text:p>By choosing “Skills” from the command menu,
special attacks and moves may be used.
However, Hamuko doesn't know any skills yet,
so this can't be selected.</text:p>
          </table:table-cell>
          <table:table-cell table:number-columns-repeated="1018"/>
        </table:table-row>
        <table:table-row>
          <table:table-cell table:style-name="ce0" office:value-type="string">
            <text:p>「待機」を選ぶと、何もせずに自分の行動を
終了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f you choose "Wait", you can skip your turn
without doing anything.</text:p>
          </table:table-cell>
          <table:table-cell table:style-name="ce0"/>
          <table:table-cell table:style-name="ce0" office:value-type="string">
            <text:p>Choosing “Wait” will skip your turn without
doing anything.</text:p>
          </table:table-cell>
          <table:table-cell table:number-columns-repeated="1018"/>
        </table:table-row>
        <table:table-row>
          <table:table-cell table:style-name="ce0" office:value-type="string">
            <text:p>「全体メニュー」は、まず戦闘開始時に表示
されます。その後は敵や味方が5回行動を
取るごとに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"Top Menu" will be shown at the start of
combat, and then after every 5 turns taken by
our enemies and allies in battle.</text:p>
          </table:table-cell>
          <table:table-cell table:style-name="ce0"/>
          <table:table-cell table:style-name="ce0" office:value-type="string">
            <text:p>The “Battle Menu” will be shown at the start
of combat and then after every 5 turns taken
by both allies and enemies.</text:p>
          </table:table-cell>
          <table:table-cell table:number-columns-repeated="1018"/>
        </table:table-row>
        <table:table-row>
          <table:table-cell table:style-name="ce0" office:value-type="string">
            <text:p>敵が複数いる場合、ターゲットカーソルを
アローキーで動かして、攻撃対象を選ぶ
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there are multiple enemies, you can
choose the target of your attacks, shown by
the target cursor, using the arrow keys.</text:p>
          </table:table-cell>
          <table:table-cell table:style-name="ce0"/>
          <table:table-cell table:style-name="ce0" office:value-type="string">
            <text:p>When there are multiple enemies, you can
select the target of your attacks, shown by
the target cursor, by using the arrow keys.</text:p>
          </table:table-cell>
          <table:table-cell table:number-columns-repeated="1018"/>
        </table:table-row>
        <table:table-row>
          <table:table-cell table:style-name="ce0" office:value-type="string">
            <text:p>時々、ダメージが2倍に跳ね上がる
「クリティカルヒット」が出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a double-damage "Critical Hit"
will occur.</text:p>
          </table:table-cell>
          <table:table-cell table:style-name="ce0"/>
          <table:table-cell table:style-name="ce0" office:value-type="string">
            <text:p>Occasionally, a “Critical Hit” can occur, dealing
double damage.</text:p>
          </table:table-cell>
          <table:table-cell table:number-columns-repeated="1018"/>
        </table:table-row>
        <table:table-row>
          <table:table-cell table:style-name="ce0" office:value-type="string">
            <text:p>敵から攻撃を受けた際、反撃を繰り出す
「カウンター」が発動す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ttacked by an enemy, our allies may
execute a "Counter", responding with an
attack of their own.</text:p>
          </table:table-cell>
          <table:table-cell table:style-name="ce0"/>
          <table:table-cell table:style-name="ce0" office:value-type="string">
            <text:p>When attacked, party members may “Counter”
by responding with an attack of their own.</text:p>
          </table:table-cell>
          <table:table-cell table:number-columns-repeated="1018"/>
        </table:table-row>
        <table:table-row>
          <table:table-cell table:style-name="ce0" office:value-type="string">
            <text:p>カウンターの発動確率や威力は、攻撃を
受けたキャラの防御力に依存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chance of a counter occurring, and its
power, depends on the Defense of the
character.</text:p>
          </table:table-cell>
          <table:table-cell table:style-name="ce0"/>
          <table:table-cell table:style-name="ce0" office:value-type="string">
            <text:p>The chance of a counter, and its power,
depend on the “Defense” of the character.</text:p>
          </table:table-cell>
          <table:table-cell table:number-columns-repeated="1018"/>
        </table:table-row>
        <table:table-row>
          <table:table-cell table:style-name="ce0" office:value-type="string">
            <text:p>こもんイベント１１５番参照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、このタイミングでセーブするのは危険の
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it would be too dangerous to
save right now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ー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待たれよ。　古代竜族の鱗をまだ拾って
いないのではない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ダンジョンの入り口まで戻り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turn to the dungeon entranc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は使えない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you can't use that he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現率を上げ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aise the encounter rat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現率を普通に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et the encounter rat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使わ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us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形「き、来たいなら来ればいいじゃないっ」</text:p>
          </table:table-cell>
          <table:table-cell table:style-name="ce0"/>
          <table:table-cell table:style-name="ce0"/>
          <table:table-cell table:style-name="ce0" office:value-type="string">
            <text:p>Tsundere Doll “C-Come at me, if you want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形「普通が一番よねっ」</text:p>
          </table:table-cell>
          <table:table-cell table:style-name="ce0"/>
          <table:table-cell table:style-name="ce0"/>
          <table:table-cell table:style-name="ce0" office:value-type="string">
            <text:p>Tsundere Doll “Normal is best, isn't it?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と遭遇するエリアでないと使え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use that in areas without enemie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を捨てるだと！？！？
そんなの青くらげが許さんぞおおぉぉぉ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アイテムを捨てるだって？
おいおい、エイプリルフールにはまだ早いぜ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want to discard that item? Oi oi,
it's a little early for April Fools' joke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アイテムを捨て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scard this item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・・・行こっか・・・</text:p>
          </table:table-cell>
          <table:table-cell table:style-name="ce0" office:value-type="string">
            <text:p>After toile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… Ready to go…
</text:p>
          </table:table-cell>
          <table:table-cell table:style-name="ce0" office:value-type="string">
            <text:p>R... Ready to go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ー。</text:p>
          </table:table-cell>
          <table:table-cell table:style-name="ce0"/>
          <table:table-cell table:style-name="ce0"/>
          <table:table-cell table:style-name="ce0" office:value-type="string">
            <text:p>I'm baaack!</text:p>
          </table:table-cell>
          <table:table-cell table:style-name="ce0" office:value-type="string">
            <text:p>I'm baaack—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じゃ、行こっか。</text:p>
          </table:table-cell>
          <table:table-cell table:style-name="ce0"/>
          <table:table-cell table:style-name="ce0"/>
          <table:table-cell table:style-name="ce0" office:value-type="string">
            <text:p>All right, let's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待たせてごめんね。</text:p>
          </table:table-cell>
          <table:table-cell table:style-name="ce0"/>
          <table:table-cell table:style-name="ce0"/>
          <table:table-cell table:style-name="ce0" office:value-type="string">
            <text:p>Sorry for the wai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終わったよー。</text:p>
          </table:table-cell>
          <table:table-cell table:style-name="ce0" office:value-type="string">
            <text:p>After toilet (wet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I’m all done.</text:p>
          </table:table-cell>
          <table:table-cell table:style-name="ce0" office:value-type="string">
            <text:p>'Kay, I'm all done—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う・・・すっきりした。</text:p>
          </table:table-cell>
          <table:table-cell table:style-name="ce0"/>
          <table:table-cell table:style-name="ce0"/>
          <table:table-cell table:style-name="ce0" office:value-type="string">
            <text:p>Fuu... much better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。　えへへ・・・</text:p>
          </table:table-cell>
          <table:table-cell table:style-name="ce0"/>
          <table:table-cell table:style-name="ce0"/>
          <table:table-cell table:style-name="ce0" office:value-type="string">
            <text:p>Kept you waiting. Eheh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ー、助かったぁ・・・！</text:p>
          </table:table-cell>
          <table:table-cell table:style-name="ce0"/>
          <table:table-cell table:style-name="ce0"/>
          <table:table-cell table:style-name="ce0" office:value-type="string">
            <text:p>Haah, I'm save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すっきり！</text:p>
          </table:table-cell>
          <table:table-cell table:style-name="ce0"/>
          <table:table-cell table:style-name="ce0"/>
          <table:table-cell table:style-name="ce0" office:value-type="string">
            <text:p>Aaah, so much bett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へへ・・・は、恥ずかしいとこ見られちゃった。</text:p>
          </table:table-cell>
          <table:table-cell table:style-name="ce0"/>
          <table:table-cell table:style-name="ce0"/>
          <table:table-cell table:style-name="ce0" office:value-type="string">
            <text:p>Ehehe... th-that was kind of embarrassing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・・・すっきりしたぁ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… much better!
</text:p>
          </table:table-cell>
          <table:table-cell table:style-name="ce0" office:value-type="string">
            <text:p>Aah... much better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、危なかったぁ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u, th-that was close…
</text:p>
          </table:table-cell>
          <table:table-cell table:style-name="ce0" office:value-type="string">
            <text:p>Fuu, th-that was clos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お待たせ・・・////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anks for waiting...////
</text:p>
          </table:table-cell>
          <table:table-cell table:style-name="ce0" office:value-type="string">
            <text:p>Th-Thanks for waiting, haha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ー・・・もうダメかと思ったよ～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a—… I thought I wouldn’t make it~…
</text:p>
          </table:table-cell>
          <table:table-cell table:style-name="ce0" office:value-type="string">
            <text:p>Haa—... I thought I wouldn't make it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お、お待たせ・・・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… Th-Thanks for waiting...////
</text:p>
          </table:table-cell>
          <table:table-cell table:style-name="ce0" office:value-type="string">
            <text:p>Um... th-thanks for waiting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ぁ・・・あと少しでもれちゃうトコだったよ・・・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hew… a few more seconds and there would have been a flood…)
</text:p>
          </table:table-cell>
          <table:table-cell table:style-name="ce0" office:value-type="string">
            <text:p>(Haah... a few more seconds and I would've
caused a flood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ぇ・・・もぉムリ・・・っ、我慢できな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う！！　パンツに出ちゃう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野しょんを勧め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commend peeing outside?
</text:p>
          </table:table-cell>
          <table:table-cell table:style-name="ce0" office:value-type="string">
            <text:p>Suggest she pee outside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ーーーっ！！　ま、待って！！　ま、
まだ出ちゃだめえぇ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膀胱が・・・パンパンで苦しいよ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いそう・・・！　ど、どうしよう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つかはしないとならないもん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先におトイレ行かせて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かなり前から我慢してたの・・・だから、そろそろ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と・・・こ、ここでしないとダメ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この辺にはおトイレなんて無いし・・・
う、うん・・・わか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え？　こ、ここで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・・・やだよぉ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・・・のど渇いたよ・・・お水飲みた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ね・・・どうしても我慢できなく
なっちゃ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頑張ったんだけど、漏らしちゃった・・・ぐす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・・・わたし、ちょ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トイレ的なところに行きたい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行きたくなってきたような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ん、気のせいじゃない・・・行きたい・・・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いに決着の時が来たん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丈夫！　わたし達ならきっと勝て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たぶんおそらく、60％くらいの確率で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門は、大陸北部にある“白銀の森”を
抜けたところにある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合ってる！？　うおおおお！！　わたしの
記憶力すごい！！　天才かも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あの死神ちゃんとレグマくんって
知り合いだったの？　違う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お互い知った仲みたいだったから
ビックリしちゃっ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洞窟内の熱をさ、冬まで保存できたら
よく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今度は冬の冷気を夏まで保存するの！
グッドアイデア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四季が無くなっちゃう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獄洞でイオンマテルを手に入れれば、
時空玉も作れるし、たこやきちゃんの
スターシップも動かせるし、一石二鳥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どのくらいの量を集めればいい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あ、や・・・む、無理・・・限界・・・もう限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・・・おしっこ・・・も、もれちゃ・・・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、でちゃうっ！　でちゃうう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いそう・・・どうしよう・・・
このままじ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どこぉ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そ、その手があったね・・・ぜんぜん考えて
なかったけど、もう、仕方ない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・・・ねえ、ずっと我慢してるの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集中できないよ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気が引けるけど・・・も、もう我慢するの
辛いし・・・う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ょ、冗談言ってる場合じゃないっ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やだ・・・早くパンツ替えたいよぉ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えええん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途中でおトイレあったら寄って行こう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も、そろそろ休憩したい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下腹部のこの感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れがいわゆる尿意だ・・・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、青カラットも白カラットも、
やっつけられなかっ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魔界門の情報が手に入ったし、進捗あり
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！　早く姫さまのところに行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相手はあの、掴みどころのない白カラッ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例え干渉剤という名の切り札を持っていると
しても、油断はできない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っし！！　あとはこの2つの材料を持って
ルミィさんの所に行くだけだ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で、ルミィさんはどこにいるん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いなぁ～、たこやきちゃんの翻訳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いうのが一つあると心強いよね～！
日常では、まず使わないけど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にまた会えるんだ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度は羽目を外さないように気をつけないとね！
楽しみだな～！　デュフフフフ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明らかに蛾だね、レリグ・イアス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も、めっちゃ巨大な蛾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夜行性な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忘れもしない、あれは5月の下旬頃だ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体育の授業が終わり、更衣室で着替えていた
わたしは、ふと背後に気配を感じ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して・・・次の瞬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肛門から、天へと穿つ落雷がっ！！！
あああああああああぁぁぁっぁあぁぁぁ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てさて、お次はいよいよ危険な種族のいる
森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よりも危険なのかな？　そんなことは
ない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沼に入ると、きっと毒ダメージくらっちゃう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・・・っ！　こんな時に毒消し草があれば
安心なのに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白カラットの一撃、すごく痛かった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ぶん300万ダメージくらい喰らったんじゃ
な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ぇっ、もうむり・・・っ！！　で、でる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か・・・おしっこ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ねがいっ、ま、まにあっ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したい・・・っ、もうだめ・・・！　おしっこ
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・・・我慢できな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少し・・・少しだけ待って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そ、そろそ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、あの・・・お、おトイレ行きたい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くにおトイレ無いみたいだし・・・、し、しかた
ないよね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こで！？　やだ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時、ちゃんとおトイレ行っておけば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こんなことには・・・ならなかったのに・・・
ぐす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行きたい（ボソッ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！　き、聞こえた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・・・その・・・そ、そういうことだ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定期的な休憩は、健康維持に必須なん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若者だからって、無理しちゃいけないと
思うんだ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いに白カラットが動いたみたいだ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衛兵さんを100メートル吹っ飛ばすほどの力で
熾天宮を壊して、熾力を消滅させるつもり
なのかな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教会の地下に研究所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ろう、どこかで聞いたことのあるよう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！！　バイオだ！！　バイオ○ザード
にありがちなヤツだ！！　うほっほ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を連れてお城に戻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ナントカの鱗と、あと紅茶の茶葉から抽出できる
ナントカっていう成分があれば、ナントカっていう
薬ができるもん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前を歩いてきた人から「おーい！」って声
かけられたから、「はーい！」って返事した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は私の後ろにいる人に声かけてた時って
あるよね？　めっちゃ恥ずかしい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うん。　今話す話題じゃない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蜃気楼の谷”って、こむちゃんが仲間に
加わった場所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ことは、またあの暑～い砂漠エリアか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はジャングルのどこかに連れて
行かれたん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ジャングルと言えば毒ヘビだよ！　マングース
が仲間になってくれたら心強い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改めて思ったけど、騎士団長さんって大変な
仕事なん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騎士団の管理はもちろん、城の公務も
やってるし、何かあったら体を張って守りに
行かなくちゃならないんだも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からわたし、騎士団長にはならない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ッシーに会えちゃったね！！
大きかったね、オッシ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に会う時は背中に乗りた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ル湖でオッシーを見つけ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首長竜みたいな、ああいう感じの怪獣
だよ！！　楽しみだ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へ戻って、赤カラットや青カラット、それと
白カラットの対策を考えないと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～、最近は右を向いても左を向いても
カラットばっかだ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ぁ、あ、ぅ・・・も、だ・・・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-Aah, uuh... no... mo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げんかい・・・なの・・・ぉ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at... my... limi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ぅ、ぁ、ああっ、でちゃうう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, aa-aaah, it's coming ouuuu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ばい・・・っ、ねえ、もう・・・無理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is is bad... hey, I can't... hold 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ぉ、おしっこ・・・行きた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go to the... I-I wanna go p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、ぅ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u, u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我慢・・・できないぃ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can't... hold it... anymo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あの、おトイレ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umm,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本当に、行きたいんだけど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d really like to go right about now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うん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oka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失敗しちゃうよりは・・・いいよ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better than... losing it aga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はまだ、ちょっと、無理だよ・・・さすがに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's no way... I could do that... not y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間に合わなかったよ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I didn't mak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ね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あのさ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Reguma-ku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言いにくいんだけど、わたし、ちょっと・・・
おトイレに・・・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hate to say it, but I wanna go...
Y'know, to the bathroom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う言えば、この辺におトイレあったか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Come to think of it, I wonder if there was a
toilet around her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と寄りたくなってきちゃった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'm kinda getting to that poin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・・・！　宇宙人ちゃんのバイザー、
かっこいいな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付けてみたいなぁ！　うずうず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の誘拐（？）事件も、カラットたちが
絡んで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としたら、ほんと人騒がせだよね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ウワサにたがわぬ、いい湯だった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もう、わたし達も負けてらんない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風呂と争うわけじゃないけど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レグマく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に我々が向かうべき場所は、もちろん
分かってるよね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何も言わない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言わない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、すぐに入れなかったのは残念だ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退治も入浴前の運動だと思えば、
なんてことはない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、言っていいのか分からないこと
な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秘湯っていう割には、そんなに“秘”じゃない
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ん・せん♪　Ｏ・Ｎ・ＳＥ・Ｎ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が出てきて応・戦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っと！　ブッソウなこと言っちまったぜ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姫さまに館長のことを報告しに行かなくちゃ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でも・・・わたしが館長に捕まって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アレをさせられた事は、省略してい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が裏でよからぬことをやってたなんて
残念だ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、熾力パワーアップの希望が裏切られた
のがショックだ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森の奥で行方不明のビオラさんを探しに
行く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こ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はジンブー村の騎士団長さんと合流しよ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こでビオラさんの救出作戦を練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る・・・でちゃう・・・っ　もう、でちゃう、
でちゃ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そこの物陰まで・・・っ　お願い・・・
出ないで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よ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我慢できないのっ！　もう、もう・・・
もれそう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本当はこんなことしないんだけど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ぇ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お願い・・・おトイレ行かせて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ままじゃ集中でき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うイジワル言うん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嫌いになっちゃうよ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！！　おしっこのにおいするから
近づかないで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て言うか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に行きたいかな～？　とか・・・
思っちゃったりする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・・・次の休憩はいつにす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その・・・催してきちゃ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て！　心強い仲間も増えたところで、
一度お城の姫様に報告に戻ろ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また、何らかの新事実がわたし達を
待ってるよ～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王さーーーん！！　どこですか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てきてくださーーーー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～づ～い～よ～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言うと余計に暑くなるのは分かってる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・・・言わずにはいられないよ～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いたい想像はしてた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南部の日差しはヤバい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王って聞くと、なんかこう、ランプの魔人
みたいなのをイメージするな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はどういうのを想像す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ね！！　“ヒトならざる仲間”のことで
頭いっぱいだ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獣系かな！？　精霊系かな！？
ゾンビ系かな！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ゾンビはいい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カラットに蒼麗カラット・・・ややこし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カンドネームって何だっけ？
パンなんとかと、ジェル・・・あれ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時はどうなるかと思ったけど、あの鉄砲娘の
おかげで助かった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、何者なんだろ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うしよう・・・もう・・・おトイレ我慢・・・
できない・・・かも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じゃもう、それしか無いんだよね・・・っ！
わたしのせいじゃないよね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実は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から、おトイレ・・・我慢してて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うん・・・こんなとこにおトイレ無いの
分かってる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ちょっとだけ・・・我慢してみ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や、やばいな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、けっこうし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口どこ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るだけ早く脱出しないと・・・その・・・
あれな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閉じ込められちゃっ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にかく歩きまわって出口を見つけよ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イ感じにとんとん拍子で進む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お城に戻って、姫様にいっぱい誉めて
もらお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度の四天王は、どんな名前なんだろう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で戦ったのが確か・・・こめきち・・・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姫さまに研究の事と四天王の事を
報告しなきゃ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これって俗に言う、
「良い知らせと悪い知らせ」じゃん！
言ってみた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り、むり・・・もうむりっ、出ちゃ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ああ、もれちゃうう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っ　はぁっ、ぁあああ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あ、も、もう・・・おトイレ行かないと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我慢・・・できないよ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～っ！　は、恥ずかし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無理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、おトイレ行きたくなっちゃ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寄って行きたいの、お願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・・・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じゃ、ちょっとだけ待ってて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とこじゃできないよぉ・・・っ！　も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・・・どうしても・・・我慢できなくなっちゃって
・・・う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ええと・・・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しおトイレに行きたい気がする・・・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もし途中にさ・・・休憩できそうな場所が
あった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いに四天王とか出てきちゃった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きっと、あれだよ！　四天王なのに
5人目がいるとか、そういうフラグだ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いとこヤマト村の村長に炭鉱が安全に
なったことを教えてあげ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相手はアンデッドだったね！
なんか、名前の響きから想像ついちゃったも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ﾄﾞﾔｧ!!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ずは戦利品である牙を入手しよう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！　がしゃこうべって、きっと
アンデッド系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何度倒しても蘇るような相手だったら
燃えるね！！　ピンチだ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の公道ってほんとに狭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土地自体はけっこう広い気がするんだけど
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鍵を持って村長さんのとこに
行こっ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村長さんのためにも、頑張って修羅塔を
攻略し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鍵を持って帰ったら、きっと喜ぶよ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しゃこうべの居場所を知っていそうな人を
探すんだ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がしゃこうべってどんな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の予想だとさ、地面からでっかい
ドクロが生えてる感じだと思うん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ぇっ、も、もう限界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・・・で、できない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まり離れないでねっ！！　近すぎても
ダメだけど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したい・・・っ！　おトイレしたいぃ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・・・っ、ど、どうしよぉ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、こ、怖いし・・・やだよ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した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・・・幽霊船でおトイレ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・・・！？　こ、こんなとこでする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だよ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、無理だもん・・・！　こんなとこでおトイレ
我慢し続けるなんて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時にあれなんだけど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船・・・おトイレ使えるの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行きたくなってき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、どうしようか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大丈夫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遊園地のお化け屋敷とか、けっこう制覇してる
か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、ぜんぜんコワクナイヨー！　あはは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えば、船の中って見て回ったことない
か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、甲板いこうよ、甲板！　奇麗な海原が
見られるかもよ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の魔物だってさ！　どんなのかな！
妖怪系かな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ザザーブの船にはお世話になりっぱなし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館長さんを探して挨拶しよう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にい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クイズです！　次の目的地は
どこでしょう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正解！　ユーリャ教会の南にある秘密の
研究館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合格だよ、レグマく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城にいる姫さまのとこに戻るんでしょ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善は急げだよ、レグマくん！　善かどうかは
分からないけど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ーて、今度はマハイ山でトロッコ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ロッコいっぱい乗るよ！　トロッコ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ああ・・・だ、だめぇ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h... th-that's i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げ、げ、限界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'm at my limi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ぅうっ・・・い、行って・・・くる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uu... I-I'll be... right back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、レグマくん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-Reguma-kun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わたしもう・・・もう我慢できないよ・・・っ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but I'm... at my breaking poin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他に方法ない・・・よね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there's no other way... h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・・・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ait here a sec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あのさ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... u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くて、ちょっと・・・やばめかな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go the bathroom, and its... maybe
kind of bad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わ、わかった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... g-got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しちゃうと、あれだもん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push myself, or *that* might happe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・・・それは・・・その・・・っ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way.. that's... a littl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まり見ないで・・・はずかしい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look at me... I'm so ashame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（もじもじ）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... *wiggle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っとね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so…</text:p>
          </table:table-cell>
          <table:table-cell table:style-name="ce0" office:value-type="string">
            <text:p>Um, so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possible, u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おトイレ、行きたい・・・かも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I might kinda... need to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っぱり寒いから体が冷えるね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really is brisk out here, h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その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u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ううん・・・なんでもないよ。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ah... it's nothing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姫さまに会うために中央部へ戻るんでしょ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船に乗れるよ！　やった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煉絶ちゃんを追いかけても危ないし、
まずは町の団長さんのとこに戻ろ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 might be too dangerous to chase after
Hellfire-chan right now, so how about we get
back to the Commander in tow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拠点の中って、絵に描いたようにゲドゲドした
所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inside of the base looks like something
out of a movi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こういうのいいよ～！　燃えてきたよ～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at's so cool～! I'm gettin' fired up～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っほほーー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uuhohoho———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絶壁のどこかに横穴があって、その先に
煉絶さんの拠点があるん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mewhere in the side of the cliff, there's a
hole leading to the Duchess of Hellfire's bas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気を引き締めて行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! Brace for impac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バルギーンの町にいる自治警団長
さんに「雪原がすごく危険」って伝えるんだよ
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irst things first, let's head back to Barugīn
Town and tell the SDU Commander just how
dangerous the snowfields ar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さんを倒すチャンスだったかもしれない
けど、この寒さじゃね～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 we have an opportunity to find and
take the Duchess of Hellfire down, but it's
just way too chilly～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崩は怖いけど・・・頑張って調査しなくちゃ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kinda scared of snowslides, but... we have
to do our best to investigat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、ファイト！　ファイトミ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amuko, ganbarimasu!
Watashi ganbarimasu—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やっと北の雪原を調査できる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ith this, we can finally go conduct our
investigation of the snowfield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、いるかな？　頑張ってやっつけ
よ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Duchess of Hellfire, can you hear me?
Watch out, 'cause we're coming for you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！　洞窟で遭難しちゃった新人兵の
人を捜そ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guma-kun! Let's go look for the lost soldier
inside the cav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洞窟のどこかにいるはず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y've gotta be somewhere in the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んっ・・う、ぅ・・・！　出ちゃう・・・出ちゃう・・・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ngh... hh...! It's coming... it's com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、もぅ・・・出ちゃう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serious, my pee is... really coming ou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あっ、も、もう限界ぃっ！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h... I, I can't take it anymore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あ、お、おトイレ・・・行きたいよ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wah, I-I wanna... use the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・・・も、も、漏れちゃう・・・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t this rate, I'll... w-w-wet myself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緊急事態だからね！　不可抗力だからね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an emergency situation! Force majeu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ごめん・・・！　ちょ、ちょっとおトイレ
行きたいんだけど・・・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sorry, but...! I, I kind of need
to use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長くは我慢できない・・・かも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wait much longer... probab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うん・・・わかった。　しょうがないよね・・・</text:p>
          </table:table-cell>
          <table:table-cell table:style-name="ce0" office:value-type="string">
            <text:p>Outdoor pee (wet)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... Fine... got it. I have no other choic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はは・・・それはさすがに無理だよ・・・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haha... there's no way I could do tha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う・・・ご、ごめんね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uu... s-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はちゃんと、我慢するから・・・（もじもじ）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hold it in properly next time... *squirm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～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-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休憩とか・・・したいかな？　・・・あはは。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ou wanna... take a break? ...Ahaha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はちゃんと、我慢するから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hold it in properly next ti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行きたくなってきたかも・・・。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think I need to go pe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まだ我慢できるし、みんなの歩みを
　止めちゃうのは悪いしなぁ・・・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But I can hold it for the time being. And I
don't want to slow everyone down, either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零下の洞窟ってどんなところな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kind of place Sub-Zero Cave i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間違いなく寒いんだろう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ll, it's no doubt gonna be freez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準備ができたら北上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our things together, and then off
to the north we go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して、うまくいけばラスボス戦・・・ごくっ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en, we might even face off against the
final boss... *gulp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町ザザーブを目指して、マハイ山を
越えて行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take the path over Mt. Mahai to Zazābu
Port Tow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後は船で北部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n we're taking the boat to the nort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～、いい運動になる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ew～, this is some pretty good exercise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にかく、熾天宮で起こった出来事を姫様に
報告し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let's go back and tell the Princess what
happened in the Heavenly Palac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向こうでも何か動きがあったかもしれないし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mething may have happened over there, to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天宮の奥、何があるんだろう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's waiting for us in the back of the
Heavenly Palac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アレでしょ！　伝説の剣とか槍とか、
そういう感じのやつ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gotta be a legendary sword or lance or
something like tha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でもレーザー兵器的なのも捨て
がたいですなぁ！　ふほほ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I wouldn't pass up a laser weapon, though!
Fuhohoh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ぅ・・・っ！　だめ・・・っ！　でちゃうぅ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n…! I can’t…! It’s coming out!!
</text:p>
          </table:table-cell>
          <table:table-cell table:style-name="ce0" office:value-type="string">
            <text:p>Ah, uu...! I can't...! It's coming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ぉ・・・が、がまんできない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… c-can’t hold it…!!
</text:p>
          </table:table-cell>
          <table:table-cell table:style-name="ce0" office:value-type="string">
            <text:p>I... c-can't hold it anymore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まだダメっ、そこの・・・物陰まで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h, it’s no use, I’ll use… that spot over there!!
</text:p>
          </table:table-cell>
          <table:table-cell table:style-name="ce0" office:value-type="string">
            <text:p>Ah, ah, it's no use, I'll... use that spot over
the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・・・！　わ、わたし、その・・・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…! I, I think…!
</text:p>
          </table:table-cell>
          <table:table-cell table:style-name="ce0" office:value-type="string">
            <text:p>Reguma-kun...! I-I, that is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っ、我慢が・・・む、無理なんだけど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’s impossible... for me to keep holding it!
</text:p>
          </table:table-cell>
          <table:table-cell table:style-name="ce0" office:value-type="string">
            <text:p>There's no way... I-I can hold it anymor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ところでゴメンね・・・！　すぐ戻る
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 about this…! I’ll be right back!!
</text:p>
          </table:table-cell>
          <table:table-cell table:style-name="ce0" office:value-type="string">
            <text:p>S-Sorry about this...! I'll be right back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近くに無いかな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en’t there any… bathrooms nearby?
</text:p>
          </table:table-cell>
          <table:table-cell table:style-name="ce0" office:value-type="string">
            <text:p>Aren't there any... toilets nearb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、ずっと我慢してて・・・そろそろ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um, I’ve been very desperate for quite a while… pretty soon, I…
</text:p>
          </table:table-cell>
          <table:table-cell table:style-name="ce0" office:value-type="string">
            <text:p>Ah, um, I've been really desperate for quite
a while... pretty soon, I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うだよね。</text:p>
          </table:table-cell>
          <table:table-cell table:style-name="ce0" office:value-type="string">
            <text:p>Outdoor pee (wet)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guess you’re right.
</text:p>
          </table:table-cell>
          <table:table-cell table:style-name="ce0" office:value-type="string">
            <text:p>I, I guess you're right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してると、また恥ずかしいことになっちゃい
そうだし・・・</text:p>
          </table:table-cell>
          <table:table-cell table:style-name="ce0" office:value-type="string">
            <text:p>Outdoor pee (wet)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there’s no other way, it’s better than embarrassing myself again…
</text:p>
          </table:table-cell>
          <table:table-cell table:style-name="ce0" office:value-type="string">
            <text:p>If there's no other way, it's better than
embarrassing myself agai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や、やだよ・・・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h? N-No way…!
</text:p>
          </table:table-cell>
          <table:table-cell table:style-name="ce0" office:value-type="string">
            <text:p>Huh? N-No wa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ヘンなこと言わないでよ・・・！</text:p>
          </table:table-cell>
          <table:table-cell table:style-name="ce0" office:value-type="string">
            <text:p>Outdoor pee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’t make weird suggestions…!
</text:p>
          </table:table-cell>
          <table:table-cell table:style-name="ce0" office:value-type="string">
            <text:p>Don't say weird stuff like tha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、匂うよね・・・？　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es it smell…? I’m sorry…
</text:p>
          </table:table-cell>
          <table:table-cell table:style-name="ce0" office:value-type="string">
            <text:p>D-Does it smell...? I'm sorr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う・・・またおトイレ行きたくなっちゃった・・・）</text:p>
          </table:table-cell>
          <table:table-cell table:style-name="ce0" office:value-type="string">
            <text:p>Chat –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Ooh… I feel like I have to pee again…)
</text:p>
          </table:table-cell>
          <table:table-cell table:style-name="ce0" office:value-type="string">
            <text:p>(Uuh... I already feel like I have to pee
again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ちょっと催してきちゃったんだけど・・・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’ve been… holding it in for a little while now…
</text:p>
          </table:table-cell>
          <table:table-cell table:style-name="ce0" office:value-type="string">
            <text:p>I've been... holding it in for a little while
now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う、ううん。　別に何でも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Oh, it’s nothing to worry about…
</text:p>
          </table:table-cell>
          <table:table-cell table:style-name="ce0" office:value-type="string">
            <text:p>Eh? Oh, n-no. It's nothing to worry abo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西部か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Westland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最初は中央部で森、洞窟、山なんかを越えて
来たけど、次は西部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overcome forests, caves and mountains
to get this far. Next up is the Westland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かなかの冒険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is quite the adventu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ル湖の西にある地下道を抜ける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have to take the tunnel west of Lake
Oshiru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、“ヒャム地下道”だっけ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was it, “Hyamu Tunnel”, or somethin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で力を合わせて、一気に抜けちゃお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do our best to make it through altogeth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早く早く！！　お城だよ、お城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'mon, Reguma-kun, c'mon!! We're going to
the castle, hurry up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ねえ、私の髪の毛、乱れてない？
服装もヘンじゃないよね？　大丈夫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Hey, my hair isn't messy, right? My clothes
don't look weird, do they? Do I look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シャルシャルさんを家まで送ろうよ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or the time being, we have to see Sharu home safely.
</text:p>
          </table:table-cell>
          <table:table-cell table:style-name="ce0" office:value-type="string">
            <text:p>For the time being, we have to see
Sharusharu-san home safely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・・・行きたいなあ！　行きたいなあ！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 castle… I wanna go! I wanna go!
</text:p>
          </table:table-cell>
          <table:table-cell table:style-name="ce0" office:value-type="string">
            <text:p>The castle... I wanna go! I wanna go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しっこ・・・おしっこっ・・・おしっこ・・・っ！！）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Pee… pee… peeeeeeee!!)
</text:p>
          </table:table-cell>
          <table:table-cell table:style-name="ce0" office:value-type="string">
            <text:p>(Pee... pee... pee...!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、もうダメっ、これ以上我慢できないぃっ！）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’m done for, I can’t stand it anymore!)
</text:p>
          </table:table-cell>
          <table:table-cell table:style-name="ce0" office:value-type="string">
            <text:p>(I-I'm done for, I can't stand it anymore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、その辺で・・・してくるっ！　待ってて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-Y-Yeah, over there… should do! Just wait for me!
</text:p>
          </table:table-cell>
          <table:table-cell table:style-name="ce0" office:value-type="string">
            <text:p>Y-Y-Yeah, over there... should do! Wait her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、ど、どうしよ・・・！　こんな時におトイレ
・・・我慢できないよぉ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-W-What should I do…!? I need the toilet… I can’t hold it…!)
</text:p>
          </table:table-cell>
          <table:table-cell table:style-name="ce0" office:value-type="string">
            <text:p>(W-W-What should I do...?! I need the toilet...
and at the worst possible time, too...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あ・・・もれそう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ah… I’m leaking…!)
</text:p>
          </table:table-cell>
          <table:table-cell table:style-name="ce0" office:value-type="string">
            <text:p>(Aah... I'm gonna leak...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ね！　ちょっと、その・・・行ってくる
から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… I’ll be right back! 
</text:p>
          </table:table-cell>
          <table:table-cell table:style-name="ce0" office:value-type="string">
            <text:p>S-Sorry! I... I'll be back in no tim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グマくん、あのね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, um, hey…
</text:p>
          </table:table-cell>
          <table:table-cell table:style-name="ce0" office:value-type="string">
            <text:p>R-Reguma-kun, um, he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ちろんシャルシャルさんを見つけながらで
いいんだけど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aturally, looking for Sharu right now is really important, I know, but…
</text:p>
          </table:table-cell>
          <table:table-cell table:style-name="ce0" office:value-type="string">
            <text:p>Of course, it's important we find
Sharusharu-san as soon as possible, b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があったら、ちょっとだけ待って
もらってもいい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we do come across a bathroom, it’s okay if I need to stop in there real quick, right…?
</text:p>
          </table:table-cell>
          <table:table-cell table:style-name="ce0" office:value-type="string">
            <text:p>If we do come across a bathroom, it's okay if
I need to stop in there real quick, righ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うしようかな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-What should I do… 
</text:p>
          </table:table-cell>
          <table:table-cell table:style-name="ce0" office:value-type="string">
            <text:p>Wh-What should I do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失敗しないように済ませちゃったほうが
いいかな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would be better to get it over with instead of making the same mistake, huh…?</text:p>
          </table:table-cell>
          <table:table-cell table:style-name="ce0" office:value-type="string">
            <text:p>I, I guess it would be better to get it over
with than to have another acciden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うん。　わかった・・・</text:p>
          </table:table-cell>
          <table:table-cell table:style-name="ce0" office:value-type="string">
            <text:p>Outdoor pee (wet) - L5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kay. I understand… 
</text:p>
          </table:table-cell>
          <table:table-cell table:style-name="ce0" office:value-type="string">
            <text:p>O-Okay. Got i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っ、それはちょっと・・・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at’s a little…! 
</text:p>
          </table:table-cell>
          <table:table-cell table:style-name="ce0" office:value-type="string">
            <text:p>D-Don't say tha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おトイレでしないとダメだよ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 would be bad to do it anywhere besides a toilet…! 
</text:p>
          </table:table-cell>
          <table:table-cell table:style-name="ce0" office:value-type="string">
            <text:p>I'm a grown-up, I can't just not use a toile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早く着替えたい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, I want to hurry up and change my clothes… 
</text:p>
          </table:table-cell>
          <table:table-cell table:style-name="ce0" office:value-type="string">
            <text:p>Reguma-kun, I wanna change out of these
clothes alread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に・・・またおトイレ行きたくなっちゃった
んだ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nd I… also need to use the toilet again… 
</text:p>
          </table:table-cell>
          <table:table-cell table:style-name="ce0" office:value-type="string">
            <text:p>A-And also... I need to use the toilet agai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シャルシャルさん・・・どこぉ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aru… where are you?
</text:p>
          </table:table-cell>
          <table:table-cell table:style-name="ce0" office:value-type="string">
            <text:p>Sharusharu-san... where are you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かなか見つからないね・・・（そわそわ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seems like we’re really having a hard time finding her (*squirm*)
</text:p>
          </table:table-cell>
          <table:table-cell table:style-name="ce0" office:value-type="string">
            <text:p>Sh-She's nowhere to be found... *squirm*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だ・・・早く着替えないと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 no… I have to change out of these quickly…
</text:p>
          </table:table-cell>
          <table:table-cell table:style-name="ce0" office:value-type="string">
            <text:p>Ugh... I have to change out of these, quickl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シャルシャルさん、どこにいるのかな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aru, just where are you anyway?
</text:p>
          </table:table-cell>
          <table:table-cell table:style-name="ce0" office:value-type="string">
            <text:p>Just where is Sharusharu-san, anywa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急がなきゃ・・・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-We should hurry…!
</text:p>
          </table:table-cell>
          <table:table-cell table:style-name="ce0" office:value-type="string">
            <text:p>W-We should hurr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建物のどこかに、シャルシャルさんが
捕まってるんだよね。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mewhere in this building, Sharu is being held captive.
</text:p>
          </table:table-cell>
          <table:table-cell table:style-name="ce0" office:value-type="string">
            <text:p>Somewhere in this building, Sharusharu-san
is being held captiv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見つけて、助けてあげなくちゃ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e gotta hurry, gotta find her, gotta save her!
</text:p>
          </table:table-cell>
          <table:table-cell table:style-name="ce0" office:value-type="string">
            <text:p>We gotta find her so we can save her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・・・っ、だめ・・・っ！　もう・・・限界ぃ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C... Can't! It's... more than I...! 
</text:p>
          </table:table-cell>
          <table:table-cell table:style-name="ce0" office:value-type="string">
            <text:p>I... I can't...! It's more than... I can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し、したい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 right now!! 
</text:p>
          </table:table-cell>
          <table:table-cell table:style-name="ce0" office:value-type="string">
            <text:p>I need... I need the toile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っ、もうヤバ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h, it's really bad now...! 
</text:p>
          </table:table-cell>
          <table:table-cell table:style-name="ce0" office:value-type="string">
            <text:p>Ahh, it's getting really ba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いそうなんだけど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going to leak out...! 
</text:p>
          </table:table-cell>
          <table:table-cell table:style-name="ce0" office:value-type="string">
            <text:p>I-It's going to leak out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わ、悪いんだけど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, I-It might be a bad time, but, um... 
</text:p>
          </table:table-cell>
          <table:table-cell table:style-name="ce0" office:value-type="string">
            <text:p>Reguma-kun, s-sorry to ask, but... um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から、ちょっと寄ってもらっても
いいかな・・・っ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, can we go to a bathroom please? 
</text:p>
          </table:table-cell>
          <table:table-cell table:style-name="ce0" office:value-type="string">
            <text:p>I need to use the toilet, so can we please
take a rest stop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ー・・・どうしよう、おトイレ行きたいけど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... What should I do? I have to go to the bathroom...) 
</text:p>
          </table:table-cell>
          <table:table-cell table:style-name="ce0" office:value-type="string">
            <text:p>(Ah... What should I do? I have to go to the
bathroom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、もうちょっとだけ我慢しよ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H-Hang in there a little longer...) 
</text:p>
          </table:table-cell>
          <table:table-cell table:style-name="ce0" office:value-type="string">
            <text:p>(H-Hang in there a little longer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、恥ずかしいよ・・・こんなの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gh, this is so embarrassing... 
</text:p>
          </table:table-cell>
          <table:table-cell table:style-name="ce0" office:value-type="string">
            <text:p>Ugh, this is so embarrassing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ぴりおトイレ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have to pee but just a tiny bit...) 
</text:p>
          </table:table-cell>
          <table:table-cell table:style-name="ce0" office:value-type="string">
            <text:p>(I have to pee, just a tiny bit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だぜんぜん我慢できるけど、どうしよう。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For now I'm sure I can still hold it, what should I do?) 
</text:p>
          </table:table-cell>
          <table:table-cell table:style-name="ce0" office:value-type="string">
            <text:p>(For now I'm sure I can still hold it, but what
am I gonna do?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に捕まってるシャルシャルさんを
助けに行こ！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et's go save Sharusharu from the bandit gang! 
</text:p>
          </table:table-cell>
          <table:table-cell table:style-name="ce0" office:value-type="string">
            <text:p>Let's go take Sharusharu back from the bandit
gang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、なんかできそうな気がしてきた！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that's kind of how I'm feeling! 
</text:p>
          </table:table-cell>
          <table:table-cell table:style-name="ce0" office:value-type="string">
            <text:p>Yeah, that's kind of how I'm feeling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森の奥には、お城の兵士たちでも敵わない
強～い盗賊団がいるかもしれないんだよね・・・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 think that the castle soldiers are no match for the bandit gang hiding deep in this forest..
</text:p>
          </table:table-cell>
          <table:table-cell table:style-name="ce0" office:value-type="string">
            <text:p>Just thinking about a super-strong bandit
gang that even the castle soldiers are no
match for, hiding deep in this fores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緊張してきちゃった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might be starting to lose my nerve... 
</text:p>
          </table:table-cell>
          <table:table-cell table:style-name="ce0" office:value-type="string">
            <text:p>I might be starting to lose my nerv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“北の森の奥”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“In the back of the forest to the north”, huh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のことかな・・・？</text:p>
          </table:table-cell>
          <table:table-cell table:style-name="ce0"/>
          <table:table-cell table:style-name="ce0"/>
          <table:table-cell table:style-name="ce0" office:value-type="string">
            <text:p>I wonder what's going on ther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シャルシャルさんと同級生の子って、
オシル湖で誘拐された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both Sharusharu-san and the girl from
our class were kidnapped at Lake Oshiru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ル湖のどこかで、同級生の手掛かり
みたいなモノって見つからない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if we can find any clues about
that classmate at the lak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ユーリャ教会で加護の儀式を受け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to St. Yuria's to receive the
Blessing Ritual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儀式ってどんなのかな？
なんかこう、ぶおおおおんっ！　ていうのを
期待しちゃう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ritual's like? I'm thinking
it'll be all like, Bwhooooo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加護の儀式よりも、先にシャルシャルっていう
人へのお届け物を済ませ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efore we go to the ceremony, don't we have to
deliver this parcel to that Sharusharu pers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城下町って広いから、探すの大変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town is huge, so finding her is gonna
be tough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っ、ぅうっ！　もぉ・・・限界だよぉ・・・っ！</text:p>
          </table:table-cell>
          <table:table-cell table:style-name="ce0" office:value-type="string">
            <text:p>Chat - L7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... uuuh! I... can't hold it anymo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、しょうがないよねっ！　生理現象なんだしっ！</text:p>
          </table:table-cell>
          <table:table-cell table:style-name="ce0" office:value-type="string">
            <text:p>Outdoor pee - L7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ere's no other way! It's a natural
phenomenon, and a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グマくん・・・！　わたし、もう・・・
おトイレ行かないとダメなんだけど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...! At this point... I have to
go to the toilet right now, or els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・・・や、やっぱりそれしか・・・ない・・・よね。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huh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じゃあ・・・っ、その・・・してくるから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ight... um... I'll be right back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・・・や、やっぱりそれしか・・・ない・・・よね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ね・・・おトイレ行きたいんだけど・・・。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... so, I need to go to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っこう我慢してるから、その・・・早め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held it quite a lot, so uh... quick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・・・ま、また失敗しちゃうのはやだし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I don't wanna have another
accident, and al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しよっかな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uess I'll g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行って来るから、待っててね・・・</text:p>
          </table:table-cell>
          <table:table-cell table:style-name="ce0" office:value-type="string">
            <text:p>Outdoor pee (wet)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be right back, so wait here, okay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ね・・・おトイレ行きたいんだけど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, um... I want to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いや！　おトイレでもないとこで、
そんな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, no, no! Not in a place where there's
no toile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し、したいのはやまやまだけど・・・ちょっとムリ
だよ・・・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 really want to, but... I don't think I
could do tha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早く着替えたいし・・・おトイレ休憩も
欲しいよぉ・・・）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wanna get changed, and... take a
toilet break, too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、そろそろ・・・おトイレ休憩が欲しいところ
なんだけど・・・）</text:p>
          </table:table-cell>
          <table:table-cell table:style-name="ce0" office:value-type="string">
            <text:p>Cha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'm... gonna need a toilet break pretty
soon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は・・・や、やっちゃったよ・・・
ごめんね、恥ずかしいカッコで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ha... I-I had an accident... Sorry you had
to see me in this embarrassing stat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くにおトイレ・・・無いかな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 are no toilets nearby... righ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ロッコ乗れなかったのは、まあ残念だ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kind of a shame that we couldn't take the
rail car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山の散策も楽しいから、まいっ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ut, a stroll through the mountains is fun too,
so it's all goo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加護の儀式って、どんなのかな？
楽しみだ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blessing ritual is gonna be
like? I can't wait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マハイ山でトロッコに乗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take the rail cars over Mt. Mahai,
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ロッコってどんなのかな？　わたし生まれて
初めて乗るんだよ～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y're like? It'll be my first
time ever taking a rail car～!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・・・でちゃうよぉ・・・っ！！</text:p>
          </table:table-cell>
          <table:table-cell table:style-name="ce0" office:value-type="string">
            <text:p>Cha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t again... I'm gonna pee myself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ぐ済ませて来るからっ！　ぅう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ll do it and come straight back! Uu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う・・・っ！　でちゃう・・・っ！　あぁ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onna pee...! Gonna pee...! Aaa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・・・お、おトイレ行きた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... I, I wanna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、そろそろ限界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about at my limit,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くらなんでも・・・ここじゃ・・・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matter how bad it is... I couldn'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で、でも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h... b-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っ、く・・・っ！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ku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内緒だからね・・・っ！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-Keep this a secr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・・・お、おトイレ行かせて・・・っ</text:p>
          </table:table-cell>
          <table:table-cell table:style-name="ce0" office:value-type="string">
            <text:p>Chat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... l-let me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で、でも・・・うぅ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B-But... oo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分かった・・・ちゃんと見張っててね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e... stand guard, would you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急いでるのは分かってるんだけど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ize we have to hurry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・・・わたし、さっきからおトイレ行きたくて
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... I've actually wanted to go to the
bathroom for a while now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っ、そんなの・・・できないよ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 do... something like tha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のえっち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you perv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あのね・・・</text:p>
          </table:table-cell>
          <table:table-cell table:style-name="ce0" office:value-type="string">
            <text:p>Chat (wet)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... he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行きたいんだけど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I... I'd like to visit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hh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に行ってる時間なんて・・・
無いよね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don't have... time to go to the bathroom,
do I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年になってお漏らしなんて・・・
情けないよ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-To wet myself at my age...
I'm so pathetic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時間があったらおトイレに寄りたいかも・・・）</text:p>
          </table:table-cell>
          <table:table-cell table:style-name="ce0" office:value-type="string">
            <text:p>Cha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might wanna stop by the bathroom, if we
have tim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お母さんのところに熱さまシードを持って
いって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need to take the Mediseed to that girl's
Mom, ASAP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ダーブ洞窟のどっかに、解熱作用がある
【熱さまシード】があ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's a fever medicine called a “Mediseed”
somewhere in Dābu Cavern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みつけて、お母さんのところに持っていって
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and find one quick, so we can bring
it to the sick girl's M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うん・・・っ、分かった・・・！　ちょっと
してくるから、み、見張っててねっ！！</text:p>
          </table:table-cell>
          <table:table-cell table:style-name="ce0" office:value-type="string">
            <text:p>Outdoor pee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... yeah... fine...! I'll go quick, so k-keep a 
look out, okay?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ぅ・・・っ！　も・・・もぉ・・・ぁうっ！
もれちゃう・・・っ！！　もれちゃうぅ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gh...! N... no... agh! It's gonna come out...!!
It's all gonna come ooou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おトイレ行きたいの・・・っ！
ねえってば・・・っ！</text:p>
          </table:table-cell>
          <table:table-cell table:style-name="ce0" office:value-type="string">
            <text:p>?</text:p>
          </table:table-cell>
          <table:table-cell table:style-name="ce0"/>
          <table:table-cell table:style-name="ce0" office:value-type="string">
            <text:p>I'm begging you, I need to go to the toilet...!
Hey, seriousl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っ！？　こ、ここで・・・っ！？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Eh?! R-Right here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と、でも・・・そ、そんなの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but... th-that would b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っ！　（考えたら・・・急に・・・っ！）</text:p>
          </table:table-cell>
          <table:table-cell table:style-name="ce0" office:value-type="string">
            <text:p>Outdoor pee (wet)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gotta go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じゃあ・・・ちょっと・・・し、してくるね・・・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n that case... just a sec... I-I'll be back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っ、お、おトイレ行きたいのっ！
わたし・・・っ、もぅ・・・我慢が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C'mon, I-I wanna go to the toilet! I just
can't... hold it in... any mo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っ！　（考えたら・・・もう・・・っ！）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I can't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、あの・・・お、おトイレ行きたく
なっちゃったんだけど・・・</text:p>
          </table:table-cell>
          <table:table-cell table:style-name="ce0" office:value-type="string">
            <text:p>Cha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umm... I-I'm starting to need to go to
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ここで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—, right here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こまで切羽つまってないよぉっ！
もう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not that bad, okay?! Geez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より、おトイレに行かせてよ・・・っ！</text:p>
          </table:table-cell>
          <table:table-cell table:style-name="ce0" office:value-type="string">
            <text:p>Outdoor pee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way, just let me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あのね・・・もし時間あったらで
いいんだけど・・・</text:p>
          </table:table-cell>
          <table:table-cell table:style-name="ce0" office:value-type="string">
            <text:p>Chat - L4 A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hey... maybe if we have time,
and it's okay with you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ちょっと、おトイレに寄りたいな・・・</text:p>
          </table:table-cell>
          <table:table-cell table:style-name="ce0" office:value-type="string">
            <text:p>Chat - L4 B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at is... I kinda wanna stop by a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・・・ぐすっ・・・ご・・・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h.. *sob*... s... 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町のどこかに、地図を持った同級生が
いるかもしれない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ne of our classmates might be somewhere in
the port town, and they have a map to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急げば見つかる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still find them if we hurr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、でも・・・ちょっとおトイレ行きたいな・・・）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, but... I kinda wanna go to the toile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・・・ドノ村の南にある森を東へ抜けるん
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think... we were meant go to the forest south
of Dono village, and take the exit to the ea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港町ザザーブへ行って同級生を見つけ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to Zazābu Port Town and find our
classmat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い、やばいっ、やばぃぃっ、だめ、も、もう
限界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っ、た、助けて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出ちゃううぅっ！！　も、もれちゃうぅ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あの！　きゅ、休憩しないのっ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、休憩って言うか、その、ト・・・トイレ・・・
行かせてほしいんだけど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・・・そうじゃなくて・・・トイレだってば
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か、こういう所で言うのもアレなん
だけど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トイレに・・・行きたいんだけど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聞こえなかったことにしてあげるから
二度とそういうの言わないでよ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水持ってないの・・・？　のど渇いたんだけど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、違うの・・・！　本当は我慢できたはずなの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、その・・・じ、事故なんだも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、まだ先へ進むつもりなのかしら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今さらトイレ行きたいとか
　言い出しづらいわ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そろそろアレね。　みんな疲れて
きたと思うし、休憩とかあってもいいん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平気だけど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残る敵は、ついに赤カラットのみね。
やっとここまで来た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相手も全力で来るはず。　こっちも最大限の
力で応戦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小さな水晶みたいな玉で、時空のひずみ
を安定させることができる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たいどういう原理なのかしら？
聞いたところで理解できないだろう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オンマテル、ちゃんと6個集まった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、早く城の姫様のところに戻りましょう。
たくさん汗かいちゃった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オンマテルは、全部で6個集めれば
いいの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逆に言えば、たった6個で時空やスターシップを
動かせるなんて、すごい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はどこへ行っても気温が高いから、
飲料水は多めに用意しないといけな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金は足りるかし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、だめ・・・っ、も、もう我慢でき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もらししちゃう・・・っ、もうだめぇ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っ、わ、忘れ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！　あたしちょっと、その、ト、トイレ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我慢が・・・あの・・・できないかも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、ふざけてないでトイレ行かせてよ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念のために言っておくけど、あたし、もう
けっこうな時間トイレ行ってないの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・・・つまり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、そういうことを言ってるんじゃないの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ばか！　ばかばか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っち見ないでよっ！！　ばか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早乙女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さ、その・・・（ごにょごにょ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ょろきょ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があったら、さりげなく行こうと思ってた
　けど・・・ちょっと言い出しづらいわ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魔界の植物、ユリネクスって言った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アンモニアなんか栄養にしてるのよ！
もっと他の成分を主食にしなさいよね！　も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峰の頂上付近に強力な魔力反応・・・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達が到着するまで、そのままそこにいて
くれればい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魔力探知装置の完成に必要な材料が
そろったわけだ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見つけ出したカラット達を倒せるかどうかは、
あたし達の戦力次第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あぁ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やっぱりゼリーちゃんはかわいいわね～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たして、魔物でもゼリーちゃんの魔性に
引き込まれるのか・・・見もの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食いついてくるようなら、いよいよ恐ろしい
存在ね、ゼリーちゃ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！　レリグ・イアスを追いかけるわ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追いかけたくないけど！　蛾だし！　どう見ても
蛾だし！！　追いかけたくないけど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と目を合わせたら最後、また
あの魔性に引き込まれることにな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は理性を保てる自信が無い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絶対ボス来ると思ったんだけど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戦わなくて済むなら、それに越したことは
ないけど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さと榴鉱石を見つけて持ち帰り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、でも、石ってことはすごく重い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とりあえず見つけてから考えましょ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、敵の動きを察知できれば便利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は、相手を倒せるだけの力を付けるのみ、
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ぉ・・・げんかぃっ、だめ・・・でちゃう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・・・げ、限・・・界ぃ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・・・でちゃ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、どうしよう・・・もう、トイレ・・・我慢できない
　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、早くしないと・・・も、もれちゃう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って！　こんなところで・・・で、できない
わよ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かトイレ無いの・・・？（きょろきょろ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あの・・・つらいんだけど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ねえ！　デリカシーってのを
もっと学びなさいよ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y, you! Have you ever heard of a little thing
called “delicacy”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少し時間があれば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トイレに間に合ったんだか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いような、そ、そんな気がするん
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とトイレ行きたくなってきたけど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の段階で言うのは、早いかし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瘴魔状態になった盗賊団長のプリエラと
戦った時、これはもう、ヒトのなれの果てじゃ
ないかって思った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状態で理性を保ったまま行動できるとか、
いったいどういう心境なのかしら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騎士団長さんの怪我、大したことなさそうで
安心した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世界の人たちが安全になるまで、
あたし達が頑張らないと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ミララとかいう子、かなりきわどい
ビジュアルだった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て言うか、攻撃の時に大事な部分がモロに
　見えてたよう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南部は全体的に暑いから、水分だけは
しっかり確保しておかないと大変なことに
なるわ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と言って、あんまり一気に飲ませない
でよね。
それはそれで、あとが大変なんだ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敏感の呪いとか、また厄介な事してくれたわね、
青カラッ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で、くすぐり地獄の刑にしてやろうかし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熾天少女にしか見えないイン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れを使えば、秘密の交換日記とかできちゃう
　わね。　やってみたい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って、こんな時に何考えてんのよ、あたし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か最近、誘拐騒ぎが多い気がする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、大丈夫かしら？　早く助けて
あげない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鱗を拾ったら、シャルシャルさんの家に行って
み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頃、騎士団長さんとルミィさんが紅茶の
茶葉を分けてもらってると思う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一行も、ずいぶんにぎやかになってきた
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も戦闘で役に立つみたいだし、何より
だ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、宇宙人の娘はこのままあたし達に
付いてくることになったの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あの何とかバイザーは役に立つみたい
だし、いいんじゃない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・・・もうだめ・・・っ、おしっこ・・・もれちゃう
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it's too late... I'm going to... pee
myself... nh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できなぃっ、もれちゃうっ！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hold it, it's going to come out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、ああ、限・・・界、ぃ、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ah, no... no m-mo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あ、あたし・・・ずっと我慢してる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I-I'm... really desperat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・・・ト、トイレ行かせ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et me go to the toilet... anytime soo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、今回だけだからねっ！！/////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J-J-Just this once, got it?!!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はトイレに行きたいって言ってるの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'm saying I want to go to the toile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の話、聞きなさいよ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ay attention to people when they talk!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その・・・早乙女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hh, umm... Saoto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、そろそろトイレとか行っておきたい
頃合いじゃないかし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uys? Don't you think this would be a good
time to stop by a restroom, or somethin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は、べつに・・・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つに・・・（もじもじ・・・っ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t particularly... (fidget, fidget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歳になって、お・・・おもらしなんて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 w-wet myself... at my ag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笑えばいいじゃないっ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... go on, laug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・・・そわそわ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Rustle, rustle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け、けっこう溜まってきてる・・・トイレ行きたい
　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'm getting quite full... I want to go to the
bathroom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進む時は進む。　休む時は休む。
行動にはメリハリが大事ね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's a time to move forward, and a time to
rest. Balance is important, don't you think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が言いたいのは・・・そ、それだけよ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's... a-all I wanted to sa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う見ても目の前にあるのに、触れないと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こう、不気味というか・・・すごく
不思議な感じ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消えちゃった子供、きっとオンドレラ邸の
どこかにいるんだ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捜し出してあげなきゃ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宇宙人の子、いつまで付きまとって
くるつもりかしら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、家へ帰れないってのは可哀そうだ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達の1年分の記憶が掛かってるし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のうちに念のため言っておく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、女湯をのぞいたりしたら・・・どうなるか
分かってるんでしょ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の湧き出しを止めちゃう魔物って、いったい
どんなヤツな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ネバネバした塊とか飛ばしてきたら、イヤ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温泉に入れるとは思ってなかったから、
入浴セットとか持って来なかった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現地に備え付けとかあるとい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へ行くんでしょ？　まずは港町ザザーブへ
向かい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が笑顔なの、そんなに
珍しいの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が実は魔力の研究をしていたってこと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力を強化する研究ってのは、全部ウソだった
の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達、この状態でカラット達に勝てるの
かし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、暗いからってヘンなこと考えないでよ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より、ほら！　館長を追って早く地上を
目指すの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問題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誰が“する”のか・・・よ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さん、そそっかしいところ直ってなかった
の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にかく、彼女の身が危ないなら急ぎ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本当にっ、げ、限界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ああぁ、だめだめ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うっ、げ、限界なんだからぁ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っ！　お願い、離れてて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我慢・・・トイレ・・・ぁあ、もう、はやく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みんなには絶対に・・・内緒なんだか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でしろって言うのよ・・・っ！　ばか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辺にトイレ・・・なかったっけ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行っておきた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冗談言ってないでトイレ行かせなさいよ、も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、我慢したのに・・・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限界だったのよ・・・ほんと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さ・・・最後に休憩したのって、けっこう
前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から、そろそろいいと思う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行きたくなってき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次に見つけたら、寄らなくちゃ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・・・別に、だからどうってワケじゃな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の周りって、なんでこう、女の子ばっか
集まってくるのかし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し・・・上に登る手段がなかったら、
ど、どうす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、べ、別にビビってるわけじゃないわ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っ・・・汗で服が肌にくっついちゃ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ちょっ！　な、な、なに見てんのよ！！
ヘンタイ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アイス食べた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きれば雪見のやつ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ろんな地域の人々があたし達を手助けして
くれるから、本当に助かる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の人たちも協力的だったら
い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研究の成果が当分先になりそうなのは
残念だけど、熾天少女の伝承について
新たな発見があったのはいい情報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ユーリャ教会の地下にある図書室へ向かい
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の連中って、みんなああいう風に
身勝手な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疲れる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ったく厄介なのに目を付けられた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様子じゃ、またきっとどこかで襲って
来るわ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っ、トイレ行きたい・・・っ！　おしっこで
　おなかパンパンなのに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のままじゃ・・・このままじゃ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ぅ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んだか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、べつに切羽詰まってないしっ！！
まだぜんぜん我慢できるし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口、どこなのよ・・・っ！　も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ういうのが簡単にできたら、
苦労しないっての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参ったわね・・・トイレ行きたいのに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こじゃ、我慢するしかない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つまでもこんな所にいるわけにも
いかない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るだけ急いで抜け出しま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罠に引っ掛かるなんて、もう！
悔しいわ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脱出したらフルボッコの指示よろし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Dr.FLASHの話だと、最初に戦ったとしひこが
一番強い四天王だったみた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調子で、残りの2体もうまく単体で
相手にできれば、苦労しないん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がメンバーに加わってから、5人目の
熾天少女とは遭遇しな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っちに飛ばされた同級生は、やっぱりこれで
全員な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仮に、熾力を増幅しつつ、それを制御できる
薬が開発されたとし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を戦闘の度に飲まなきゃならないの
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量で効果を発揮する薬ならともかく、
毎回ペットボトル1本とか飲む必要があったら
・・・いろいろキツい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、だめっ！　もももう、限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も、もれ・・る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もうやばいの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やくトイレ・・・行かせてよ・・・っ、ね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・・・っ、し、し、仕方ないんだからねっ！！</text:p>
          </table:table-cell>
          <table:table-cell table:style-name="ce0"/>
          <table:table-cell table:style-name="ce0" office:value-type="string">
            <text:p>Outdoor pee (wet) - L6</text:p>
          </table:table-cell>
          <table:table-cell table:style-name="ce0" office:value-type="string">
            <text:p>Kh... f-f-fine, i-if I have no other choic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こと言ったって、こ、ここじゃ・・・だめ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・・・トイレに行きたいんだけど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に無いの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何バカなこと言ってんのよ！　蹴るわ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イヤ・・・お願いだからこっち見ないで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・・・けっこう長い時間歩いてるし、そろそろ
休憩を挟んでもいいんじゃ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つにあたしは平気だけど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ころで、みんなトイレは大丈夫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何よ・・・念のため聞いただけじゃな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は四天王が一人でやって来たから
勝てたけど、他の四天王と一緒に複数で
来てたら、確実に詰んでた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後も一人ずつ相手してくれると助かるん
だけど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接客って、経験とセンスがないと難しいと
思うの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たことないけど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炭鉱の脅威は去ったわけ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村長、大喜びするわ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ずっと封鎖されてた炭鉱って、壁がもろくなって
崩れたりしない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つにフラグじゃないから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村長さん、笑顔だった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期待に応えられるよう、頑張り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ってさ、たまに良いこと言うわ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ズルいって言うか・・・な、なんでもない
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、幽霊船でかなり怖い思いをしたみたい
だから、二度とあんな目に遭わせたくな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あたしは大丈夫だってば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あぁっ、さ、さすがに・・・も、もうだめ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うっ、で、でちゃうよ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あうっ！！　ま、まだ出ないで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くぅっ、や、やば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・・・お、おしっこできるとこ見つけないと
　・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・・・そんな、簡単に言わないでよっ！ばか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っ、ど、どうやったらこの船を抜けられ
るのかし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女の子は・・・いろいろ大変なんだか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ょ、冗談でしょ・・・！　なんでこんな所で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はノーカンだもん！　こんな状況じゃ
しょうがないも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・・・トイレどうしよう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のままずっと我慢してないとダメ・・・
　かな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ところで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ういう状況じゃ水分取るの控えたほうが
いいかもね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からどんな敵が襲ってくるか
分からない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十分注意し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言っておくけど、別にあたし普段騒いで
なんてないからね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学者さんって言うから、けっこう高齢の人だと
思ってた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あんなに若くて奇麗な人だった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部の人たちにしか知られてないってことは、
研究員もすごく少ないんでしょう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に少数精鋭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本当に天の使いにょち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か、噛んでないわ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っと早めにトイレ行かないとだめ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に勝つためには、やっぱり
少しずつ精進するしかないの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るからには、しっかりやるわ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っ、もうだめ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 can't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っ、もれ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w... wet myself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、あ、は、はやく・・・しないと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h-hurry... or else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早乙女っ！！　ねえ、トイレ・・・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-Saotome!! Hey, I need to go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もう我慢できないの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really wait anymore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・・・こんなとこじゃムリよ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 way... not on your life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トイレ寄ってほしいんだけど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about time we stopped by a bathroom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にだって、我慢の限界があるんだから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es, even I have my limits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あんたねえ！！　なんでそんなに
デリカシー無いのよ！！　ばか！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—Unbelievable!! How can one person be so
tactless?!! Dumm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っ！！　あんたって本当サイテーね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h!! You really are lousy, aren't you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と、トイレ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b-bath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ちょっと休憩しない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can we take a short break?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疲れたわけじゃない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really that tired, or anything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もうっ、察しなさいよ・・・！！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Goodness me, would you show some
consideration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たが全然トイレ行かせてくれない
から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is your fault for not letting me go to
the 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・・・行きたくなってきたわ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d rather like to... go to the toilet, now...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少ししたら寄ってもらおうかしら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Maybe we'll get to take a rest stop soon...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、煉絶の姫君があんなに小さな
子供だったなんて思わなかった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油断しちゃだめよね。　相手は魔族
なんだし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、カラットって名乗ったっけ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I remember rightly, didn't she call herself
Cara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まだああいう強い魔物をいっぱい持ってる
のかし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e might have lots more powerful demon
allies where that came fr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のアジトって、侵入者迎撃用のトラップとか
ありそうよ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enemy's secret lair must have an
assortment of fiendish traps lying in wa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べ、べ別にビビってなんかないしっ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-I'm not scared, or anything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これからあたし達が乗り込むのは
かつて世界を危機に陥れた魔族の拠点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, what we're about to step into is
the former base of the demons who want to
reign over the worl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準備はしっかり整えてお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make absolutely sure we're ready before
we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あたし達の目的は調査だし、煉絶の姫君
ってのがどれほど強いか分からないし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be fair, our job was only to conduct an
investigation. On top of that, we have no idea
how powerful the Duchess of Hellfire really i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ヘタに戦闘になっちゃっても危険かもしれな
かったし、一時撤退はいい判断だったと思う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might be too risky to carelessly challenge
her, so I think retreating is the best choic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。　はむこが、その・・・やっちゃったのは
本当に仕方がなかったんだか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. What, erm... happened with Hamuko
really isn't her faul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だから、忘れてあげて・・・ね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going to ask you to please forget it...
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救助も無事に成功したし、能力の解放もうまく
いったみたいだし、順調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t only did we manage to complete our rescue
mission, but we even unleashed our hidden
talents. Things are looking up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雪原調査はきっと危険よ。気を引き締めて
い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being said, the snowfields are sure to be
treacherous. We should brace ourselve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極寒の洞窟で遭難だなんて、一刻の猶予も
無いじゃない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re's someone stranded inside that
extremely cold cave. We don't have a moment
to wast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急ぐわよ、早乙女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hurry, Saotom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ぁあ・・・ト、トイレ・・・行きたい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h... I-I want to... go to the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・・・が、我慢できないの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... h-hold it anymo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っ、す、すぐ戻る・・・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sorry, I, I'll be right back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・・・っ！　ト、トイレ・・・まだなの？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! C-Can we... visit the toilets ye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しないと・・・やばそうなんだけど・・・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we don't hurry... it'll be really ba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っ、も、もう駄目・・・！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... It-It's no good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よ！！　ちゃんとトイレに行きたいの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! way!! I want to use a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ちょっと・・・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 to m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い加減トイレ行かせなさいよ・・・！
け、けっこう・・・その・・・我慢してるから・・・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et on with it and let me use the bathroom...!
I'm r-really... you know... holding 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またトイレ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at now... I need to go to the toilet again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早乙女・・・その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Saotome... s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少しトイレに行きたいから・・・そのうち寄って
くれる・・・？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sort of need to use the bathroom... can we
swing by the toilets sometime soon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ばか！　今はこっち見ないでよっ！！</text:p>
          </table:table-cell>
          <table:table-cell table:style-name="ce0" office:value-type="string">
            <text:p>Chat – L3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diot! Don't look at me right now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。　先を急ぐのもいいけど、適度な
休憩も必要だからね？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 It's great that we're making quick
progress, but it's important to take plenty of
breaks, don't you think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分かってるなら別にいいわよ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already knew that? Then, that's fin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景色って奇麗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winter scenery is so beautifu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っ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h—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が雪に見とれちゃ
悪いのっ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Is there something wrong with me
admiring the snow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は降ってないみたいね。　よかっ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doesn't look like it's snowing. Thank goodnes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にしても、これだけ雪が積もるくらいの
低気温なのに、この薄着でも大丈夫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But even though it's so cold that snow is piled
up, I'm absolutely fine in just my unifor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も熾天少女の力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 this the power of a Heavenly Maide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原で起きた発光現象って、どの程度の規模
だった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light phenomenon that happened in the
snowfields... I wonder how big it wa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住民に被害とか出てなければいいんだ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it didn't hurt any of the nearby peopl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が発した邪悪な波動が、先代の
熾天少女さんの力を奪ったのかしら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if the previous Heavenly Maiden's
powers were sapped away by the Duchess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事でいてくれればいいん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she's all righ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、ひめまで熾天少女だったなんて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can't believe that even Hime turned out to
be a Heavenly Maide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によ早乙女、女の子ばっかに囲まれて
うれしそうじゃない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must be so happy, Saotome. You're
surrounded by an all-female ca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少女”だから、仕方ないんだろうけど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suppose it's only natural that every
“Maiden” would be a gir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っ！　もう・・・もれ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’s too late! It’s already… starting to leak!!
</text:p>
          </table:table-cell>
          <table:table-cell table:style-name="ce0" office:value-type="string">
            <text:p>I-It's too late! I'm already... starting to
leak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もう、げ、限界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’m absolutely at m-my limit!!
</text:p>
          </table:table-cell>
          <table:table-cell table:style-name="ce0" office:value-type="string">
            <text:p>I'm absolutely at m-my limi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ぅあっ、でちゃうっ、でちゃ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it’s coming out, it’s coming out!!
</text:p>
          </table:table-cell>
          <table:table-cell table:style-name="ce0" office:value-type="string">
            <text:p>Ah, it's coming out, it's coming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そ、そろそろトイレ行かせてよ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-let me go to the bathroom already!
</text:p>
          </table:table-cell>
          <table:table-cell table:style-name="ce0" office:value-type="string">
            <text:p>Hey, l-let me go to the bathroom already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最後にトイレ行ってから、どれだけ経つと
思ってんの！？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o you have any idea how long it’s been since I last went?!
</text:p>
          </table:table-cell>
          <table:table-cell table:style-name="ce0" office:value-type="string">
            <text:p>Do you have any idea how long it's been
since I last went?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な、なによ・・・！　非常事態なんだ
からね・・・っ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gh… what…! All right, but only because it’s an emergency…!
</text:p>
          </table:table-cell>
          <table:table-cell table:style-name="ce0" office:value-type="string">
            <text:p>Ugh... wh-what...?! Fine, but only because
it's an emergenc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！　トイレに行かせてって言ってる
でしょ！！　どこにトイレなんてあるのよ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’m trying to tell you, take me to a bathroom!! Where do you see a toilet around here!!
</text:p>
          </table:table-cell>
          <table:table-cell table:style-name="ce0" office:value-type="string">
            <text:p>I-I'm trying to tell you, take me to a
bathroom!! There must be one around
here somewhe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ちょっと・・・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listen…
</text:p>
          </table:table-cell>
          <table:table-cell table:style-name="ce0" office:value-type="string">
            <text:p>Saotome, liste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、トイレ休憩とか・・・し、しない？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m, can’t we… stop at a bathroom or something?
</text:p>
          </table:table-cell>
          <table:table-cell table:style-name="ce0" office:value-type="string">
            <text:p>Um, can't we... take a toilet break or
something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ヘンタイ！！　馬鹿言わないで！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pervert! Don’t say something so foolish!!
</text:p>
          </table:table-cell>
          <table:table-cell table:style-name="ce0" office:value-type="string">
            <text:p>Y-You pervert!! Don't say something so
foolish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・・・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… go to the bathroom…)
</text:p>
          </table:table-cell>
          <table:table-cell table:style-name="ce0" office:value-type="string">
            <text:p>(I have to... go to the bathroom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えっと・・・近くにトイレは・・・）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mm… if there’s a bathroom nearby…)
</text:p>
          </table:table-cell>
          <table:table-cell table:style-name="ce0" office:value-type="string">
            <text:p>(Hmm... any nearby bathrooms...?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ろそろ辛くなってきたわ・・・早くトイレ
　行きたい・・・）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t’s starting to get more difficult… I want to hurry up and pee…)
</text:p>
          </table:table-cell>
          <table:table-cell table:style-name="ce0" office:value-type="string">
            <text:p>(It's starting to get more difficult... I want
to hurry up and pee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いや・・・夢だったらいいのに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h no… please let this all be a bad dream…
</text:p>
          </table:table-cell>
          <table:table-cell table:style-name="ce0" office:value-type="string">
            <text:p>Oh, no... please let this all be a bad
drea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少しトイレに行きたいかも・・・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’m starting to feel like I need to go to the bathroom…)
</text:p>
          </table:table-cell>
          <table:table-cell table:style-name="ce0" office:value-type="string">
            <text:p>(I'm starting to feel like I need to go to
the bathroom, just a little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あ、この程度なら問題無いわね。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Oh well, this small amount should not be a problem.)
</text:p>
          </table:table-cell>
          <table:table-cell table:style-name="ce0" office:value-type="string">
            <text:p>(Oh well, this small amount shouldn't be
a problem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地図だけはどうしても読めない
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aps are the one thing I just can't rea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にだって苦手なものくらい
あるわよ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Even I have my weak point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姫様の声、とってもいい声だっ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Princess has such a beautiful voic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やっぱり、早乙女もああいう声が好き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I bet you like that kind of voice too, right,
Saotom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ううん。　何でもないわ、忘れ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h, no. It's nothing, ignore 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なるようになるでしょ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t is what it i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まで通り、普通に振る舞えばいいの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just keep on going as we have bee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の戦闘指示って、けっこう的確で
助かるわ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our combat instructions were quite good.
</text:p>
          </table:table-cell>
          <table:table-cell table:style-name="ce0" office:value-type="string">
            <text:p>Your combat instructions are quite precise,
thank goodness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って、もしかして将棋とか得意なの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are you really good at Shogi as well?
</text:p>
          </table:table-cell>
          <table:table-cell table:style-name="ce0" office:value-type="string">
            <text:p>Saotome, would you happen to be good
at Shogi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ぅっく・・・！　もうだめ・・・もれちゃう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g…! It’s no use… It’s leaking…!
</text:p>
          </table:table-cell>
          <table:table-cell table:style-name="ce0" office:value-type="string">
            <text:p>Kh...! It's no use... it's coming ou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トイレ・・・あったら入らせて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lease, let us find a bathroom here… I’ll go in it after all!
</text:p>
          </table:table-cell>
          <table:table-cell table:style-name="ce0" office:value-type="string">
            <text:p>Please, if there's a toilet here... let me go
in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っ、も、物陰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ver there, in the shade…!! 
</text:p>
          </table:table-cell>
          <table:table-cell table:style-name="ce0" office:value-type="string">
            <text:p>Somewhere, i-in the shade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ぁ・・・っ、トイレ・・・！　トイレ行きたい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Aaah… bathroom…! I gotta go right now…!)
</text:p>
          </table:table-cell>
          <table:table-cell table:style-name="ce0" office:value-type="string">
            <text:p>(Aahh... toilet...! I wanna use the toilet...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、トイレ見つけたら借りようかしら？
　だめ・・・よね・・・？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f we do find a bathroom here, should I use it? Definitely not… probably not…)
</text:p>
          </table:table-cell>
          <table:table-cell table:style-name="ce0" office:value-type="string">
            <text:p>(I-If we do find a toilet, should I use it?
Definitely not... right...?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っ！　するわよ、その辺で！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ine…! I’m going over there!
</text:p>
          </table:table-cell>
          <table:table-cell table:style-name="ce0" office:value-type="string">
            <text:p>Fine...! I'm going over there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しか方法無いんでしょ・・・っ！</text:p>
          </table:table-cell>
          <table:table-cell table:style-name="ce0" office:value-type="string">
            <text:p>Outdoor pee (wet)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there’s no other way…! 
</text:p>
          </table:table-cell>
          <table:table-cell table:style-name="ce0" office:value-type="string">
            <text:p>O-Only because there's no other option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いわよっ！　我慢・・・するか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’s fine! I’ll endure it somehow! 
</text:p>
          </table:table-cell>
          <table:table-cell table:style-name="ce0" office:value-type="string">
            <text:p>I-It's fine! I'll just... put up with i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・・・トイレ行きたくなっちゃった・・・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… I need to go to the bathroom…)
</text:p>
          </table:table-cell>
          <table:table-cell table:style-name="ce0" office:value-type="string">
            <text:p>(I... I need to go to the bathroom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、こんなところにトイレを使うわけにも
いかないし・・・我慢するしかないわね・・・）</text:p>
          </table:table-cell>
          <table:table-cell table:style-name="ce0" office:value-type="string">
            <text:p>Chat - L5 B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’s no way I could use a toilet in a place like this… I’ll just have to wait…)
</text:p>
          </table:table-cell>
          <table:table-cell table:style-name="ce0" office:value-type="string">
            <text:p>(But there's no way I could use a toilet in a
place like this... I'll just have to hold it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そ、それは気遣いって言わないの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t’s not something you have to be that concerned about! 
</text:p>
          </table:table-cell>
          <table:table-cell table:style-name="ce0" office:value-type="string">
            <text:p>Th-Th-That's none of your business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、こんなところのトイレを使うわけにも
いかないし・・・我慢するしかないわね・・・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’s no way I could use a toilet in a place like this… I’ll just have to wait…)
</text:p>
          </table:table-cell>
          <table:table-cell table:style-name="ce0" office:value-type="string">
            <text:p>(But there's no way I could use the toilet in a
place like this... I'll just have to hold it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？　な、なんでもないわよ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Hm? I-It’s nothing at all, really!
</text:p>
          </table:table-cell>
          <table:table-cell table:style-name="ce0" office:value-type="string">
            <text:p>...Eh? I-It's nothing at all, really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しょうがない・・・でしょ？　あたしの
せいじゃないんだから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’s nothing I could do, you know? So it’s not really my fault…!
</text:p>
          </table:table-cell>
          <table:table-cell table:style-name="ce0" office:value-type="string">
            <text:p>There's nothing I could've done... got it? So,
it's not really my faul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う言えば、シャルシャルさんもきっと牢屋に
閉じ込められっ放しよ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Come to think of it, Sharu has surely been locked up in a cell this whole time…)
</text:p>
          </table:table-cell>
          <table:table-cell table:style-name="ce0" office:value-type="string">
            <text:p>(Come to think of it, Sharusharu-san must have
been left locked up in a cell this whole time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我慢、してるんじゃないかしら？
　かわいそうに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wonder if she’s getting desperate? Poor thing…)
</text:p>
          </table:table-cell>
          <table:table-cell table:style-name="ce0" office:value-type="string">
            <text:p>(I wonder if she's getting desperate? Poor
thing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のやつら・・・許さないんだから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se damn bandits… I’ll never forgive them!
</text:p>
          </table:table-cell>
          <table:table-cell table:style-name="ce0" office:value-type="string">
            <text:p>Those damn bandits... I'll never forgive the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あんたもクラスメイトに言いふらしたり
したら蹴るからね！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nd Saotome, if you say anything to our classmates, I’m going to kick you!!
</text:p>
          </table:table-cell>
          <table:table-cell table:style-name="ce0" office:value-type="string">
            <text:p>And Saotome, if you say anything to our
classmates, I'll kick you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も、もう無理ぃっ！　だめ、我慢できない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just can’t! I can’t hold it another second! 
</text:p>
          </table:table-cell>
          <table:table-cell table:style-name="ce0" office:value-type="string">
            <text:p>I, I can't! I can't hold it for another second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・・・っ、限界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is really… my limit…! 
</text:p>
          </table:table-cell>
          <table:table-cell table:style-name="ce0" office:value-type="string">
            <text:p>This really is... my limit...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さ、早乙女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n. S-Saotome…! 
</text:p>
          </table:table-cell>
          <table:table-cell table:style-name="ce0" office:value-type="string">
            <text:p>Uu... S-Saotome...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ちょっと・・・が、我慢できなくなりそう
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’t think… I can h-hold it any longer…! 
</text:p>
          </table:table-cell>
          <table:table-cell table:style-name="ce0" office:value-type="string">
            <text:p>I don't think... I can h-hold it any longer,
so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さ、もうちょっと女の子に対して気を
遣ってもいいんじゃないの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… don’t you think you should have more consideration for us girls? 
</text:p>
          </table:table-cell>
          <table:table-cell table:style-name="ce0" office:value-type="string">
            <text:p>H-Hey, don't you think you should be a bit
more considerate of us girls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た、例えば・・・トイレ・・・とか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mean.. stuff like… you know… bathroom breaks… 
</text:p>
          </table:table-cell>
          <table:table-cell table:style-name="ce0" office:value-type="string">
            <text:p>I mean... for example... you know... bathroom
breaks, and suc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今すぐってわけじゃないんだけど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’t mean “right this second” or anything, but… 
</text:p>
          </table:table-cell>
          <table:table-cell table:style-name="ce0" office:value-type="string">
            <text:p>It doesn't have to be right this second or
anything, b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うちトイレに寄ってもらえない・・・？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t some point, could we stop by a bathroom? 
</text:p>
          </table:table-cell>
          <table:table-cell table:style-name="ce0" office:value-type="string">
            <text:p>At some point, could we stop by a bathroom? 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… 
</text:p>
          </table:table-cell>
          <table:table-cell table:style-name="ce0" office:value-type="string">
            <text:p>H-He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ぐす・・・っ、これは・・・そ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sniff* This is… this is so… 
</text:p>
          </table:table-cell>
          <table:table-cell table:style-name="ce0" office:value-type="string">
            <text:p>*sniff*... This... th-that is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疲れたなら、ちょっと休憩すれば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’re getting tired, want to take a break? 
</text:p>
          </table:table-cell>
          <table:table-cell table:style-name="ce0" office:value-type="string">
            <text:p>If you're getting tired, then how about we
take a break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元気なら・・・別にいいけど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’re fine… then never mind. 
</text:p>
          </table:table-cell>
          <table:table-cell table:style-name="ce0" office:value-type="string">
            <text:p>If you're fine... then never mind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が無事でほっとしたわ。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’m relieved that Tomocchi was okay. 
</text:p>
          </table:table-cell>
          <table:table-cell table:style-name="ce0" office:value-type="string">
            <text:p>I'm glad that Tomocchi's okay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は、シャルシャルさんに何事もなければ
いいんだけど・・・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ope that nothing bad has happened to Sharusharu as well… 
</text:p>
          </table:table-cell>
          <table:table-cell table:style-name="ce0" office:value-type="string">
            <text:p>But I hope that nothing's happened to
Sharusharu-san, either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にシャルシャルさん、無事でいるかしら
・・・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mocchi and Sharusharu, will you two be all right…? 
</text:p>
          </table:table-cell>
          <table:table-cell table:style-name="ce0" office:value-type="string">
            <text:p>Tomocchi, Sharusharu-san... will you two be
all righ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どい目にあってなければいいけど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early hope that nothing bad has happened to them… 
</text:p>
          </table:table-cell>
          <table:table-cell table:style-name="ce0" office:value-type="string">
            <text:p>I hope they're not in a bad way...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たちが、伝承に語られる熾天少女だ
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think we're the Heavenly Maidens of
legen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いうか、ここがあたしたちの居た世界と
別の世界だなんて、いまだに信じたくな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r rather, I can't still believe that this is
some kind of “other world” from our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に？　あたし？　別に怒ってない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? Me? I'm not mad, or any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、シャルシャルさんにイイとこ見せようと
ずいぶん頑張ってなかった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seemed like you were trying hard to
impress Sharu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だからどうってわけじゃないわ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t's not like it's a big deal, thoug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早乙女。　港町であたしと会ったとき、
あんた、はむこと一緒にいた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Saotome. When we met up in the
port town, weren't you alone with Hamuko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ずっと2人で行動してたの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as it just the two of you for all that tim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さかあんた、はむこにヘンなこととか
してないでしょうね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-Wait, you didn't do anything weird to
Hamuko, did you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だめ・・・もぅだめ・・・もぅだめ・・・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Can't hold it... can't hold it... can't hold
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ちょっと済ませてくるからっ！
ここで待ってなさいよ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going to go take care of it! You'd
better wait for m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ヤバい・・・っ　すごくオシッコしたい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This is bad... I'm dying to pee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早く・・・トイレ行かないと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... go to the toilet, and soon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の、のぞかないって約束するなら・・・行って
あげてもいいけど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f you promise not to peek... I suppose it's
fine if I do this for you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、それほど切羽詰まってないから・・・っ
大丈夫・・・よ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m not that full to bursting... I'm...
fin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・・・トイレ行かせてもらえない・・・？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would you let me use the bathroom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めてよ！　そんな話し・・・っ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h-Shut up! What a thing to sa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にってわけじゃないけど、トイレ・・・
寄ってもらえると助かるわね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not really desperate, but... it would help
if we stopped by a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たねえ！　女の子に対して言っていい
事と悪い事があんでしょ！！　ばか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hy you! There are things you can and
can't say to a lady!! Dumm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・・・ちょっとトイレに行きたいんだけど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I'd rather like to go to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・・・あ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っぱ何でもない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t's nothing, after al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のせいじゃないわよ！
単純に、我慢できなかっただけなの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my fault!
I simply couldn't hold it, that's all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何よ！　ただ周りの景色を見てた
だけじゃない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I was just admiring the
scener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、そんなもやしみたいな体で山なんか
歩いて大丈夫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going to be okay, hiking through the
mountain with a gangly body like tha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別に・・・心配なんかしてるわけじゃないけど、
もし倒れたりしたら、まあ、どうしようかなっ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... not like I'm worried or anything, but I
wouldn't know what to do if you collapse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から、その・・・
め、迷惑かけないようにしなさいって話よ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it's just...
I'm telling you not to cause me any troubl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早乙女って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um, Saoto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常夏のこと“はむこ”って呼んでん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 do you call Tokonatsu, “Hamuko”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あ！？　ち、違うわよ！　別にあたしのことも
にゃんこって呼んでほしいわけじゃなくて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ah?! Th-That's not it! It's not like I want you
to call me Nyanko, or anything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に対して馴れ馴れしいっていうか、
遠慮が無いっていう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just think you're getting a little too familiar
with Hamuk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はむこも嫌がってないみたいだから
別にいいんだけど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guess it's fine, seeing as she doesn't
seem to dislike you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ぅ・・・っ！　と、トイレ・・・行きたい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... uuh...! Need the... t-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・・・絶対のぞかないでよねっ！！</text:p>
          </table:table-cell>
          <table:table-cell table:style-name="ce0" office:value-type="string">
            <text:p>Outdoor pee - L7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... don't you dare peek, got it?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・・・で、でも・・・っ！！　こんな・・・っ！</text:p>
          </table:table-cell>
          <table:table-cell table:style-name="ce0" office:value-type="string">
            <text:p>Outdoor pee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 b-but...!! Here'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ぅっ！　ぁ・・・っ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u! A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ぇ、ちょっと・・・っ！　トイレに行きたいん
だけど・・・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...! I need to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・・・非常事態なんだから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it's an emergenc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でこんなとこで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y should I have to go here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するくらいなら・・・が、ガマンするわよ
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... I'd rather
h-hold it in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・・・トイレ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よ・・・こんなとこで・・・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-Absolutely not... not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そ、そろそろ休憩しない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a-are we going to take a break
anytime soon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も・・・行っておきたいし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n I can... go to the bathroom, as wel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あ！？　な、なにバカ言ってんのよあんた！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hh?! D-Don't be ridiculou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蹴るわよ！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ant me to kick you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でもないわ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わ・・・そわ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fidget*... *fidget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別に焦ってるわけじゃないわよ！
あ、あの子のために急がなくちゃって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I'm not losing my cool, or anything!
W-We have to hurry to save that girl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っち見ないで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ook at m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あたし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M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ぼーっとなんかしてないわよ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spacing out, or anything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少しはあんたのこと見直し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y opinion of you has improved, slightl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、だからって調子に乗らないでよ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 say that, but don't get too excit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あんたがリーダー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you're the leader, Saotom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務まるんでしょう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sure you're up to i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応信じてあげるけど、危なくなったら
あんた置いて逃げるから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guess I can put my trust in you, but you
have to run if it gets too dangerous, okay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、オ、オシッコぉっ！！　もれちゃうぅ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あそこがひくひくして・・・力が入らない
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しないと、で、出ちゃう・・・ほんとに
でちゃう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野しょんを許可し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’t allow her to pee outside
</text:p>
          </table:table-cell>
          <table:table-cell table:style-name="ce0" office:value-type="string">
            <text:p>Don't let her pee outside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野しょんを許可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llow her to pee outside 
</text:p>
          </table:table-cell>
          <table:table-cell table:style-name="ce0" office:value-type="string">
            <text:p>Let her pee outside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ど、どうしてもガマン・・・でき、なぃ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っ、出ちゃうっ、オシッコおぉ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！！　トイレに行きたいんだってば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もらしちゃってもいいの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いうか、むしろここで野ションしちゃっても
いいな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、よくないことだってのは分かってるけどっ！
ガマンできないよ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よね！　このままじゃガマンできないし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～～！　トイレ、トイレ！！　はや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があんまり長くオシッコガマンできないの
知ってるでしょ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せ、背に腹は代えられない・・・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ー、のど渇いたよぉ～！　もうフラフラなんだ
けど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トイレまだ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遠いんだったら、ちょっと急ごう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に見られたら、あたしだって
恥ずかし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行きたいひとー！　は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・・・？　あたしだ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よいよラストダンジョーン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最後まで元気よく行くぞー！！
突き進め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灼熱の洞窟の後は、極寒の森か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か、風邪ひきそ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死神との戦いはこりごり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、速いし痛いし怖いし、気がついたら
すっごいダメージ受けてる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南部は暑いね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制服、脱ぎたくなっちゃ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っと、イケナイ想像させちゃったかな～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、白カラット用に作った“干渉剤”、
まだ使う機会ない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急に白カラットが現れても、使うの忘れ
ちゃいそう・・・ｗｗ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でちゃう・・・っ、だめ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ぱ・・・ぱんつ・・・ぬれちゃうよ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っ！　も、もぅげんかいっ！！　そこで
してくる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、も、もぉほんとに・・・もれちゃうよ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っ！　あっ！！　出るっ！！　あ、あっち
行ってて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！！　ねえ、ガマンできない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オシッコでパンパン・・・っ！　トイレ
行かせて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か・・・この辺で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！？　だ、大丈夫だよここなら！　ね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いやばい、もうオシッコやばいっ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こ？　ね？　お願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きれば野ションはしたくないんだけど
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くなっちゃった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wanna go to the toilet now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で一度休憩入れようよ？　ガマンは
体に良くないでしょ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今回は油断したの！　ほんとはガマン
できたんだも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ーん・・・ちょっぴりトイレ行きたいかな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、いっか。　まだぜんぜん平気だし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あの死神の強さ、反則だ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動きが見えないんだもん！　気が
ついたら体中がすっごい痛いし、もう何が
起きたのが全然分かんなかった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霊峰ってなに？　普通の山と
どう違う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霊”が付くくらいだから心霊スポットな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、そう考えるとイヤだ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ゼリーちゃんの魅力は世界最強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ってラスボスにも効くんじゃない？
最強チートアイテムじゃ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ーし！！　あとはレリグ・イアスをゼリーちゃん
の魅力でメロメロにしておびき寄せるだけ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丈夫大丈夫！　ゼリーちゃんこんなに
かわいいんだから、絶対うまくいく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連れてくるのはいいけど、言葉
分かる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、ゼリーちゃんが嫌がったら無理に
連れていくわけにもいかない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蛾とか全然平気だ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しろ好き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、よく見ると頭や体がふわふわの毛で
モッコモコなんだもん！　かわいいよ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むちゃん・・・ちょっとは手加減して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、軟膏とか持って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おー！　これが榴鉱石か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綺麗な石だね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装置の材料になっちゃうのが残念だなー。
余ったら、少し分けてもらおっかな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突然ですが、ここでともちゃんクーーイズ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連続で入れるとすっごく気持ちイイ穴があって、
やるにはカタい棒とタマが必要です。
これなーんだ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！　答えはビリヤードでした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っと～？　いったいなんて答えるつもり
だったのかな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ダスプ沼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んなところなのかな？　やっぱ底なし沼とか
あ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これ笑い事じゃない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、最終警告・・・っ！！　ともちゃんの・・・
にょ、にょうい・・・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げ、げんかい・・・で、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ぉ、おしっこ・・・っ！　もう、ここで
させて・・・っ！！　おねが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、でちゃぅ・・・っ、うそじゃないのに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いすいを・・・かいしっ、し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、警告を繰り返します・・・っ！　ともちゃんの
尿意が限界です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急に排水措置を講じて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なら、こ、ここで緊急退避という手段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事態は急を要する状況なんです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ょ、協力に感謝し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、警告！！　ともちゃんの尿意が危険水域に
達しまし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緊急退避も考慮に入れて、すみやかに
尿意解消の措置を講じてくださ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緊急退避要請を受諾します！　排水の間、
危険ですので近隣住民の方は近くに寄らない
よう、お願いします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続報！　ともちゃんの尿意増幅を確認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隣にトイレを発見した方は、すみやかに
報告ねがいま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学校では、おもらしなんかしたこと無いのに・・・
信じてくれ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速報！　ともちゃんに微尿警報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めのトイレ対策を推奨し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事件が絶えないね。　まあ、敵勢力が3つも
あれば仕方ないのか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？　青カラットと白カラットは協力してるから、
今は赤カラットと青白カラット2つの敵勢力に
な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どっちでもいいか！　どうせ全部
やっつけるんだし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すがに騎士団長だけあって、タフだ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段、どんなトレーニングして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おっと、想像したらヨダレ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し！！　あたしも何かのアイドルやる！！
決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ね～、あたしのトレードマークと言えば
ツインテ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ツインテ☆アイドル”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ーん・・・なんかフツーだ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、あっついね～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日陰にいても水辺にいても、どこにいても
暑いから参っちゃう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のエッチボイス『あぁあんっ////』が
頭から離れない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忘れてください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の秘密のメモってさ、あたしが
盗賊団に誘拐された時に生徒手帳を落とした
方法とおんなじだよ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あたしの機転ってすごくない！？
ね？　ね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名探偵ひめちゃんの推理によれば、大陸南部の
どこかに青白カラットの隠れ家がある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ぷぷぷぷ！　自分で言っててなんだけど、
青白カラットって、なんか不健康そうだよね！
うへへ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ッシーも、犬くらい小さければペットに
したいんだけどな～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犬くらい小さくて、毛がもふもふしてて、
飼い主の言うことをちゃんと聞くいい子だったら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？　じゃあ犬でよく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ちゃんの持ってる銃、かっこいい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お願いしても撃たせてもらえなかったよ。
あたしって、危なっかしいイメージだから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がほんとの“無鉄砲”なんちゃ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赤カラットの四天王、4人とも全部やっつけた
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側近のほうも、簡単に倒せるとい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あぁっ、やだ、もぉ・・・オシッコ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... aah, no more... pee... nh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が・・・で、でる・・・もぉ出ちゃう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pee'll... come out... it's coming ou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・・・さ、させて・・・ここでっ！！</text:p>
          </table:table-cell>
          <table:table-cell table:style-name="ce0" office:value-type="string">
            <text:p>Outdoor pee (asking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g you... l-let me go... 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こと・・・言っても・・・っ！！　で、
出ちゃうってば・・・ぁ・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ven if you... say that...!! I'm tellin' ya...
I'll pee...e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っちゃうもっちゃうううぅぅーーー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'm-peeeing-I'm-peeeeeeeeiiing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見てよ！　もうこんなに膀胱パンパン
なの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! My bladder's already bulging outta
my tumm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限界だよぉ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can't hold it any mooo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くにトイレなさそうだし、ちょっと、そこで・・・！</text:p>
          </table:table-cell>
          <table:table-cell table:style-name="ce0" office:value-type="string">
            <text:p>Outdoor pee (asking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re are no toilets nearby, so just let me go
over t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以上我慢できないってばぁ・・・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ellin' ya, I can't hold it anymo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生理現象だからしょうがないよね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tally natural, so I can't help it, ya
know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もうオシッコ我慢するのキツい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can't hold my pee much long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チビっちゃう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'll pee myself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は仕方ないけど、こういうのはあんまり
好きじゃないなぁ・・・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just this once, 'kay? I don't really like
doing this kinda 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早めに・・・済ませたい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can... I'd like to take care of it pretty
soo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、次はきっと最後まで我慢するもん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d-definitely hold it in 'til the end, next
tim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いらで、ちょっと休憩とシャレ込もうよ！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uys, let's stop here and cha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だ、だめ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-Guy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ンドレラ邸の中、なんかお化け屋敷みたいで
ちょっと苦手か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本当にお化けが出たら、逃げるか気絶する
から、あとはヨロシク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騎士団長さんが言ってた「ホールから先へ
進めない」ってセリフが気になる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のすっごいツルツルの上り坂で、足が
滑っちゃうと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とひめちゃんの馴れ初め、気になる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うしよっかな～？　チョコレートパフェ
おごってくれたら、話してあげよっかな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水鉄砲持ってくればよかったな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でサバイバル・イン・オンセンやりたかった
な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、男女混浴じゃなかっ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うがない、イメージで脳内保管しよ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でのマナー３カ条といえば、
１．まず体をよく洗う
２．タオルを浴槽に入れない
３．ええ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？　３つ目って何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先に言っておくけど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温泉は混浴以外認めないから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ただしイケメンに限る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運も実力のうちだよ！　隕石だって
あたし達の味方だもん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調子で、何もかも運だけで勝っちゃったり
し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そういうマンガあった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電力ジェネレーター室に落ちてきた
でっかいモノって何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隕石かな？　割ったら宇宙人入ってるかな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気のせ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、あたしの方を見て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側近たちと戦うことになっちゃうのか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話を聞く限りだと、勝てる気がしないんだけど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っむりっ！！　もう無理出ちゃうっ！！
ぁああっ、あ、もう・・・っ！！　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っ、む、向こう・・・行っ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、我慢できないって・・・言ってるのに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やくっ！！　はやくさせて！！　はやくぅう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なんでトイレ行かせてくれないの！？
ずっと我慢してるのに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・・・そ、その辺でしてきちゃうよ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じゃあトイレ行かせて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だって・・・外でするの恥ずかしいん
だか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いやばい！　もうオシッコやばいん
だってば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余裕無いんだけど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ー・・・？　し、したいけど・・・待っててくれ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、ちょっと行ってくる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い・・・ねえ、トイレ・・・だ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ー・・・オシッコした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やくトイレ休憩にならないかな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ご、ごめ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謝るから許して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、トイレ行きたくない？　大丈夫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なみに、あたし行きた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、カラットの側近たちって
ものすごく強いらし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それ以上にあたし達が強くなっちゃえば
問題ない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砂嵐、すごかった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自然の前では、人間は無力なんだね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えええ・・・こりゃしっかり水分補給して
おかないと、すぐ干からびちゃいそ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、どこかに日傘売ってたら
買って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へぇ、あっつい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やいとこ蜃気楼の谷の場所知ってる人
探して、涼しいとこ行こうよ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青い髪のカラット、「ライバルを邪魔してやる～」
とか言ってたけど、そんなことしたって完全に
ひとりよがりだ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ねえねえ！　前から思ってたんだけど、
“ひとりよがり”って言葉・・・
なんかちょっとエッチ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、飲めばどんな人でも熾天少女になれる
薬が開発されたらさ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少女デビューできちゃう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んな服を着せちゃおっかな～？
ふふふ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力研究、ちゃんと完成してる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まだ途中だったら、みんなで手伝っちゃう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足引っ張りそうだから、おとなしく
してよっか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度こそ、お城へ戻れる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を一人撃破するたびに、特別ボーナス
みたいなの出ないかなぁ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だめ・・・っ！　オシッコ・・・もれそう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花摘み行ってくるね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っ！　でも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にて失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！　これは、いよいよ・・・ぴ、ぴんち
かも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マジで・・・オシッコした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ゴメンね！　少し待ってて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オシッコ・・・ちょっとキツくなってきちゃった
　な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だ、大丈夫だよね？　そのうち出られるよね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悲報、ともちゃんオシッコしたくな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、まだ余裕あるから平気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、これ大丈夫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閉じ込められたままで誰も助けに来ないって
パターンだったらヤバく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にも年齢みたいなのがあるっぽい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かして性別もあ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性別があるってことは・・・つまりそういうこと
だよね・・・？　えへ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の四天王って、やっぱテストとかで
選抜され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少し成績が足りなかったヤツとか、
次期四天王みたいな感じで予備軍がいたりして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阪のおばちゃんって、何で髪を紫に染め
たがるんだろ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今の状況とはぜんぜん関係ない話だから
忘れていいよ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る・・・でちゃう・・・っ、はぁ・・・はぁ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げんかい・・・ぃ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こ、ここで・・・させて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ほんとに・・・っ、だめ、なの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あーーっ、出ちゃうううぅぅ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・・・っ　オシッコしたくて限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もっちゃうよお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、ちょ、ちょっといいかな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ぁ！　出ちゃうよ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、すぐ戻る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っかトイレ見つけたら行こう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ぁ、はやくオシッコしたいぃ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なぁ・・・もう・・・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f I must... geez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はイヤだけど・・・まあ、しょうがない
か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った・・・。　けっこう頑張って
我慢したんだよ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悪いんだけどさ、トイレ行きたくなって
きちゃった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他の四天王ってどんなヤツなんだろ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の予想だと、めっちゃテンション高いの
とか、常に敬語使うヤツとか、そういうのが
いると思うん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ろう？　な～んか恥ずかしいハプニング
のニオイがするんだよね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んだん、戦う相手が強くなってくる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その分こっちも強くなっていけばいいん
だけど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！　城下町あたりで、あたし達の
オリジナルグッズとか出したら結構儲かりそう
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手始めに魔除けハンカチとか、あと破魔ジュース
とかどうかな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の北にある公道を道なりに進めば、炭鉱の
ある山に辿り着く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あたしが目的地ガイドするのって
新鮮でしょ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！　炭鉱で取れる上質な鉱石って
どんなんだと思う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宝石の原石とかだったら、一個くらい持って
帰ってもいいよね！？　ね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念のために神社でお祓いとかしてもらった
ほうがい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。　こっちの世界に神社とか無い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あ、あっ、も、も、も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む、むりぃ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、絶対に・・・近くにいてねっ！　絶対だよ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うぅ・・・っ！　もっちゃう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・・・ちびりそうだよ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、無理！　無理無理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ゆ、幽霊が出るんだよ！？　一人にしちゃ
やだ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したいっ！　でも、トイレ怖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・・・でもオシッコ・・・っ！　うぅ～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だよぉ！　こ、怖いも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行きたいけど・・・こ、こわいよ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うう・・・どうしよう・・・オシッコ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、全部幽霊のせいなんだか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トイレ行きたくなってきちゃ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だ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に出たの！　白いワンピースの
女の子の幽霊が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追っかけてきたらどうしよう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った・・・けっこう頑張って
我慢したんだよ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パーティに船酔いしやすい人がいなくて
よかった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特に乗り物に強いし！　ジェット
コースターとか余裕だよ！　えっへ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の言うとおり、熾力をドドドドド！って
出せたらおもしろいのに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てみたら意外と出るかも？　ドドドドド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天の使いの力を、科学で解明か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難しい話になってきたら、早乙女くん
ヨロシク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話題に困ったときに天気の話をするのは王道
だけどさ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天気の無い宇宙空間で会話のネタに困ったら
どうするんだろ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聞いてよ！　すっごいヘンな虫
見つけたん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石をどかしたら、しっぽの先が扇子みたいな
形したナメクジがバックしながら這ってたの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へ？　コウガイビル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事もなく船旅終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ぴりハプニングを期待してたのって、
　あたしだけかな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う、でちゃうっ、でちゃううぅ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comin' it's comin' it's comin'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でちゃうっ、でちゃう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comin' out, my pee's comin' ou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限界なのっ、そこでさせて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at my limit, just let me go over t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こと・・・言ったってぇ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're so... horribl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～～～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～～～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、ど、どうしよ・・・も、もう我慢できないよ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wh-what am I gonna... I-I can't take it
anymo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無理、出ちゃうぅ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o late, I'm gonna pee myself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そ、その辺でやってきちゃうから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bad, I-I'll just go right over the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危ないのは分かるけど、で、でも・・・っ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et that it's risky, b-bu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見ちゃダメだからねっ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lookin'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行きたいっ、ねえ、ちょっと行かせて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go pee! Hey, let me go p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～・・・ねえ、はやくぅ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～... heyyy, quickly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、近くにトイレあったら寄ってよぉ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aotome-kun, let's hit up the nearest bathro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から我慢してるんだけど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ve been holdin' it in this whole time, y'se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最初は温かかったけど、どんどん寒く
なっちゃう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it was kinda warm at first, but now it's
gettin' colder and colde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トイレ行かない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to the toile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ちょっぴり催してきちゃった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startin' to hear the call of natu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船のトイレ、ちゃんと直ってる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オシッコ我慢地獄はいや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カニ、ゆでたら食べられ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crab we just beat up... I wonder if you
could boil it up and serve with butter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味でおいしくなさそうだけど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 didn't exactly look tasty, thoug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そう言えば魔族ってどんな外見なの
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whaddya think a demonic being
actually looks lik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通にあたし達と同じ見た目だったり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they just look like us peopl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とも身長3メートルを超える巨人だったり
して！　・・・まさか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r maybe, they're ten-foot tall giants!
...Nah, no wa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だね！　ついにラスボスと対面できる
かも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re it is! We're about to face off with the
final bos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“姫君”って聞くと超ナイスバディな
イメージだよ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ith a title like "Duchess", it sounds like she
probably has a real nice bod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、そうでも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You don't think so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言うかさ、こんだけ寒いんじゃさすがの煉絶の
姫君も凍えちゃって、どっかで遭難してるんじゃ
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ve been thinkin', it's so cold that even
the Duchess of Hellfire must be chilled to the
bon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それはそれで、ちょっと可哀そうかも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I might even feel a bit sorry for her,
y'know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寒いね～！　さすが北部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, it's real frosty around here, isn't it～!
That's the Northlands for ya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だけ寒いと、バナナで釘が打てちゃうんじゃ
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n this cold, I bet you could hammer a nail
with a banana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へへ・・・かたぁいバナナで、ね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heheh... with a hard banana, eh?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ちゃん、なかなかかわいい人だった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Viola-chan was a pretty nice lad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ちょっとはしゃぎすぎかな？　もう少し
落ち着きを持ったほうがいいと思わ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ut, she mighta been a little too hyperactive?
Maybe she oughta settle down a bi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れ？　なんでそんな冷たい目であたしを
見てるの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What? Why're you glarin' at me like tha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～～、寒いね～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aaa～～, it sure is chilly～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女の子はお腹を冷やさないように気を
つけなきゃ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got to be careful! Girls can't afford to
let their tummies get too col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、はぁ・・・っ！　ぅ・・・だ・・・だめ・・・かもっ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h, haah...! Uh... it's... n... no us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げ、げんかいぃ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about to... p-pee my panties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だから、そ、そのへんで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' ya, l-let me go somewhere nearby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っ、い、いじわる・・・しないでぇ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, y-you... bull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っく、もうちょっと・・・ガ、ガマ・・・ン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Kuh, just a few more... s-steps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！　オシッコ・・・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...! Pe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お腹キツキツだよ！！　うぅ・・・っ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tummy feels all tight!! Uu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その辺で出してきちゃっていい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make pee somewhere over there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で、でもぉ・・・っ！</text:p>
          </table:table-cell>
          <table:table-cell table:style-name="ce0" office:value-type="string">
            <text:p>Outdoor pee (refused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... b-but, bu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りがと！　すぐしてきちゃうね！！</text:p>
          </table:table-cell>
          <table:table-cell table:style-name="ce0" office:value-type="string">
            <text:p>Outdoor pee (allowed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nks! BRB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、オシッコしたいよぉ・・・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, I gotta peee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やくトイレしないとヤバいよぉ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don't get to a toilet quick, we'll have a
natural disaster on our hand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、じゃあちょっと待っててね・・・！</text:p>
          </table:table-cell>
          <table:table-cell table:style-name="ce0" office:value-type="string">
            <text:p>Outdoor pee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hen wait right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トイレ行きたいよ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wanna go pott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し飲み過ぎちゃったのかな？　ご、ごめんね。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mighta drank a little too much? M-My ba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・・・やっちゃった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I made a mes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だけトイレ行きたいなぁ・・・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need the toilet just a teensy b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大丈夫だけど・・・そのうち、ね？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od for now, but... soon, '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自治警団長かぁ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Commander of the Self-Defense Union,
huh～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の騎士団長さんみたいにシブメン
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he's as much of a dreamboat as
the Knight Commander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引き締まった肉体美にはじける汗・・・っ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ith a lean, toned body... *sweat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へ・・・えへへっ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heh... ehehe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！　時間があったら雪合戦しようよ！
あと、かまくらも作ろ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! If we have time I wanna have a
snowball fight! And make a snowman, to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・・・やだな、冗談だってば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... Nah, I'm just kiddin', real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先代さんからもらった能力って、何
な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whaddya think that talent we got from
Predecessor-san i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もう、気になるー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h man—, I wanna find out already—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先代さん、声だけで姿が見えないんだ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heard Predecessor-san's voice, but we
ain't seen what she looks lik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声から想像すると、めっちゃ美人っぽいのに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oin' from her voice, though, I bet she's
super prett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ちゃんも加わって、にぎやかにぎやか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so lively now that Hime-chan's joined i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一応言っておくけど、ひめちゃんはあんまり
おしゃべりしない子だから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but let me tell ya—Hime-chan ain't much
of a talk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となしいからって、強引にアプローチしちゃ
NGだぞ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he's the quiet type, so make sure ya don't
come on to her too strong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、あっ、もっちゃう！！　もっ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ah, it’s gonna leak!! I’m leaking!!
</text:p>
          </table:table-cell>
          <table:table-cell table:style-name="ce0" office:value-type="string">
            <text:p>Ahh, ah, it's gonna leak!! I'm leaking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ガ、ガマンできない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can’t hold it!!
</text:p>
          </table:table-cell>
          <table:table-cell table:style-name="ce0" office:value-type="string">
            <text:p>I-I can't hold i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っ、そ、そこでオシッコさせて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、ちがうの！！　ほんとにもうダメなのぉっ！！</text:p>
          </table:table-cell>
          <table:table-cell table:style-name="ce0" office:value-type="string">
            <text:p>Outdoor pee (refused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 don’t get it!! I really can’t hold it anymore!!
</text:p>
          </table:table-cell>
          <table:table-cell table:style-name="ce0" office:value-type="string">
            <text:p>Y-You don't get it!! I really can't hold it
anymooo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っ！で、で、でちゃうぅ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— H-H-Here it comes!!
</text:p>
          </table:table-cell>
          <table:table-cell table:style-name="ce0" office:value-type="string">
            <text:p>Ah—! H-H-Here it comes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早乙女くんっ！　あたし、オ、オシッコ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aotome-kun! I g-gotta pee!!
</text:p>
          </table:table-cell>
          <table:table-cell table:style-name="ce0" office:value-type="string">
            <text:p>S-Saotome-kun! I g-gotta pe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膀胱パンパンだよ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bladder is bulging!!
</text:p>
          </table:table-cell>
          <table:table-cell table:style-name="ce0" office:value-type="string">
            <text:p>M-My bladder's bulgin'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そこでしてきてもいい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・・・で、でちゃうよぉっ！！</text:p>
          </table:table-cell>
          <table:table-cell table:style-name="ce0" office:value-type="string">
            <text:p>Outdoor pee (refused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’mon… I-I’ll really leak!!
</text:p>
          </table:table-cell>
          <table:table-cell table:style-name="ce0" office:value-type="string">
            <text:p>C'mon... I-I'll really leak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1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’ll be done in just a minute!!
</text:p>
          </table:table-cell>
          <table:table-cell table:style-name="ce0" office:value-type="string">
            <text:p>I-I'll be done in just a minut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一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I’ll be done in just a minute!!
</text:p>
          </table:table-cell>
          <table:table-cell table:style-name="ce0" office:value-type="string">
            <text:p>I-I'll be done in just a minut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！　ちょっともうムリ！　トイレっ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hey! It’s almost too much! Toilet!!
</text:p>
          </table:table-cell>
          <table:table-cell table:style-name="ce0" office:value-type="string">
            <text:p>H-Hey! It's almost too much! Toile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もれちゃうかも・・・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t’s gonna leak…!!
</text:p>
          </table:table-cell>
          <table:table-cell table:style-name="ce0" office:value-type="string">
            <text:p>At this rate, it's gonna come out whether I like
it or not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りょ、りょーかい！　ちょっと待っててね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-Roger that! Wait here, okay!
</text:p>
          </table:table-cell>
          <table:table-cell table:style-name="ce0" office:value-type="string">
            <text:p>R-Roger that! Wait here, oka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トイレ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… toilet…!
</text:p>
          </table:table-cell>
          <table:table-cell table:style-name="ce0" office:value-type="string">
            <text:p>Toilet... toile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トイレ～・・・！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ickly, a toilet~…!
</text:p>
          </table:table-cell>
          <table:table-cell table:style-name="ce0" office:value-type="string">
            <text:p>Quickly, a toilet～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と・・・こ、これはまあ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rr… i-it’s like this, um…
</text:p>
          </table:table-cell>
          <table:table-cell table:style-name="ce0" office:value-type="string">
            <text:p>Err... it-it's like this, uhh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早乙女くん～、あたしトイレに行きたく
なっちゃったんだけど・・・</text:p>
          </table:table-cell>
          <table:table-cell table:style-name="ce0" office:value-type="string">
            <text:p>Cha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 Saotome-kun~, I kind of have to go to the bathroom…</text:p>
          </table:table-cell>
          <table:table-cell table:style-name="ce0" office:value-type="string">
            <text:p>Hey Saotome-kun～, I kinda have to go to
the little girls' roo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地下道と言えば、暗くてヌルヌル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 dark, slimy tunne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ヘンな想像しちゃわ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ain't havin' any weird thoughts, are ya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昨日のパーティ料理、おいしかった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grub at last night's party was so tasty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ていう食べ物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kind of food was it, I wonder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おいしければ何でもいっか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 well, if it's yummy, it's yummy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、確か町の北側にあるんだっけ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castle was at the top of town, wasn't i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たい、どんなおもてなしが待ってるん
だろうね？　ｼﾞｭﾙﾘ・・・</text:p>
          </table:table-cell>
          <table:table-cell table:style-name="ce0" office:value-type="string">
            <text:p>https://smalltext.io/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onder what kinda refreshments they have
waitin' for us? *ˢˡᵘʳᵖ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カッコいい人、騎士団で一番エラい
人なんでしょ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t cool guy just now, isn’t he the greatest man in their whole army?
</text:p>
          </table:table-cell>
          <table:table-cell table:style-name="ce0" office:value-type="string">
            <text:p>That cool guy just now, isn't he the greatest
man in their whole arm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サインとかお願いしたらくれるかな～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 think he would give me his autograph~?
</text:p>
          </table:table-cell>
          <table:table-cell table:style-name="ce0" office:value-type="string">
            <text:p>You think he'd give me his autograph～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、あ、あ！　もぅムリぃ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ha, ah! It’s no use!!
</text:p>
          </table:table-cell>
          <table:table-cell table:style-name="ce0" office:value-type="string">
            <text:p>Ahh, ah, ah! I'm gonna blow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この隅っこでしちゃうから、見張ってて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tand watch for me, I’m going to do it over in that corner!!
</text:p>
          </table:table-cell>
          <table:table-cell table:style-name="ce0" office:value-type="string">
            <text:p>S-Stand watch for me, I'm gonna go do it
over in that corner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っ！　もうオシッコもっちゃうよぉっ！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w could you?! I’m just about to pee myself!!
</text:p>
          </table:table-cell>
          <table:table-cell table:style-name="ce0" office:value-type="string">
            <text:p>How could you?! I'm just about to pee myself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ありがとっ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-Thank you!
</text:p>
          </table:table-cell>
          <table:table-cell table:style-name="ce0" office:value-type="string">
            <text:p>Th-Th-Thanks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、ホントにやばいかも・・・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’m really in danger now…!
</text:p>
          </table:table-cell>
          <table:table-cell table:style-name="ce0" office:value-type="string">
            <text:p>I-I'm really in danger now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ね、ちょっと見張りお願いしてもいい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… hey, can you just stand guard for me for a minute?
</text:p>
          </table:table-cell>
          <table:table-cell table:style-name="ce0" office:value-type="string">
            <text:p>Ooh... hey, can you just stand guard for me
for a 'sec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危険なのは分かるけどさぁ！
あたし、もぅ・・・っ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know this isn’t a safe place! But I’m really about to…!
</text:p>
          </table:table-cell>
          <table:table-cell table:style-name="ce0" office:value-type="string">
            <text:p>I-I know it's dangerous 'n all! But, I'm
really gonna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すぐ終わらせるね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m sorry, I’ll finish up fast!
</text:p>
          </table:table-cell>
          <table:table-cell table:style-name="ce0" office:value-type="string">
            <text:p>I'm sorry, I'll finish up fas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ば・・・すっごいオシッコしたい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h no… I have to pee SO bad…!
</text:p>
          </table:table-cell>
          <table:table-cell table:style-name="ce0" office:value-type="string">
            <text:p>Oh no... I gotta pee super ba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どこ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ere is the bathroom…?
</text:p>
          </table:table-cell>
          <table:table-cell table:style-name="ce0" office:value-type="string">
            <text:p>Toilet... where are ya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や、やっぱそうなるよね・・・？</text:p>
          </table:table-cell>
          <table:table-cell table:style-name="ce0" office:value-type="string">
            <text:p>Telling her to pee outside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ep… so that’s what it’s come to, huh? 
</text:p>
          </table:table-cell>
          <table:table-cell table:style-name="ce0" office:value-type="string">
            <text:p>Uuh... s-so that's what it's come to, huh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ちょっとタイム！</text:p>
          </table:table-cell>
          <table:table-cell table:style-name="ce0" office:value-type="string">
            <text:p>Telling her to pee outside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ime Out! 
</text:p>
          </table:table-cell>
          <table:table-cell table:style-name="ce0" office:value-type="string">
            <text:p>'Kay, time-out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トイレ行きたくなっちゃった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feel like I have to pee again…
</text:p>
          </table:table-cell>
          <table:table-cell table:style-name="ce0" office:value-type="string">
            <text:p>I feel like I hafta pee agai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ガマンできる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’m all right for now, but…
</text:p>
          </table:table-cell>
          <table:table-cell table:style-name="ce0" office:value-type="string">
            <text:p>I-I'm all right for now, b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～・・・トイレ行きたい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~… I wanna go pee…
</text:p>
          </table:table-cell>
          <table:table-cell table:style-name="ce0" office:value-type="string">
            <text:p>Ah～... I wanna go pe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っかにトイレ無いかなぁ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ouldn’t there be a bathroom around here…?
</text:p>
          </table:table-cell>
          <table:table-cell table:style-name="ce0" office:value-type="string">
            <text:p>There's gotta be a toilet 'round here, righ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た、たまにはこういうこともあるよ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is sort of thing happens every once in a while…
</text:p>
          </table:table-cell>
          <table:table-cell table:style-name="ce0" office:value-type="string">
            <text:p>Th-This sorta thing just happens every once in
a whil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はは、トイレ行きたくなってきちゃった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aha, I have to go to the toilet.
</text:p>
          </table:table-cell>
          <table:table-cell table:style-name="ce0" office:value-type="string">
            <text:p>Ahaha, I need to go to the toilet, now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ここじゃガマンだよね～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, I can still hold it for sure~.
</text:p>
          </table:table-cell>
          <table:table-cell table:style-name="ce0" office:value-type="string">
            <text:p>But I can still hold it, for sure～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ここの盗賊たちって、なにげに
イケメン率高いと思わない？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 hey, I’ve been noticing that these bandits are… a lot of them are hotties, aren’t they?
</text:p>
          </table:table-cell>
          <table:table-cell table:style-name="ce0" office:value-type="string">
            <text:p>Hey, hey, don'tcha think a lotta these bandits
are actually kinda hot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、適度に引き締まった筋肉！　いいよね～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mm mmm, just the right amount of muscles! Nice~!
</text:p>
          </table:table-cell>
          <table:table-cell table:style-name="ce0" office:value-type="string">
            <text:p>And they have just the right amount of
muscle, too! Nice～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げんかいっ！　だめ、でちゃう、オシッコ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already... I can't! My pee, it's going to come out!! 
</text:p>
          </table:table-cell>
          <table:table-cell table:style-name="ce0" office:value-type="string">
            <text:p>No more! No, my pee—it's all gonna come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っ、してきちゃうから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ait for me, I'm going to do it right here!! 
</text:p>
          </table:table-cell>
          <table:table-cell table:style-name="ce0" office:value-type="string">
            <text:p>Wait for me, I'm gonna do it right over ther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ぇっ！　さ、させて・・・お願いぃ・・・っ！！</text:p>
          </table:table-cell>
          <table:table-cell table:style-name="ce0" office:value-type="string">
            <text:p>Outside pee (refused)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!? Let me do it... please...!! 
</text:p>
          </table:table-cell>
          <table:table-cell table:style-name="ce0" office:value-type="string">
            <text:p>Whyyy?! L-Let me do it... pleeease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あ、は・・・はやくぅ・・・っ！！</text:p>
          </table:table-cell>
          <table:table-cell table:style-name="ce0" office:value-type="string">
            <text:p>Outside pee (allowed)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hh... Quickly...!! 
</text:p>
          </table:table-cell>
          <table:table-cell table:style-name="ce0" office:value-type="string">
            <text:p>Ah, aah, qu... quickly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・・・オシッコ・・・したいんだけど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need... to pee!! 
</text:p>
          </table:table-cell>
          <table:table-cell table:style-name="ce0" office:value-type="string">
            <text:p>I, I... wanna... go pe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も、もう限界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at my limit already!! 
</text:p>
          </table:table-cell>
          <table:table-cell table:style-name="ce0" office:value-type="string">
            <text:p>I-I-I'm gonna explod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辺でしてくるから、待ってて！！</text:p>
          </table:table-cell>
          <table:table-cell table:style-name="ce0" office:value-type="string">
            <text:p>Chat - L6 C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wait while I go over there!! 
</text:p>
          </table:table-cell>
          <table:table-cell table:style-name="ce0" office:value-type="string">
            <text:p>Just wait a sec while I go over ther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　で、でも・・・！</text:p>
          </table:table-cell>
          <table:table-cell table:style-name="ce0" office:value-type="string">
            <text:p>Outside pee (refused)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h! But...! 
</text:p>
          </table:table-cell>
          <table:table-cell table:style-name="ce0" office:value-type="string">
            <text:p>Wha?! B-Bu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ちょっと済ませてくるから！！</text:p>
          </table:table-cell>
          <table:table-cell table:style-name="ce0" office:value-type="string">
            <text:p>Outside pee (allowed)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be done in no time!! 
</text:p>
          </table:table-cell>
          <table:table-cell table:style-name="ce0" office:value-type="string">
            <text:p>I'll be done in no tim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！　ねえ、もうガマンできないよ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C'mon, I can't hold it much longer! 
</text:p>
          </table:table-cell>
          <table:table-cell table:style-name="ce0" office:value-type="string">
            <text:p>T-Toilet! C'mon, I can't hold it any mor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トイレ行きたいんだけど・・・。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I have to go to the bathroom... 
</text:p>
          </table:table-cell>
          <table:table-cell table:style-name="ce0" office:value-type="string">
            <text:p>Sorry, but I gotta use the toilet...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も行きたいよね？　ね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Does everyone else have to go too? Yeah? 
</text:p>
          </table:table-cell>
          <table:table-cell table:style-name="ce0" office:value-type="string">
            <text:p>Everyone else has to go too, right? Right?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、普段はちゃんとガマンできるんだよ？
今回は、ちょっと・・・油断しちゃったかな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rmally I don't have any problem holding it. Today was... I was just caught a little off-guard, yeah... 
</text:p>
          </table:table-cell>
          <table:table-cell table:style-name="ce0" office:value-type="string">
            <text:p>N-Normally I can hold it in, y'know? Today
was... I guess I was just caught a little
off-guard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ぴりトイレに行きたくなってきたな～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feel like I have to go~. 
</text:p>
          </table:table-cell>
          <table:table-cell table:style-name="ce0" office:value-type="string">
            <text:p>I kinda feel like I have to go, just a
liiittle～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があったら寄ってこうね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's stop at a bathroom if we find one. 
</text:p>
          </table:table-cell>
          <table:table-cell table:style-name="ce0" office:value-type="string">
            <text:p>Let's stop by a bathroom if we find one, 'kay?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ーと、早乙女くんがパーティリーダーって
ことでいいのかな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m, so Saotome is the party leader? 
</text:p>
          </table:table-cell>
          <table:table-cell table:style-name="ce0" office:value-type="string">
            <text:p>Hmm, so Saotome-kun's the party leader?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完全にハーレム状態だね～！　うれしい？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 got yourself a complete harem~! Aren't you lucky? 
</text:p>
          </table:table-cell>
          <table:table-cell table:style-name="ce0" office:value-type="string">
            <text:p>You've got yourself a complete harem～!
Aren't you luck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くねくねっ、もじもじっ、きゅううぅぅ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うぅぅ・・・っ！　も、もぅ・・・だめ・・・ぇ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あぁっ！　すみ、ませんっ！　も、もう限界
です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・・・っ、お手洗い・・・っ、お手洗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・・・お、おしっこ・・・した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え、そ、その！！　あの、ええと・・・だ、だ、
大丈夫・・・です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お手洗いに行きたくて・・・
　もじもじしちゃう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じっとしてるの辛いよ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ゃいっ！？！　な、な、なんですかっ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すみません・・・</text:p>
          </table:table-cell>
          <table:table-cell table:style-name="ce0" office:value-type="string">
            <text:p>After 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... 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か飲み物とかもらえると、うれしい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すみません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づくと、におうから・・・は、離れて歩きます・・・
ぐすん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あの・・・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ゅ、休憩は・・・まだ先・・・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さっきお手洗いに寄っておけばよかったかも
　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し・・・し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正直、とっても怖い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みなさんと一緒なら、これまでのように
うまく行ける・・・そんな気がしま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玉って、最後に自爆する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もし爆破の衝撃でも門が壊れなかったら
どうしま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応、ハンマーみたいなのを持っていった
ほうが良い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にも体が4つあれば、あんなふうに強く
なれるんでしょ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そうしたら、制服を4着そろえないと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マ、マ、マグマに落ちないように、足元に
気をつけないと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落ちたらヤケドしちゃい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のひずみを安定させる“時空玉”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たいどういう構造なんで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私・・・も、もぅ、お手洗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・・・が、我慢・・・でき・・・ません・・・っ！
ぅああっ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しっこっ！！　もう・・・でちゃうぅ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じもじ・・・っ、もじもじ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・・・早乙女さん・・・っ////
あの・・・あの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・・・そ、そういうこと言わないでください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・・・ごめんなさい・・・私・・・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休憩が・・・したいです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わわわわわっ！！　そ、そうじゃなくて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わあぁぁん・・・ごめんなさい！　も、もう
しません・・・ちゃんと我慢しますから・・・
許してくださいぃ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い、言いにくい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、お手洗いに・・・行きたくなって
しまいまし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え・・・なんで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言えば、山の頂上にあった赤カラットの
隠れ家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肝心の赤カラット本人がいませんで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お出かけ中だったん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が作ってくれた干渉剤、注射器に
入って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まり、これをどうにかして白カラットに注入
しないと効果を発揮しない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問題はそこです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服にも鱗粉が付いちゃい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でお洗濯しない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私も・・・私もゼリーちゃんとお話し
してみたいな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ずうず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のところ、ゼリーちゃんって何者なんで
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でも魔物でもない、不思議な生き物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遺跡って、何のためにあったものなんでしょう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昔の人々が、何かの儀式に使ったり、神仏を
祭ったりしていたの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あまりこういうことに詳しくなく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私、その・・・つい・・・あまりにも、その
かわいすぎて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恥ずかしいところを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石重くないですか？　大丈夫で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疲れたら言ってくださいね？　台車を探して
きますか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えば、赤カラット達ってどうなったんで
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から何もアクションを起こしてきてないよう
ですし、ちょっと気がかりです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、いろいろな物を作れてすご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にも発明の才能があれば、もっとみなさんの
お役に立てるの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だめ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はぁ・・・っ、も、もれちゃう・・・おしっ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ぅっ！！！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行きたい・・・っ、お手洗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、もう、我慢が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大丈夫ですっ！　大丈夫じゃないけど、
だいじょうぶ・・・です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あ、あ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に、その・・・お、お手洗いは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は、お、お、お手洗いじゃありませ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ひっく、ぐすん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さん・・・あ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、近くに休憩できる場所があったら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と休憩したい・・・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のところ、赤カラットは沈黙を守っていま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騒ぎに乗じて、奇襲をかけてくるんじゃ
ないかと、ちょっと心配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、そういえば、ジャングルの隠れ家に潜入
　したとき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通路の奥でしちゃったおしっこ・・・い、今頃
　誰かに見つかっちゃったかな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わわわわ・・・っ/////　片付けてくれば
　よかったぁっ！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空気が重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暑い地域に適応した魔物には、きっと冷気が
有効だと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？　でも、温度変化に強いってことは
低温にも強いのかな？
わかんなくなってきちゃい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よく考えてみれば、私・・・大勢の男の人の
　前で、素っ裸で行動してたんだ・・・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わああぁぁ・・・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ぇっくし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太陽がまぶしくて、くしゃみ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？　わ、わ、私、またぼーっとしてまし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・・・気を抜くと、どうしてもぼーっとしちゃう
悪い癖なんです・・・ごめんなさい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・・・オッシー、かわいかった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ゴハンは何を食べるのかな？　水草かな？
お魚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？　こ、声に出てました！？
ひいいぃぃ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言えば、オッシーを見つけることができたと
して、どうやって鱗を取ればいいん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っと！　手荒なことはしちゃだめです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四天王、“熾力の源は精神力”って
言ってま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ながち間違ってはいないと思いますけど、
あの作戦は、ちょっとどうかと思いま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ぉしっこ・・・お、しっこ・・・ぅぅぅ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ee... pee... uuu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、たすけ・・・て・・・ぇ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-Help... mee...e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み、見ないでぇぇっ！！//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-D-Don't looook!! /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・・・ぁぅ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h... aau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そのっ、あの・・・私・・・あ、あの・・・っ/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hh, umm... I... u-um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、まだ何も言ってません・・・っ！！/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, I haven't said anything...!!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がんばれ、私・・・！！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Keep fighting, Hime...!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きっと、もうすぐお手洗いに・・・！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e'll definitely find a restroom sometime
soon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ゃぁう！！　な、な、な、何のことですかっ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yaau!! Wh-Wh-What are you saying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パンツが張り付いて・・・気持ちわるいよぉ・・・）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My panties are sticking to me... it feels so
gross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手洗い・・・（ボソッ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Restroom... (mutter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はっ！　な、な、なんでもないですっ/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Ah! N-N-Nothing!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があったら寄ってほしいけど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 would be nice to stop by a restroom,
if there's one nearby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自分から言うの、恥ずかしいなぁ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's too embarrassing for me to be the one to
say it, though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屋敷のどこかに、誘拐された子供が
いる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かしたら誘拐犯と一緒かもしれません。
注意して進みましょ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怪しい屋敷の中を調べて
み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か分かるかもしれ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に戻って、今後の行動について
話し合うん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なんか、いつもこの流れの途中で
　事件が起こるよう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ちの家系はシャワー派だから、お風呂って
こういう時じゃないと滅多に入らないんだよね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言えば・・・私たちの世界とこちらの
世界で、お風呂の入り方のマナーが違ってたり
しない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大丈夫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で疲れを癒せる、って思った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か急に疲れてきたように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まで、こんなにあちこち歩き回った事なんて
ありませんでした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熱いのは苦手ですけど、温泉は
大好き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、温泉の後のコーヒー牛乳は
外せませんよ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すごくどうでもいい事な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通、あれだけ大きな隕石だったら、もっと
すごい衝撃でこのあたり一面クレーターに
なってると思う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わ、忘れてください！　すみません本当に
どうでもいい話で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、頼れるいい人だと思って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最初から私たちを利用していたんです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目を合わせてくれな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熾力研究、間に合いませんで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え！　決して館長さんを責めている
わけでは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・・・っ、だ、だめ・・・かも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れちゃうっ、おしっこが・・・っ、もれ・・・ちゃう
　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ぅっ！　あ、あ、ぁ、あっぁ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・・・っ　お手洗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、お手洗いぃ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・・・少しなら・・・我慢できます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実は私・・・さっきから・・・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がまん・・・してまして・・・だから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え、べつに、そこまで我慢できないわけでは
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、ちがうんです・・・っ！　普段は、こんな、
粗相なんて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さん・・・あ、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aotome-san... u-u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じもじ・・・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・・・お手洗いないかし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しあれば、休憩する流れになるといい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さんが後方から援護射撃してくれるのは
すごくありがたい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間違えて私たちに当たったりしないか、
ちょっぴり不安だったりしま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谷底なら、日光が遮られて涼し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ちろんいつまでもここにいるわけには
いきません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暑くて大変ですけど・・・頑張って
蜃気楼の谷を見つけ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も・・・努力します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、日光が・・・まぶしいです・・・！
（おろおろ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の南部へ行くためには、途中にある
“サンライズ大橋”を渡る必要がある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地図にも載ってますので、確認しながら
目指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未知の力を研究するって、すごく大変だと
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私たちが熾力の研究を任せられたとしたら、
何から手をつけていいのかさっぱり分かりま
せん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お城で戦った男の子、小さいのに
すごく戦い慣れしてま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って怖いところ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私の気のせいかもしれません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盗賊団たちの体から、わずかに魔力の
ような力を感じたん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相手は人間ですし、そんなはずは無い
です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・・・っ、すみま・・せん、私・・・も、も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限界で・・す・・・っ！！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耳・・・っ　ふさいでて・・・くださ・・・っ、ぁ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こにお手洗いが無いのは分かってる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分かってるけど、も、もう我慢が・・・できない
　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ふるふる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、そんなあからさまに言われたら・・・い、
　行けないよぉ・・・っ！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うぅ・・・お手洗い・・・お手洗い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やく・・・はやく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、えぁ！　な、な、何も言ってませんよ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、お手洗いに行きたいけど、言ったところで
　どうにもならないし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我慢・・しなくちゃ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たりまえだけど、ここから出られなくちゃ
　お手洗いに行けないんだよ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怪しい人たちから魔力を感じていた時点で
もっと慎重になるべき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と西部にそれぞれ四天王がいたという
こと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残りの2体は北部と南部にいる可能性が
高いと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、でも北部には敵の本拠地があるから、
残りの2体は中央部と南部にいるかもです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たちがこっちで過ごしている間、向こうの
世界の時間も同じように進んでいるとしたら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みんな、心配してるでしょう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はたまたま、四天王の暴虐の場に
私たちが遭遇しましたから、事は収まりました
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たちの手の届かないところで人々が襲われて
しまったら、大変なことになってしま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には、できるだけ研究を急いで
ほし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お・・・とめ・・・さん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ぁあ、あぁ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ごめんなさい！ごめんなさい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っ、私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・・・我慢しないと、だ、だめですか・・・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の、い、いけないことですよ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私・・・あの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て・・・きゅ、休憩がしたくて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の・・・っ、そんなの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、こっち向かないでくださ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無理を承知でお願い
したいの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・・・その・・・お、お手あｒ（ごにょごにょ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しゃこうべの牙を、熾力研究館の館長さんの
ところに持ち帰るん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熾力を強力にする研究が成功すれば
うれしい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に何もなかったですよぉ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が、がしゃこうべの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、すごい魔力がびりびり伝わって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えば、熾天少女って私たち4人で全部
なん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旅を続けていれば、5人、6人と
増えていくの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ぱいいた方が安心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炭鉱ってすごく深いイメージがあるんですけど、
道に迷わないようにしないといけません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村長さん、とってもうれしそうで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、私たちに心から期待してるんだと
思いま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自分で言っておきながら・・・緊張して
きました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って、もしかしたら日本の文化にかなり
近いのではないでしょう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実はちょっと・・・お醤油が恋しく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あぁ・・・っ、で、でちゃ・・・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・・・もぅ・・・我慢がぁ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耳をっ！　耳をふさいでくださいぃ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しっこが・・・っ、し、し・・・した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・・・できるところ・・・っ////　うぅ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！　まだ大丈夫です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じ、実は、その・・・そ、相談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ぉ・・・ぉ・・・ぉ手洗ぃのこと・・・なんですけど
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え！　そ、そういう話じゃなくて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・・・大変な状況なの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きょろきょろ・・・そわそ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じもじも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ひ、ひとつ気になること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幽霊船に閉じ込められ続けたら・・・
私たち、どうやって、その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以前、とある偉大な教授が言っていました。
「超常現象の一端はプラズマで説明がつく」と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全力でその説を信じたい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世界には大掛かりな建設機械なんて
無いのに、どうやってこんな立派な船を
組み立てるんでしょう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助手のルミィさんの言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気になります。　どういう意味なんで
しょ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さらですけど、煉絶の姫君に付き従っている
はずの側近はどこにいるんでしょ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拠点の最深部では見かけませんでした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研究って、いったいどんな方法でやってるん
でしょうね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ぴり楽しみ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う言えば、神官さんは北部に残ってるけど、
　加護の儀式はどうなったんだろう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？　わ、私・・・ぼーっとしてました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・・・・よ、よく言われま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・・・っ、も、もぅ・・・私・・・もう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I-I... I can'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・・・ですぅ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 can't... hold it in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っ！　い、い、行って
きます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! I-I-I'll be right back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っ、その、私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'm sorry... that is, I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お手洗い・・・行きたく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I'd like to go... to the rest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ですよぉっ！　そんな・・・こんな
ところで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F-Forget it! That's... in a place like thi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、すみません・・・あの・・・あ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-Excuse me... uhm... uh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、お・・・お手洗い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, I... I need the rest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なななな、なな、な、何言ってるんですかっ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Wh-Wh-Wh-W-Wha-What are you saying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は、早く着替えないと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u... I-I need to get changed, quick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あ、いえ、その・・・なんでも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hh? Ah, no, umm... no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しよければ、その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f I may, u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休憩を挟んでもらえるとうれしいです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t would be nice if we could stop and take a
moment's re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と暖かい中央部に戻れますね・・・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小さな女の子が煉絶の姫君だとしたら、
魔族というのは、みんなすごく強いん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Duchess of Hellfire turned out to be a
small girl like that. Everyone must be really
powerful in the demon worl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怖いけど・・・頑張らなくちゃ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m a little scared, but... I have to do my
bes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早乙女さんの戦闘指示・・・信じてますから
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-Saotome-san... I'll trust in your battle
strategy to get us through aliv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って人、ものすごく強そう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is Duchess of Hellfire person sounds really
stro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勝てそうになかったら、逃げたほうがいいと
思い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it starts to look like we can't win, we should
probably be ready to ru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・・・。　私、寒いのは苦手で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 I'm not good at dealing with the
col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っと運動して体を鍛えないとダメですよね
・・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ll have to do more exercise and raise my
toleranc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さんの言うとおり、吹雪が強まった時は
動かずにじっとしていた方がいいと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Just like Viola-san said, I think we should stay
still whenever the blizzard picks up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遭難するのはイヤ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want another inciden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北の赤い光の柱が、もし本当に煉絶の姫君の
復活の証だった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pillar of red light could have been a sign
of the Duchess of Hellfire's activit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怖いけど・・・頑張ります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m somewhat scared, but... I'll try my bes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洞窟の魔物が凶暴化してるって言って
ましたけど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y were talking about how the monsters in
the cave had gotten so ferocious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赤い光の柱と何か関係があるんで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does that have to do with the pillar of
red ligh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はぁ・・・っ　あぁ、あ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u... haa... aaah, a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ぃ・・・おお、お手洗いにぃ・・・っ
行きたいんです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sorry... I-I-I need to... I need to use
the restroom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・・・ご、ごめん・・・なさいっ！！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really... really... s-sorr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・・・ぁ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... ag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、早乙女さん・・・わ、私・・・その・・・っ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-Saotome-san... I-I... that is... 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そ、そ、そんなこと・・・っ！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-There, There's no way I could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ませんよぉ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o something like tha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・・・え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Eh... eh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い、今・・・何て・・・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wh-what did you... jus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、ごめんなさい・・・ごめんなさい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-I'm sorry... I'm sor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な、なんでもないです・・・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evermind, i-it's noth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目的地までは、その・・・かなり
遠いんでしたっけ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ow, umm... about how far do we have lef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途中休憩とか、あるの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onder if there are any rest stops or
anything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ろんな組織があって、いろんな責任者が
いるん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o many organizations, and so many leader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ップに立つのって、すごく大変そう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must be very difficult at the top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寒いと指が動かなくなって、辛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so cold that I can't even move my finger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でも気になるほどじゃないので、大丈夫
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, but it's not so bad that you need to worry
about me. I'm fi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町ってことは海が見える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it's a port town, you must be able to see the
ocean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波の音が大好きなんですよ。　ちょっと
楽しみ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love the sound of the waves, so I'm looking
forward to visiting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城の姫さまって、どんな人なんだろう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wonder what kind of person the Princess
is...?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からよろしくお願いし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 look forward to working with you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るだけ足を引っ張らないように・・・が、
がんばります・・・！</text:p>
          </table:table-cell>
          <table:table-cell table:style-name="ce0"/>
          <table:table-cell table:style-name="ce0"/>
          <table:table-cell table:style-name="ce0" office:value-type="string">
            <text:p>I don't want to slow you down, so... I'll do
my bes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あぁ、あ、あのぉっ、わた、私・・・っ、お、
おしっこ・・・し、したくて、もぅ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我慢、で、できま・・・せ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走ったら、で・・・でちゃ、ぅぅ・・・っ！！
んあぁぁ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に行きたいですっ！　もう余裕・・・
あんまり・・・無い、です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こんな時に・・・っ！　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っ、そ、そうですよね・・・前もって
済ませておかなかった私が悪いんです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ってきま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さん、実は私・・・そ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・・・トイレに行きたいんですけど・・・
だ、だめ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いや！　いくら何でも、それはちょっと
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と、何と言いますか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休憩を取るなら、ついでにトイレにも
寄っていい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きれば早めに衣類を洗たくさせて
ください・・・ごめんなさい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誰かがトイレに寄ったら、私も便乗して
　寄らせてもらおうか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もブロンシュも、一筋縄では
いかない相手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私たちが力を合わせれば必ず勝て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と言っても、先代の熾天少女であるノア様が
見込んだ皆さんなんですか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白カラットと遭遇しても、ルミィさんが作って
くれた干渉剤があれば安心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、相手も黙って喰らってはくれないでしょう
から、できるだけ不意打ちで干渉剤を打ちこみ
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、またあの死神と戦うことになったら勝算は
ありません・・・可能な限り戦いは避けま
しょ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、頑張ってイオンマテルを探し出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獄洞には多くの魔物が住み着いていますが、
ボスクラスの強力な個体はいない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・・・はず、です。　たぶ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獄洞と言えば、大陸南部の中でもトップ
クラスに危険な場所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ちこちにマグマが噴き出していて、魔物も
強力なもの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って、攻略する前から弱気になっていては
だめですよ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・・・でちゃいます・・・もう・・・もう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だめ・・・もれちゃう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、行ってきます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（もじもじそわそ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が、我慢できなくなってきた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すよね・・・ここから戻るの、時間
かかりますもんね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トイレ・・・まだ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から、行きたいの我慢して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！？　そんな・・・こんなところで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今さらの話で申し訳ないん
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トイレ・・・寄ってもらえたらな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じゃ精霊王失格ですよね・・・
ひっ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しまった・・・トイレ行っておけばよかったかな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、私のためにみなさんを引きとめるのも
　悪いし、少し様子を見よう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門についての知識は、ぜんぜん
ありません、ごめんな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本当に魔界と人間界をつなぐゲートだと
したら、すぐに対策を取らないと危険で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世界にある山々の中でも、霊峰天土と
言えばトップクラスの高度を誇る山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あまりの高さに、昔の人々は“天に空いた
穴からこぼれおちた土がつもってできた”と
言い伝えられているほど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、2つの材料を持ってユーリャ教会の
研究室へ急ぎ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敵の動向を探れる装置が完成する
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ッシーの鳴き声は解析できなかったけど
ゼリーちゃんの言語は解析できたということ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ゼリーちゃんは、ヒトに近い高度な
コミュニケーション能力を持っているという
ことです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リグ・イアスは、魔物の中でも幻と言われる
ほど珍しい存在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当初は、見ることさえ難しいと思っていましたが
こんなに簡単に見つかるなんて、運がいい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逃げていった魔物がレリグ・イアスで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鱗粉を手に入れるためにも、どうにかして
追い詰め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春風さんがみなさんを目覚めさせてくれな
かったら、今も萌えもだえて地面を転げまわって
いたかもしれ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感謝しないと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危険種族のいる森は、木々の密度が高くて
道がわかりにくいので、迷わないように注意
しないといけません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きれば通りたくない場所のひとつ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榴鉱石は、紫色で金属質な輝きをしている
鉱物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力と敏感に反応しますので、ルミィさんの
言うとおり、うまく加工できれば魔力の発生
地点を特定する装置を作れるかもしれ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危険種族についてで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ですね。　実は心当たりが無いわけでは
ないの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というか、ある意味危険と言うべきか・・・
すみません、うまく説明できない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ぁ・・・ぅっ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っ、トイレ・・・っ、ぁああ・・・トイレ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っ、限界ですぅ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です、トイレに・・・っ！　トイレに行かせて
ください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、もう、我慢できないんで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・・・っ、わ、わかり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絶対にこっちこないでくださいね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トイレ・・・そろそろ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行きたいです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は、そのっ、は、恥ずかしくて無理です
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進行の邪魔をするつもりは無いん
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トイレが近くにあったら、寄ってもらいたい
で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、がんばって我慢した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ダメでした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少し・・・少しだけ、トイレに行きたい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言いだしづらいし・・・もうちょっと我慢
　しよう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天宮は、熾力の起源となった聖なる神殿
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説には、神が熾天使に命じて造らせたと
言われるほど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としてでも守り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ユーリャ教会の内部なら、先代の熾天少女
だったノア様の力が働いていて、並大抵の
魔物では近づけない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、ヴィスティやブロンシュクラスの魔族と
なると、完全に進入を拒むことは難しいかも
しれ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、“破邪の光”があのような女性のこと
だったとは知りません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箱の中で眠りについていた様子を見る限り、
私のように精霊に近い存在なのかも
しれません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金字塔の内部は、侵入者を拒むために
様々な罠が設置されている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慎重に進み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金字塔に行くには、まず蜃気楼の谷にある
隠し通路を通らないといけ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が眠っていた祭壇を目指し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ジャングルは木々が生い茂って道が
分かりづらいので、進むには注意が必要
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としては、その地形を有利に利用した隠れ家
と言えるでしょう。　なかなか考えま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の地形なら、ある程度把握して
いますので、何かあったら聞いて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なみに、特産品はスパイス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すみません。　今のはどうでもいい情報
で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長く生きていますが、古代竜族を生で見たのは
初めてで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も精霊も、日々勉強です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口に銃と言っても、長距離用、中距離用、
近距離用、制圧用、防衛用などいろいろ種類が
あるんです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さんが持ってるイオンガン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連射はできないようですし、
オートエイム機能が付いている上に
弾速もすごく速いようですから、長距離用の
ハンドガンという珍しいタイプ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後の活動方針・・・いったいどうなるんで
しょ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までのように、地道に敵戦力を少しずつ
削っていくしかないと思う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、むり、むりです・・・ぁ、もぉ・・・だ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-Oh, oh no... ah, I'm going to... los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ぅ・・・おしっこ・・・っ、もぉで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t's coming out... I'm... gonna pee myseeelf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ぁぁ、だ、だめぇえ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aaaahh, n-noooooo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っ、あの、私・・・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umm, I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・・・もう、限界で・・・だから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can't... hold it any more... so, pleas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っ、じゃ、じゃあ・・・あの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uh... w-well then... u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し、待っててください・・・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 wait here a minute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そ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... uhh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近くに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s there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、トイレ・・・ありませんか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 t-t-toilet... around her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・・・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, eh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、だめですよ、そんなの・・・っ////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Y-Y-You can't just do that...!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え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hh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の休憩って、いつ頃の予定ですか・・・？
（そわそわ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hen do you think we'll take another break?
*wiggle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の・・・あの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m... uhh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・・・見ないでください・・・っ////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... don't look at me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す、少しだけ・・・トイレ・・・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need... the toilet... just a littl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休憩にならない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aybe we could take a break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宇宙の技術って、すごいんですね・・・！
私には、もはや魔法にしか見え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今のは何だか精霊王らしくない
発言でしたね・・・えへ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仮に、今回の誘拐（？）事件が赤か青の
どちらかのカラットの仕業だったとして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子を誘拐してどうするつもりなんでしょうか
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が入ったぬるめのお湯は、みなさんが
入った浴場の隣にあり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みなさんの所から、あの宇宙人さんの
声が聞こえてきたんですけど・・・
気のせいじゃない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無事、温泉が復活するはず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秘湯施設へ戻って、確認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吸割の滝”といえば、けっこう有名な観光
スポット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その地下洞窟の奥に温泉の湧き出し口が
あるなんて知りません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秘湯なら、イズモ村に入ってから西の方へ
向かえばいい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際に行くのは初めてなので、どんな所かは
分かりませんが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の秘湯、話には聞いたことがありますけど、
実際に行くのは初めて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せっかくですから、思いっきり楽しんでくださ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なんと言います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のような、掴みどころのない性格の
方って、どうも苦手でし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間が魔力を扱えるようにする研究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を成功させて、どうするつもりなんでしょうか
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みなさん・・・頑張ってくださ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今回ばかりは、熾力持ってなくて良かった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うやら、お知り合いの方がピンチのよう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助けに行きましょう！　私も力をお貸しし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改めて、よろしくお願い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や側近のことで何か気になることが
あれば、いつでも聞いてくださ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知らないことや、忘れちゃったことも
ありま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グマぁっ！　もうおしっこが出ちゃうっ！！
どうしても我慢できないヨォォ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っ！！！　あーーっ！！！　無理、
無理・・・限界だヨォーーッ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ぎゅってしながら・・・あ、あの物陰まで・・・
が・・・がま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あ・・・！　いくらワタシが優秀でも
我慢の限界があるネー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、本当にもう満タンでやばいヨ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せ、生理現象だから仕方ない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ー！　トイレに行かせてほしいヨー！！
もしかして、わざと我慢させて、おもしろがって
いるのカー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はヘンタイだナ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っぱりレグマはヘンタイ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しっこ・・・もらしちゃ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我慢できなくて、ごめんナ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みんなトイレに行きたくない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、膀胱小さいのかナー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アレー？　この辺にトイレって無かった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ったら行ってくるから、教えてほし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戦いが終わったら、ワタシ、お姉ちゃんに
会いに行くんダ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ンー？　今のセリフ、そんなに変カー？
何で言っちゃダメなん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ーー！！　背中がかゆ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ー！！　かいテーー！！　もっと左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6個そろえば、時空玉もスターシップも
充分動かせるエネルギーにな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もし万が一、足りなかったらどうするカ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いいカ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やしい岩石を見つけたら、すぐにバイザーで
チェック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オンクラスターエネルギーを検出すると、
対象に青いリングが出て知らせてくれる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も、ワタシのディテクションバイザーが
役に立ちそう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感謝するがい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歩けないヨォ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・・・できない・・・ぁ、だめ・・・出そう・・・
出ちゃう・・・ヨ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ぁっ、ち、力を抜いたら・・・もれちゃうヨォっ！
はやく・・・はやく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そうだヨー・・・っ！！　ずっとずっと
我慢してて、もう限界ネ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・・・トイレ・・・トイ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いいヨー・・・ここがトイレの中だと思えば
いいんだナ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我慢の限界が近いヨー・・・！
トイレ行かせてほしい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前にトイレ行ってからずいぶん時間たってる
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・・・それはその・・・遠慮したいんだナ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は出すつもりなんてなかったヨー・・・
おしっこが勝手に出てきちゃったのが悪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行きたい・・・トイレどこ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しないと銃の命中精度に影響出てくる
ネ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トイレに行きたくなってきた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かのついでにでも、トイレに寄りた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門を壊すなら、ワタシに任せて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撃って壊すのは、一番得意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直すのは苦手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峰カー！　いっぱい資源が眠ってそう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白カラットをやっつけるついでに、
イオンマテルも探さな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発展途上惑星を冒険するのって、おもしろい
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統括局に知られたら処罰されちゃうけどナ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が来たからには、もう安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をキュートなワナにはめる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連れていくことになったら、
ワタシが抱っこしていく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ぷにぷにした感触、忘れられないネ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宇宙にも、アレにそっくりな生き物がいる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アディゴーン”っていうんだけど、ワタシは
苦手だナ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バルカド遺跡カー、どんなところなん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迷路みたいなのかナー？　それともバリアや
重力フィールドで進めない系かナー？
楽しみだナ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汗かいたヨー！！　シャワー浴びた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ンー？　どうしたん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に銃の撃ち方を教えてほしい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の、握ってトリガーを引くだけだヨー！
ハエトリグサにだってできる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もうみんな覚えてないかもしれない
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第一級イオンマテルを探すことも忘れないで
ほしいナ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・・・で、でちゃうヨォ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ほんとに・・・ワタシ・・・我慢の、限界・・・
だ、ヨォ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の、のぞいたらダメだヨー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・・・もれちゃうヨ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もう我慢できないヨ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が無いんじゃ仕方ないネ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ほしいヨー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ー、おしっこがしたいヨ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トイレに行かせてほしいネ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こで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それは恥ずかしい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頑張って我慢したのに・・・情けないネ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トイレはまだな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、けっこう前から我慢してる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くなってきたナ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スーツの機能が無いと不便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星って、いつもこんなに慌ただしく事件が
起こってる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統率取れてないんだナ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教会って、未開惑星の文化に多い、宗教関係の
建物のこと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の星では、お守りとかお祈りとか、そういう
抽象的なモノはほとんど無いから興味あ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なあ！！　さっきのホータイ女、
なんで箱の中に住んでるんダー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体にホータイ巻いてるんダー？？
服を買うお金がないのカー？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呪いに掛かってなくても、この娘の声は
　耳に響く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探索だナ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謎解きの準備はバッチリだヨー！！
どーんと任せるがいいネ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ん・・・っ！　み・・・耳元で大声・・・出さないで
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体中がビンカンになるって、どういう
こと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神経が研ぎ澄まされて、戦いやすくなるんじゃ
な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で青カラットに頼んで、ワタシも掛けてもらう
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そろそろワタシのこと、たこやきって
呼ぶのやめな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銀カラットとか、イオンカラットとか、そういうので
いい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だめカー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って、暑いんだよナ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スーツの分解消滅機能が壊れてるから、汗を
かいたらお風呂に入らないといけな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の活躍、見たカー！？　オッシーと
通じ合うことができたのは、ワタシのおかげ
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もオッシーと会話した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こうだヨー！　こう！　もっと口を、
きゅーーって、こうするん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よろしく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戦闘では、ばんばん撃っちゃうから期待してて
欲しいん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代金は\V[672]レンになりまーす！」</text:p>
          </table:table-cell>
          <table:table-cell table:style-name="ce0"/>
          <table:table-cell table:style-name="ce0"/>
          <table:table-cell table:style-name="ce0" office:value-type="string">
            <text:p>Store Clerk
“That will be \V[672] ren, please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回復してもら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tore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ではでは・・・ほいや～！」</text:p>
          </table:table-cell>
          <table:table-cell table:style-name="ce0"/>
          <table:table-cell table:style-name="ce0"/>
          <table:table-cell table:style-name="ce0" office:value-type="string">
            <text:p>Store Clerk
“Very well... hoiya～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全員のHPが回復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veryone's HP has been restor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残念ながらお金が足りませーん・・・。」</text:p>
          </table:table-cell>
          <table:table-cell table:style-name="ce0"/>
          <table:table-cell table:style-name="ce0"/>
          <table:table-cell table:style-name="ce0" office:value-type="string">
            <text:p>Store Clerk
“I'm afraid you don't have enough money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そーですかー。　またのお越しをー！」</text:p>
          </table:table-cell>
          <table:table-cell table:style-name="ce0"/>
          <table:table-cell table:style-name="ce0"/>
          <table:table-cell table:style-name="ce0" office:value-type="string">
            <text:p>Store Clerk
“Is that right—. Well, please come again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あー、そうそう！　お買い物の前に、お客さんに
　オイシイ話があるんですよー！」</text:p>
          </table:table-cell>
          <table:table-cell table:style-name="ce0"/>
          <table:table-cell table:style-name="ce0"/>
          <table:table-cell table:style-name="ce0" office:value-type="string">
            <text:p>Store Clerk
“Ah—, that's right! Before you browse my
wares, I have a totally tasty story for you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今回の盗賊騒動で、船の往来がストップした
　ことは知ってますよねー？」</text:p>
          </table:table-cell>
          <table:table-cell table:style-name="ce0"/>
          <table:table-cell table:style-name="ce0"/>
          <table:table-cell table:style-name="ce0" office:value-type="string">
            <text:p>Store Clerk
“You know how all the ships stopped, when
there was all that fuss with the thieves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いやーそりゃ参りましたよー！　こちとら
　商売人は物流が生命線ですからねー。」</text:p>
          </table:table-cell>
          <table:table-cell table:style-name="ce0"/>
          <table:table-cell table:style-name="ce0"/>
          <table:table-cell table:style-name="ce0" office:value-type="string">
            <text:p>Store Clerk
“Phew, that was a real trouble—! For us
merchants, trading is our lifeline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で、改めて実感したんです。　モノを買って
　くれるお客様、モノを運んでくれる運送業者の
　みさなまの大切さをですー！」</text:p>
          </table:table-cell>
          <table:table-cell table:style-name="ce0"/>
          <table:table-cell table:style-name="ce0"/>
          <table:table-cell table:style-name="ce0" office:value-type="string">
            <text:p>Store Clerk
“So, we realised. Our customers and the
delivery people who supply us with our wares
are all very important to us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そこで今回、感謝の気持ちを込めて導入した
　お買い物システム、その名も
　“ありがとポイント”！」</text:p>
          </table:table-cell>
          <table:table-cell table:style-name="ce0"/>
          <table:table-cell table:style-name="ce0"/>
          <table:table-cell table:style-name="ce0" office:value-type="string">
            <text:p>Store Clerk
“As a show of gratitude, we are introducing
our new loyalty scheme, 'thank-you points'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要はポイントカードみたいなモノですねー。」</text:p>
          </table:table-cell>
          <table:table-cell table:style-name="ce0"/>
          <table:table-cell table:style-name="ce0"/>
          <table:table-cell table:style-name="ce0" office:value-type="string">
            <text:p>Store Clerk
“Basically, it's just like any old point-card
system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お買い物してもらうごとに、商品の値段に応じて
　ありがとゲージが溜まっていきます。」</text:p>
          </table:table-cell>
          <table:table-cell table:style-name="ce0"/>
          <table:table-cell table:style-name="ce0"/>
          <table:table-cell table:style-name="ce0" office:value-type="string">
            <text:p>Store Clerk
“Whenever you buy one of our items, it'll fill
the thank-you gauge according to the item's
price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ゲージがいっぱいになったら、なんとステキな
　プレゼントが！」</text:p>
          </table:table-cell>
          <table:table-cell table:style-name="ce0"/>
          <table:table-cell table:style-name="ce0"/>
          <table:table-cell table:style-name="ce0" office:value-type="string">
            <text:p>Store Clerk
“If you fill the gauge all the way up, what a
wonderful present you'll get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どうですー？　イイお話ですよねー！」</text:p>
          </table:table-cell>
          <table:table-cell table:style-name="ce0"/>
          <table:table-cell table:style-name="ce0"/>
          <table:table-cell table:style-name="ce0" office:value-type="string">
            <text:p>Store Clerk
“How about it—? That was a good story, no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それでは早速、ごゆっくりお買い物を
　どうぞー！」</text:p>
          </table:table-cell>
          <table:table-cell table:style-name="ce0"/>
          <table:table-cell table:style-name="ce0"/>
          <table:table-cell table:style-name="ce0" office:value-type="string">
            <text:p>Store Clerk
“Then without further ado, please take your
time and browse our stock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雑貨屋や行商人からは、お金（レン）を払って
アイテムを買う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buy items from general store clerks
and merchants in exchange for money (ren)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左側の「商品リスト」から欲しいアイテムを
選択して、【C】キーで購入できます。</text:p>
          </table:table-cell>
          <table:table-cell table:style-name="ce0"/>
          <table:table-cell table:style-name="ce0"/>
          <table:table-cell table:style-name="ce0" office:value-type="string">
            <text:p>Select what you want from the Item List on
the left side, and press 【C】 to purchas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金が足りなかったり、所持アイテムが
いっぱいの状態では買えません。</text:p>
          </table:table-cell>
          <table:table-cell table:style-name="ce0"/>
          <table:table-cell table:style-name="ce0"/>
          <table:table-cell table:style-name="ce0" office:value-type="string">
            <text:p>You can't buy items if you don't have enough
money for it, or your inventory is full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、店のアイテムを買うことはできても、
自分の持っているアイテムを売ることは
できません。　所持アイテムを減らすには
使うか捨てるか、なので注意しましょう。</text:p>
          </table:table-cell>
          <table:table-cell table:style-name="ce0"/>
          <table:table-cell table:style-name="ce0"/>
          <table:table-cell table:style-name="ce0" office:value-type="string">
            <text:p>Also, while you can buy items from shops, you
cannot sell the items you have. To free up
inventory space, you must either use or
discard items, so be careful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それ以上持てないみたいですよー？」</text:p>
          </table:table-cell>
          <table:table-cell table:style-name="ce0"/>
          <table:table-cell table:style-name="ce0"/>
          <table:table-cell table:style-name="ce0" office:value-type="string">
            <text:p>Store Clerk
“You can't seem to carry any more, see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残念ですが、お金がたりませんねー。」</text:p>
          </table:table-cell>
          <table:table-cell table:style-name="ce0"/>
          <table:table-cell table:style-name="ce0"/>
          <table:table-cell table:style-name="ce0" office:value-type="string">
            <text:p>Store Clerk
“Unfortunately, it seems you don't have
enough money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わあぁーい！！　いっぱいお買い物して
　いただいて、感謝感激ですー！！」</text:p>
          </table:table-cell>
          <table:table-cell table:style-name="ce0"/>
          <table:table-cell table:style-name="ce0"/>
          <table:table-cell table:style-name="ce0" office:value-type="string">
            <text:p>Store Clerk
“Wahoo!! I am so terribly grateful for your
generous patronage—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ご覧のとおり、ありがとゲージがMAXに
　なりましたので、【A】キーを押して景品
　を選んでくださいですー！」</text:p>
          </table:table-cell>
          <table:table-cell table:style-name="ce0"/>
          <table:table-cell table:style-name="ce0"/>
          <table:table-cell table:style-name="ce0" office:value-type="string">
            <text:p>Store Clerk
“As you can see, the thank-you gauge has
MAXed out—! Please press the 【A】 key and
choose a freebie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「景品を選んでくださーい！」</text:p>
          </table:table-cell>
          <table:table-cell table:style-name="ce0"/>
          <table:table-cell table:style-name="ce0"/>
          <table:table-cell table:style-name="ce0" office:value-type="string">
            <text:p>Store Clerk “Please, pick whatever you like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珠欠片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rb Fragment x1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ドーピングアイテム×2　（ランダム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ping Item x2 (Random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利尿剤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uretic x1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3つの珠欠片が1つになり、【霊珠】と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ree orb fragments came together and
became a 【Spirit Orb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あー残念、持ち物がいっぱいですよー？」</text:p>
          </table:table-cell>
          <table:table-cell table:style-name="ce0"/>
          <table:table-cell table:style-name="ce0"/>
          <table:table-cell table:style-name="ce0" office:value-type="string">
            <text:p>Store Clerk
“Aw, too bad. You don't have the space for it,
see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次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Next page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またどうぞー。」</text:p>
          </table:table-cell>
          <table:table-cell table:style-name="ce0"/>
          <table:table-cell table:style-name="ce0"/>
          <table:table-cell table:style-name="ce0" office:value-type="string">
            <text:p>Store Clerk
“Until next time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前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Previous page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えーっと・・・先にお手洗いを済ませて
　おいては？」</text:p>
          </table:table-cell>
          <table:table-cell table:style-name="ce0"/>
          <table:table-cell table:style-name="ce0"/>
          <table:table-cell table:style-name="ce0" office:value-type="string">
            <text:p>Store Clerk
“Uuuuh... maybe you should visit the
restrooms first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あららー、派手にやっちゃいましたねー。」</text:p>
          </table:table-cell>
          <table:table-cell table:style-name="ce0"/>
          <table:table-cell table:style-name="ce0"/>
          <table:table-cell table:style-name="ce0" office:value-type="string">
            <text:p>Store Clerk
“Oh dear, what a spectacular mess you've
made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リーニング代金は\V[702]レンになりまーす。」</text:p>
          </table:table-cell>
          <table:table-cell table:style-name="ce0"/>
          <table:table-cell table:style-name="ce0"/>
          <table:table-cell table:style-name="ce0" office:value-type="string">
            <text:p>The laundry fee will be \V[702] ren, please—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はーい！　それでは、しばしお時間
　いただきますねー。」</text:p>
          </table:table-cell>
          <table:table-cell table:style-name="ce0"/>
          <table:table-cell table:style-name="ce0"/>
          <table:table-cell table:style-name="ce0" office:value-type="string">
            <text:p>Store Clerk
“Great—! In that case, please wait just a little
while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お待たせしましたー！　きれいになりましたよ
　ー！」</text:p>
          </table:table-cell>
          <table:table-cell table:style-name="ce0"/>
          <table:table-cell table:style-name="ce0"/>
          <table:table-cell table:style-name="ce0" office:value-type="string">
            <text:p>Store Clerk
“Thank you for waiting—! Your clothes are now
fresh and clean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残念ですが、お金が足りないですねー。」</text:p>
          </table:table-cell>
          <table:table-cell table:style-name="ce0"/>
          <table:table-cell table:style-name="ce0"/>
          <table:table-cell table:style-name="ce0" office:value-type="string">
            <text:p>Store Clerk
“Unfortunately, you don't seem to have
enough money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おや、そのままじゃ風邪ひいちゃいますよー？」</text:p>
          </table:table-cell>
          <table:table-cell table:style-name="ce0"/>
          <table:table-cell table:style-name="ce0"/>
          <table:table-cell table:style-name="ce0" office:value-type="string">
            <text:p>Store Clerk
“My, my, you'll catch a cold like that, you
know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おや、その方についてはクリーニングの
　必要はなさそうですねー。」</text:p>
          </table:table-cell>
          <table:table-cell table:style-name="ce0"/>
          <table:table-cell table:style-name="ce0"/>
          <table:table-cell table:style-name="ce0" office:value-type="string">
            <text:p>Store Clerk
“Oh? It doesn't look like this young lady needs
any clothing cleaned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っ、あ、ぁ・・・っ！　だ・・・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ah, aah...! N... no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ぅっ！　もぉ・・・限・・・っ界ぃ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! I'm at... my... limi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ぁあっ、だめ・・・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h, no... noo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えぇ・・・っ　が、我慢できなかった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eeh... I, I couldn't hold ii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ぐすっ・・・。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*sniff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お漏らし・・・しちゃった・・・っ！
ふえ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totally... wet myself...! Fweeh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見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見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watch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、お待たせ・・・</text:p>
          </table:table-cell>
          <table:table-cell table:style-name="ce0" office:value-type="string">
            <text:p>After outdoor pee - L5 (&amp; 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m... th-thanks for wait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っ・・・その・・・お、お待たせ・・・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hew... um... th-thanks for wait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使用可能なスキルを覚えていない！</text:p>
          </table:table-cell>
          <table:table-cell table:style-name="ce0" office:value-type="string">
            <text:p>No skills available in battle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ven't learned any usable skill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・・・行くわよ・・・</text:p>
          </table:table-cell>
          <table:table-cell table:style-name="ce0" office:value-type="string">
            <text:p>After toile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... let's go...
</text:p>
          </table:table-cell>
          <table:table-cell table:style-name="ce0" office:value-type="string">
            <text:p>L... Let's get going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済んだわよ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ll done.
</text:p>
          </table:table-cell>
          <table:table-cell table:style-name="ce0" office:value-type="string">
            <text:p>All don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お待たせ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kay, I'm back.
</text:p>
          </table:table-cell>
          <table:table-cell table:style-name="ce0" office:value-type="string">
            <text:p>Sorry to keep you waiting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終わったわよ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finished.
</text:p>
          </table:table-cell>
          <table:table-cell table:style-name="ce0" office:value-type="string">
            <text:p>I-I'm don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じろじろ見ないでよ・・・っ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stare at me...!
</text:p>
          </table:table-cell>
          <table:table-cell table:style-name="ce0" office:value-type="string">
            <text:p>D-Don't stare at me like tha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ほ・・・っ）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oh...)
</text:p>
          </table:table-cell>
          <table:table-cell table:style-name="ce0" office:value-type="string">
            <text:p>(Hoh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・・・っ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back...!
</text:p>
          </table:table-cell>
          <table:table-cell table:style-name="ce0" office:value-type="string">
            <text:p>I-I'm back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別に切羽つまってたわけじゃ
ないから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It's not like I was full to bursting, or
anything...!</text:p>
          </table:table-cell>
          <table:table-cell table:style-name="ce0" office:value-type="string">
            <text:p>Wh-What? It's not like I was so full that I was
about to explode, or anything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見てんのよ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-what are you looking at...?!
</text:p>
          </table:table-cell>
          <table:table-cell table:style-name="ce0" office:value-type="string">
            <text:p>Wh-What are you looking at...?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ら、終わったわよ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ook, I'm finished...!
</text:p>
          </table:table-cell>
          <table:table-cell table:style-name="ce0" office:value-type="string">
            <text:p>L-Look, I'm finishe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し、仕方ないでしょ！　危なかったんだから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had no choice! It was a close call, okay?
</text:p>
          </table:table-cell>
          <table:table-cell table:style-name="ce0" office:value-type="string">
            <text:p>Wh-What else was I supposed to do?! It was a
really close call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に見ないでよ・・・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ook at me like that...!
</text:p>
          </table:table-cell>
          <table:table-cell table:style-name="ce0" office:value-type="string">
            <text:p>Th-There's no need to sta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文句あるのっ？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s there a problem?
</text:p>
          </table:table-cell>
          <table:table-cell table:style-name="ce0" office:value-type="string">
            <text:p>Wh-What, you have something to sa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っ・・・あ、ぁ・・・・っ、だ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 ah, aa... I... I can'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・・・っ、はぁっ！　も、もぅ・・・でち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... haah! I-It's... all com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ぁ、あ・・・んっ！　あっち・・・向いてぇ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aa...aaah! Look... awa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ば・・ばか・・・っ！　見るなぁ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...! Don't look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って・・・っ、だって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because... you know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・・・こんなの・・・うそ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... This can't be... happen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い、行くわよ。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L-Let's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よ・・・っ！　し、仕方なかったんだからねっ！</text:p>
          </table:table-cell>
          <table:table-cell table:style-name="ce0" office:value-type="string">
            <text:p>After 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t...?! I-I didn't have a choice, did I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はもういいから・・・はやく着替えたいよ
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need to go... I wanna get changed,
and soo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おトイレよりも・・・服をなんとかしたいん
だけど・・・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More importantly... I want to do something
about my clothe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着替える前に、ちょっとおトイレ済ませて
来るね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efore I get changed, let me just use the
toilet fir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ちょっとおトイレ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go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させて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-Let me use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さ、先におトイレ行かせて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l-let me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お、おトイレぇ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... uh, b-bathrooom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おトイレは別に大丈夫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I don't really need the bathroom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行きたくないから、平気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okay, I don't want to go right now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なら全然平気だから、心配しないで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't worry about me, I'm totally fine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別に行きたくないけど・・・
一応行っておこうかな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really need to go... but I guess I'll go
anywa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念のためおトイレ済ませておく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gonna use the bathroom, just in cas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ね。　今のうちに行っておこうかな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okay. I might as well go, as I'm he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わたしちょっとおトイレ行って来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, I'm just gonna go to the bathroom,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って来るから、ちょっと待ってて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nna go to the bathroom. Wait
here a moment,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おトイレ済ませておく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ing to visit the toilet for a sec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、ちょっとおトイレ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a minute.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おトイレ行って来る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use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ちょっと待ってて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wait here a secon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、おトイレ・・・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,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行くから、ちょっと待ってて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just going to the toilet, so wait here a
sec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っ・・・間に合った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oh... mad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わたしっ、おトイレっ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going to the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の・・・っ！　待ってて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use the toilet...! Wait 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ぅ・・・っ　おトイレ、もうちょっと・・・っ！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Uu... bathroom, almost there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っ！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!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っ！　我慢できないの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 can't hold i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と・・・っ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ally...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, aah, aa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、もれちゃ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'm gonna leak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っ！　は、早くぅ・・・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coming out! Hu-Hurryy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は後でいいから、早く着替えさせてよ・・・！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ll use the bathroom later, just let me change
alread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先に着替えたいんだけど・・・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ctually, I'd like to change fir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にトイレ行きたいわけじゃないから、
早く着替えさせてよ・・・っ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want to go to the bathroom
that badly, so let me change alread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先にトイレ行ってくるから・・・っ！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ll just go ahead and use the 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、着替える前に・・・ちょっと・・・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efore I get changed... just a secon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っ、ちょ、と、待ってて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h, w-wait he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？　別にあとで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? I'm fine for the mom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別に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all righ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行きたくないわ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に行きたくないから、あとでいいわよ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ly, I'll wai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なんて、あとでい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 wait just fine for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行きたくな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 go, or any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・・・ちょっと行ってくる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Right then, I'll just be a minut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音聞かないでよ・・・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isten, all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ってくるわ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そんなに行きたくないけど・・・
念のためよ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really want to go, or
anything... but just in cas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くだけよ・・・っ！　じろじろ見ないで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only going to the bathroom...! Don't sta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けって言うなら行ってあげるわよ・・・っ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suppose I'll go, but only because you say
s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行ってくる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just... going to use the bathro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余裕あるけど・・・一応済ませておくわ
・・・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can wait longer... but I suppose I'll take
care of it... n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別にガマンなんてしてないけど、ね、念のため
行っておくだけだ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not like I've been holding it in or
anything, okay? I'm only going just in cas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ちょっと・・・トイレ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rry, just need to... 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トイレ行ってくる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, I'm going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だってトイレくらい行く
わよ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That's right, even I have to use
the toilet sometime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ちょっと待ってて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ait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トイレ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.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トイレ・・・行かないと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-Gotta go... toile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・・・ぅうっ！　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u... uuu! Aa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・・・早・・・く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Qui-Qui... ckl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・・・ちゃう・・・ぅ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coming... ou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癒し系クリスタル】
調べると全員のHPが全快し、セーブも
できる便利なクリスタルです。</text:p>
          </table:table-cell>
          <table:table-cell table:style-name="ce0"/>
          <table:table-cell table:style-name="ce0"/>
          <table:table-cell table:style-name="ce0" office:value-type="string">
            <text:p>【Rejuvenation Crystal】
This is a convenient crystal which fully restores
everyone's HP, and can save your gam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使用回数に制限はありませんので、安心して
お使いください。</text:p>
          </table:table-cell>
          <table:table-cell table:style-name="ce0"/>
          <table:table-cell table:style-name="ce0"/>
          <table:table-cell table:style-name="ce0" office:value-type="string">
            <text:p>There's no limit to how much you can use
these, so use them to your heart's cont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
「ここは危険です。　カラット様は後方で大人しく
　見物していてくださ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赤カラット
「開始1秒で戦力外通告かよ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ブロンシュ
「えへへ！　ぶっちゃけ、前に出られると邪魔に
　なっちゃうんだよね！！　えへ！　えへ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家臣からめっちゃディスられてる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実際弱いらしいし、仕方ないと思う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んじゃ、前の2人の隙を突いて、カラットを
　総攻撃だね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
「そうはいきません。　我々の魔力の一部を
　シールド状に展開し、カラット様をお守り
　します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ブロンシュ
「おお～！　それなら得意技だよ！　えへへ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そ、それじゃ・・・先にあの2人を何とかしないと
　だめです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あの陣形は強固です。　うまくやらないと
　突破するのは難しいでしょう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難しいことは良く分からないから、戦略は
　いつもどおりレグマに任せるヨ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よし。　全員、指示をよく聞いて落ちついて
　行動するんだ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そして必ず・・・勝つぞ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全員
「おおおおおおおおーーーーー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うわぁ・・・アレ絶対やばいヤツだ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未開惑星人にしては、なかなかいいセンス
　してるナー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ど、ど、ど、ど、どうしましょうっ！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破壊力はこれまでの魔物と一線を画すものと
　見込まれる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回復のタイミングを逃すと、一瞬で体力を
　持って行かれるぞ。　気をつけろ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口の中にジュースを含んでおいて、攻撃を
　喰らった瞬間に飲み込む作戦はどうかな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いや、絶対吹くでしょ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青カラット
「魔力増幅の効果はすでに切れているものの、
　わたくし達の力を甘く見てはなりませんわ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
「熾天少女4人相手はさすがにキツいけど、
　とりあえず全力で頑張る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これは応戦する以外に手はなさそうだな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何だかよく分かんないけど、敵勢力を削る
　チャンスだもんね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迎え撃ちましょう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ふう、やっと対峙できました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このチャンスを逃す手は無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一気にケリを付けるぞ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ＯＫ！　こっから先はあたし達のお仕事
　だね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全員突撃ーーー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なんでインドア派なのに、わざわざ戦闘で力を
　確かめる必要があるのよ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たぶん、しばらく引きこもった後に急に体を
　動かしたくなるアレじゃないかな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よくわかんないけど、考えるのは苦手だから
　お互いおもいっきり暴れちゃおう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（ちょっと秋空さんと似てるかも・・・）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ミララちゃん
「よーーし、ミララちゃん頑張っちゃうよー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ミララちゃん
「油断してると、グルグル巻きにしちゃうゾ☆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ど、どうしよ・・・怒らせちゃったかな・・・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もう完全に迎撃態勢に入っちゃいました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あまり手荒なマネはしたくないが、こうなっては
　致し方な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応戦して落ち着かせよう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こんな大きな相手と戦うのはキツい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こういうときはアレだよ！　“突撃＆グッバイ”
　で行くよ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ヒット＆アウェイ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 灼天狂鬼
「焼ッ！！　吾輩の名は、灼天狂鬼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 灼天狂鬼
「熾天少女どもよッ！！　その身をすべて
　焼き尽くしてくれようぞ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ディープブルー
「ゎたしゎディープブルーだょ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ディープブルー
「みんなずたずたにしちゃぅょ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（もはや、覚える気にもならん・・・）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わああ！！　急に出てきた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透明化して潜んでいたのか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なんというか、これはキモカワの部類に入る
　の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うーん、普通にキモいかな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あ、あの・・・戦闘を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
「小さいからって侮っちゃ駄目だよ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
「ま、せいぜい頑張って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復讐のプリエラ
「あの時は油断してたけどよぉ、今度のオレは
　本気だぜ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復讐のプリエラ
「そっちも全力でかかってきな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合成で生み出された強力な相手だろうが、
　魔物は魔物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熾力をもってすれば必ず倒せるはずだ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Dr.FLASH
「フォッフォッフォ！！　ワシの光術とルクスの
　戦力を甘く見てはいかんぞ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Dr.FLASH
「戦慄の多重コンボで塵にしてくれようぞ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二刀流か。　いいセンスだ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これはアレだ、かの有名な剣豪のリスペクト
　だね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名前何て言ったっけ？　えーと、みや・・・宮本
　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宮本・・・・・・あ！　『宮本まさし』だ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としひこ
「なんか違くね・・・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あ、がしゃこうべっぽい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ならば好都合。　迎え撃つぞ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さっさと倒して、牙を頂くわよ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で、出たあああぁぁぁぁぁっ！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ともっち、落ち着いて！　これは幽霊じゃなくて
　たぶん魔物よ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そうですね・・・魔物が持っている特有の
　気配というか、そういうのを感じます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どっちにしても、わたし達に友好的じゃない
　っぽいけど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熾力が通用する相手なら、この際どちらでも
　構わな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乗客を返してもらうためにも、撃破するのみ
　だ。　行くぞ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うわあぁ！　でっかいカニが出てきたよ！？」</text:p>
          </table:table-cell>
          <table:table-cell table:style-name="ce0" office:value-type="string">
            <text:p>Queen nipper boss battle</text:p>
          </table:table-cell>
          <table:table-cell table:style-name="ce0"/>
          <table:table-cell table:style-name="ce0" office:value-type="string">
            <text:p>Tomocchi
"Uwaaah! Is that a giant crab?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とりあえず、ドラゴンじゃなさそうね・・・」</text:p>
          </table:table-cell>
          <table:table-cell table:style-name="ce0"/>
          <table:table-cell table:style-name="ce0"/>
          <table:table-cell table:style-name="ce0" office:value-type="string">
            <text:p>Nyanko
"At the very least, it doesn't seem to be
a dragon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カラット
「いや、ち、ちがうぞ！　あたしはシャイニング
　ドラゴンチック・クラブって言ったのだ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"N-No, you've got it all wrong! What I said
was Shining Draconic Crab!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す、すごく強そうです・・・！　みなさん油断
　しないでください・・・！」</text:p>
          </table:table-cell>
          <table:table-cell table:style-name="ce0"/>
          <table:table-cell table:style-name="ce0"/>
          <table:table-cell table:style-name="ce0" office:value-type="string">
            <text:p>Hime
"I-It looks really tough...! Everyone, please
be on your guard...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だね！　全力でやっつけるよ！！」</text:p>
          </table:table-cell>
          <table:table-cell table:style-name="ce0"/>
          <table:table-cell table:style-name="ce0"/>
          <table:table-cell table:style-name="ce0" office:value-type="string">
            <text:p>Hamuko
"Right! Time to go all out!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カラット
「こしゃくな熾天少女め！　余裕でいられる
　のも、今のうちだぞ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"Impudent Heavenly Maidens! This shall
be your final battle!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カラット
「やれ！！　シャイニングドラゴンチック
　クラブ！！　ボコボコにしてやるのだ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"Go!! Shining Draconic Crab!! Crush these
fools!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（よく見ると、カニでもないぞ・・・）」</text:p>
          </table:table-cell>
          <table:table-cell table:style-name="ce0"/>
          <table:table-cell table:style-name="ce0"/>
          <table:table-cell table:style-name="ce0" office:value-type="string">
            <text:p>Reguma
"(If you look closely, it's clearly not a crab...)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！　何か今までのとは一味違う感じ！」</text:p>
          </table:table-cell>
          <table:table-cell table:style-name="ce0" office:value-type="string">
            <text:p>Guardian boss battle</text:p>
          </table:table-cell>
          <table:table-cell table:style-name="ce0"/>
          <table:table-cell table:style-name="ce0" office:value-type="string">
            <text:p>Hamuko
“Ooh! Compared to the ones from earlier,
these ones have a distinctive quality to them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最後の試練ってわけね。　上等じゃない。」</text:p>
          </table:table-cell>
          <table:table-cell table:style-name="ce0"/>
          <table:table-cell table:style-name="ce0"/>
          <table:table-cell table:style-name="ce0" office:value-type="string">
            <text:p>Nyanko
“The final trial, is it? Fine by me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わ、私たちで勝てますでしょうか・・・？」</text:p>
          </table:table-cell>
          <table:table-cell table:style-name="ce0"/>
          <table:table-cell table:style-name="ce0"/>
          <table:table-cell table:style-name="ce0" office:value-type="string">
            <text:p>Hime
“C-Can we really win against them...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だいじょぶ！　“どかっ！”ってやって、
　“むぎゅっ”ってやっちゃうから！」</text:p>
          </table:table-cell>
          <table:table-cell table:style-name="ce0"/>
          <table:table-cell table:style-name="ce0"/>
          <table:table-cell table:style-name="ce0" office:value-type="string">
            <text:p>Tomocchi
“No problemo! We'll hit 'em with a ‘bonk’ and a
‘ka-pow’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各自指令通りに動くこと。　勝機は必ず
　存在する。」</text:p>
          </table:table-cell>
          <table:table-cell table:style-name="ce0"/>
          <table:table-cell table:style-name="ce0"/>
          <table:table-cell table:style-name="ce0" office:value-type="string">
            <text:p>Reguma
“Each of you, act according to my instructions.
Victory is most certainly within our reach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迎撃を開始するぞ。」</text:p>
          </table:table-cell>
          <table:table-cell table:style-name="ce0"/>
          <table:table-cell table:style-name="ce0"/>
          <table:table-cell table:style-name="ce0" office:value-type="string">
            <text:p>Reguma
“Prepare to intercept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おー！！」</text:p>
          </table:table-cell>
          <table:table-cell table:style-name="ce0"/>
          <table:table-cell table:style-name="ce0"/>
          <table:table-cell table:style-name="ce0" office:value-type="string">
            <text:p>Hamuko
“Yeaaahh—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
「アンタたちは実に幸運さ！」</text:p>
          </table:table-cell>
          <table:table-cell table:style-name="ce0" office:value-type="string">
            <text:p>Priela boss battle</text:p>
          </table:table-cell>
          <table:table-cell table:style-name="ce0" office:value-type="string">
            <text:p>Priela</text:p>
          </table:table-cell>
          <table:table-cell table:style-name="ce0" office:value-type="string">
            <text:p>Bandit Leader "Consider yourselves lucky!"
</text:p>
          </table:table-cell>
          <table:table-cell table:style-name="ce0" office:value-type="string">
            <text:p>Bandit Leader
“Consider yourselves lucky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
「この盗賊団長プリエラ様、自らが相手をして
　あげるんだからね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"For Priela, the great bandit leader herself, will entertain you personally!"
</text:p>
          </table:table-cell>
          <table:table-cell table:style-name="ce0" office:value-type="string">
            <text:p>Bandit Leader
“For I, the great Bandit Leader Priella, will
face-off against you personally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我々はお前の前口上を聞きにここまで
　来たんじゃない。」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eguma "We didn't come here to listen to your intro speech."
</text:p>
          </table:table-cell>
          <table:table-cell table:style-name="ce0" office:value-type="string">
            <text:p>Reguma
“We didn't come here to listen to your intro
speech.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あんたを倒して、シャルシャルさんを返して
　もらうわ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 "We'll beat you up and then take back Sharu!"
</text:p>
          </table:table-cell>
          <table:table-cell table:style-name="ce0" office:value-type="string">
            <text:p>Nyanko
“We'll defeat you and take back
Sharusharu-san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そ、それと・・・（ごにょごにょ）の恨みぃっ！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 "A-And then you'll pay for... *murmur*”
</text:p>
          </table:table-cell>
          <table:table-cell table:style-name="ce0" office:value-type="string">
            <text:p>Nyanko
“A-And then you'll regret... *mumble*
*mumble*!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プリエラ
「何でもいいさ！　オレを楽しませてくれるん
　ならな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a "Whatever! As long as I get to enjoy myself!!"
</text:p>
          </table:table-cell>
          <table:table-cell table:style-name="ce0" office:value-type="string">
            <text:p>Bandit Leader Priella
“Whatever! As long as you amuse me well!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プリエラ
「いくぜオラァッ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a "Here I come!!!"
</text:p>
          </table:table-cell>
          <table:table-cell table:style-name="ce0" office:value-type="string">
            <text:p>Bandit Leader Priella
“Here I come!!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な・・・なによコイツ・・・っ！？」</text:p>
          </table:table-cell>
          <table:table-cell table:style-name="ce0"/>
          <table:table-cell table:style-name="ce0"/>
          <table:table-cell table:style-name="ce0" office:value-type="string">
            <text:p>Nyanko
“Wh... What is that thing...?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うえぇ、めちゃくちゃ強そうだよぉっ！！」</text:p>
          </table:table-cell>
          <table:table-cell table:style-name="ce0"/>
          <table:table-cell table:style-name="ce0"/>
          <table:table-cell table:style-name="ce0" office:value-type="string">
            <text:p>Hamuko
“Uweeh, it looks super strong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だが道をふさがれている以上、やるしか
　あるまい。」</text:p>
          </table:table-cell>
          <table:table-cell table:style-name="ce0"/>
          <table:table-cell table:style-name="ce0"/>
          <table:table-cell table:style-name="ce0" office:value-type="string">
            <text:p>Reguma
“Since it's blocking the way, we have no choice
but to fight it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2人とも、俺の指示に従い的確に動け。」</text:p>
          </table:table-cell>
          <table:table-cell table:style-name="ce0"/>
          <table:table-cell table:style-name="ce0"/>
          <table:table-cell table:style-name="ce0" office:value-type="string">
            <text:p>Reguma
“Follow my instructions to the letter, you two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わ、分かった・・・んじゃ、お願いね！」</text:p>
          </table:table-cell>
          <table:table-cell table:style-name="ce0"/>
          <table:table-cell table:style-name="ce0"/>
          <table:table-cell table:style-name="ce0" office:value-type="string">
            <text:p>Hamuko
“G-Got it... welp, I'm counting on you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命令されるのは納得いかないけど・・・
　仕方ないわね・・・！」</text:p>
          </table:table-cell>
          <table:table-cell table:style-name="ce0"/>
          <table:table-cell table:style-name="ce0"/>
          <table:table-cell table:style-name="ce0" office:value-type="string">
            <text:p>Nyanko
“I can't accept being ordered around, but...
if there's no other choice...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より、この服装をどうにかしたいな～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do something about these clothes,
first～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先に着替えたい・・・かも。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think... I wanna change clothes fir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トイレ行くね。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onna use the toilet, '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先にトイレ行かせて・・・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lemme go use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したくなっちゃった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gotta go aga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行きたい・・・っ！　先にオシッコさせて
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-wanna go to the toilet...! Let me go pe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、オシッコしてくるっ！　待ってて！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nna go p-pee! Wait up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・・・もれちゃうぅ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-gonna p... pee myseeelf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トイレ？　行きたくない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h? Toilet? I'm good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んぜん行きたくないから、あとでいい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don't need to go at all, I'll wait 'til later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したくないから平気だ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okay, I don't wanna go right now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じゃ、一応しとくね～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guess I'll go～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今のうちに出しておくのもアリだ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ell, I guess I could go pee while I'm her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のぞいちゃダメだぞ～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peeking, okay～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あたしトイレ行ってく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! I'm gonna use the toilet quick,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ちょっとトイレタイム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a sec, it's toilet time, 'kay?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かった～。　実はちょっとガマンしてたん
だよね。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nk God～. I've actually kinda been
holding it in for a whil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トイレ行ってくるね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gonna use the toilet for a minut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タイムいい？　したくなっちゃって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s it toilet time? I'm sorta desperat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、トイレ！　ちょっと待っててね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, toilet! Wait right he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けっこうガマンしてたの！　してくる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I've kinda held it a lot! Be right back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、助かった～！　やっとできるよ～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saved～! I can go, at last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っ、はやくトイレ！　オシッコ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-Quick, I gotta p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ー・・・、もっちゃう！　もっちゃう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gonna leak! Gonna leak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ちょっとオシッコさせて！　もうガマン
できないよ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, let me go pee! I can't hold it any mo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ばぃっ、もれ・・・ちゃう・・・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is bad, I'm gonna... leak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オシッコ出ちゃう！　出ちゃうぅ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h, I'm gonna pee! Gonna pe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あの、あたしっ、オ、オシッコ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-Hey, I'm gonna go t-take a leak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っ！　・・・っ！！　・・・っっ！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Nh! ...Nh!! ...Nnh!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・・・ちょっと・・・・っ！　ォシッ・・・コ・・・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lmost... there...! P... pe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っ！　オシッコ・・・っ！　トイレ・・・っ！！
オシッコ・・・っ！！　オシッコぉ・・・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...! Pee...! Toilet...!! Pee...!!
Peeeeee...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おまた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back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ack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終了！　行こっか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Done! Let's go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～、スッキリ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, that felt goo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スッキリしちゃった♪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weet relie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っ、スッキリした～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h, I feel so relieved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ぇ～、危なかった～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eh～, that was close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ふ～・・・スッキリしたぁ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fu~… What a relief!</text:p>
          </table:table-cell>
          <table:table-cell table:style-name="ce0" office:value-type="string">
            <text:p>Hafuu～... what a relief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っ・・・もれちゃうかと思ったよ～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ew… I think it was about to leak~…
</text:p>
          </table:table-cell>
          <table:table-cell table:style-name="ce0" office:value-type="string">
            <text:p>Whew... I thought I was gonna make a
waterfall in my panties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・・・ほんとにもっちゃうとこだったよ～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I was really on the verge of wetting myself~…
</text:p>
          </table:table-cell>
          <table:table-cell table:style-name="ce0" office:value-type="string">
            <text:p>I... I really was just about to pee myself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～！　スッキリしたぁ～！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~! I needed that~!!
</text:p>
          </table:table-cell>
          <table:table-cell table:style-name="ce0" office:value-type="string">
            <text:p>Haa～! I needed that～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危うくガマンできなくなるとこだったぁ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lmost couldn’t hold it anymore…!
</text:p>
          </table:table-cell>
          <table:table-cell table:style-name="ce0" office:value-type="string">
            <text:p>I almost couldn't hold it anymo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はぁ・・・ま、間に合ったぁ～・・・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*pant* *pant* I-I made it just in time~…
</text:p>
          </table:table-cell>
          <table:table-cell table:style-name="ce0" office:value-type="string">
            <text:p>Haah... haah... I-I made it～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め、めちゃくちゃいっぱい出てビックリしたぁ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ow, I can’t believe how much just came out!
</text:p>
          </table:table-cell>
          <table:table-cell table:style-name="ce0" office:value-type="string">
            <text:p>Wow, y-you wouldn't believe how much just
came ou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にガマンしたの、初めてかも・・・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t might have been a new record hold for me…!
</text:p>
          </table:table-cell>
          <table:table-cell table:style-name="ce0" office:value-type="string">
            <text:p>Th-That mighta been a new personal recor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ま、また・・・っ！</text:p>
          </table:table-cell>
          <table:table-cell table:style-name="ce0" office:value-type="string">
            <text:p>About to wet again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... n-not again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ガマン・・・む、りぃ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an't... hold it... anymooo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っ！　だ、だめ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-Aah! N-No, no, no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・・・っ、もぅ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nh, I... can'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よ・・・ずっとガマンしてたんだ
もん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couldn't help it... I've been holdin' it
foreve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うぅ・・・やっ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uu... I've done it this ti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もれ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I peed all over myself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ぅ～・・・スッキリした・・・</text:p>
          </table:table-cell>
          <table:table-cell table:style-name="ce0" office:value-type="string">
            <text:p>After 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much bette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ぅ～・・・スッキリ♪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better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男の人のだよね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… It’s the mens’ room…?
</text:p>
          </table:table-cell>
          <table:table-cell table:style-name="ce0" office:value-type="string">
            <text:p>Um... it's the men's room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お、男の人のだよね・・・？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… It is the mens’ room, huh…?
</text:p>
          </table:table-cell>
          <table:table-cell table:style-name="ce0" office:value-type="string">
            <text:p>Um... i-it's the men's room, huh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・・・っ、お、男の人のだけど・・・っ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hh… E-Even though it’s the men’s room…!
</text:p>
          </table:table-cell>
          <table:table-cell table:style-name="ce0" office:value-type="string">
            <text:p>Khh... e-even though it's the men's room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も、もう我慢できない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 can’t possibly hold it anymore!!
</text:p>
          </table:table-cell>
          <table:table-cell table:style-name="ce0" office:value-type="string">
            <text:p>I-I-I can't possibly hold it anymo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、その・・・男の人のじゃ・・・ちょっと・・・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pe, I mean… in the mens’ room… that’s kinda…
</text:p>
          </table:table-cell>
          <table:table-cell table:style-name="ce0" office:value-type="string">
            <text:p>Nope, I mean... it's the men's room... that's
kinda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男の人のじゃ入れないよ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nly men are supposed to go in there…!
</text:p>
          </table:table-cell>
          <table:table-cell table:style-name="ce0" office:value-type="string">
            <text:p>O-Only men are supposed to go in the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男の・・・人のじゃ・・・っ！　やだけど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… I’m not a… boy… so… shouldn’t…!
</text:p>
          </table:table-cell>
          <table:table-cell table:style-name="ce0" office:value-type="string">
            <text:p>B-But... I'm not a boy... so...! I shouldn'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・・・っ、だめ・・・もう我慢できない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— No… I can’t hold it anymore…!
</text:p>
          </table:table-cell>
          <table:table-cell table:style-name="ce0" office:value-type="string">
            <text:p>Ah—... no... I can't hold it anymo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っ、もうだめぇ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 no, it’s no use!
</text:p>
          </table:table-cell>
          <table:table-cell table:style-name="ce0" office:value-type="string">
            <text:p>I can't hold it, I can't hold i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でもいいからっ、おトイレ行かせて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thing is okay at this point, let me in that bathroom!
</text:p>
          </table:table-cell>
          <table:table-cell table:style-name="ce0" office:value-type="string">
            <text:p>I-I'll take anything, just let me use a toile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、男子トイレじゃない！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t the men’s bathroom!
</text:p>
          </table:table-cell>
          <table:table-cell table:style-name="ce0" office:value-type="string">
            <text:p>This is the men's bathroom, see?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男子トイレに入れるわけないでしょ！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f course I w-won’t go in the mens’ bathroom!
</text:p>
          </table:table-cell>
          <table:table-cell table:style-name="ce0" office:value-type="string">
            <text:p>Th-There's no way I'm going into the men's
bath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冗談でしょ？　なんで男子トイレ
なんかに・・・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you trying to be funny? Why the mens’ bathroom…!
</text:p>
          </table:table-cell>
          <table:table-cell table:style-name="ce0" office:value-type="string">
            <text:p>Wait, are you joking? Why should I have to
use the men's bathroom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・・・無理よ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’s… no way I could…!
</text:p>
          </table:table-cell>
          <table:table-cell table:style-name="ce0" office:value-type="string">
            <text:p>Th-There's... no way I coul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に入るくらいなら・・・が、我慢する
わ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 want me to use the mens’ bathroom… I-I will hold it…!
</text:p>
          </table:table-cell>
          <table:table-cell table:style-name="ce0" office:value-type="string">
            <text:p>I'd rather... h-hold it than use the men's
bathroom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ぅっ、ん・・・っ！　ごめんなさい、あ、あたし・・・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…! Sorry, I… I…
</text:p>
          </table:table-cell>
          <table:table-cell table:style-name="ce0" office:value-type="string">
            <text:p>Huu, nn...! Sorry, I... I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出ちゃう・・・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… It’s… coming…!!
</text:p>
          </table:table-cell>
          <table:table-cell table:style-name="ce0" office:value-type="string">
            <text:p>It.... it's coming out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早乙女、男子トイレであたしに何を
しろって言うの？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what’s the big idea, pointing out the mens’ room to me?
</text:p>
          </table:table-cell>
          <table:table-cell table:style-name="ce0" office:value-type="string">
            <text:p>What's the big idea, Saotome? What exactly
are you telling me to do in there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男子トイレなんて使えるわけないでしょ！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ave no intention of g-going into the mens’ bathroom!
</text:p>
          </table:table-cell>
          <table:table-cell table:style-name="ce0" office:value-type="string">
            <text:p>I-I have no intention of using the men's
bath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ば、ばか！　ここ男子トイレでしょ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! This is the mens’ bathroom!
</text:p>
          </table:table-cell>
          <table:table-cell table:style-name="ce0" office:value-type="string">
            <text:p>I-Idiot! This is the men's bath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りゃトイレ・・・行きたい、けど・・・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ven if I d-do have to go, it’s kind of…!
</text:p>
          </table:table-cell>
          <table:table-cell table:style-name="ce0" office:value-type="string">
            <text:p>E-Even if I do have to go... this is kind of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じょ、女子トイレ・・・無いの・・・っ？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s there not a… a girls’ bathroom…?
</text:p>
          </table:table-cell>
          <table:table-cell table:style-name="ce0" office:value-type="string">
            <text:p>I-Is there not a... a ladies' bathroom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、まあ、あっても入るのは危ないと思う
けど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, I, I think it would be dangerous for me to risk going in…!
</text:p>
          </table:table-cell>
          <table:table-cell table:style-name="ce0" office:value-type="string">
            <text:p>No, well, I think it would be too risky for me
to go in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！　なんで女子トイレが無いのよ・・・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ilet…! Why isn’t there a girls’ toilet here…!
</text:p>
          </table:table-cell>
          <table:table-cell table:style-name="ce0" office:value-type="string">
            <text:p>Toilet...! Why isn't there a girl's bathroom
he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っ、が、我慢しないと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h… I-I can’t hold it…!
</text:p>
          </table:table-cell>
          <table:table-cell table:style-name="ce0" office:value-type="string">
            <text:p>Hah... I-I can't hold i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あぁっ！！　限・・・界・・・っ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hh!! No… more…!
</text:p>
          </table:table-cell>
          <table:table-cell table:style-name="ce0" office:value-type="string">
            <text:p>Nnghaa!! No... mo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う！　もうだめっ！！　トイレっ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’m peeing! I can’t help it!! Toilet!!
</text:p>
          </table:table-cell>
          <table:table-cell table:style-name="ce0" office:value-type="string">
            <text:p>I-I'm wetting myself! I can't help it!! Toile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は抵抗あるかな～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ouldn’t I stay out of the mens’ bathroom~…?
</text:p>
          </table:table-cell>
          <table:table-cell table:style-name="ce0" office:value-type="string">
            <text:p>I think I'd better stay out of the boy's
room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～ん・・・だ、男子トイレかぁ・・・</text:p>
          </table:table-cell>
          <table:table-cell table:style-name="ce0" office:value-type="string">
            <text:p>Bandits’ toilet (wet)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up… Th-That’s the mens’ bathroom…
</text:p>
          </table:table-cell>
          <table:table-cell table:style-name="ce0" office:value-type="string">
            <text:p>Sooo... the men's toilets, hu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・・・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ens’ bathroom…
</text:p>
          </table:table-cell>
          <table:table-cell table:style-name="ce0" office:value-type="string">
            <text:p>The men's toilets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うしよっかな・・・？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ould I, maybe…?
</text:p>
          </table:table-cell>
          <table:table-cell table:style-name="ce0" office:value-type="string">
            <text:p>Sh-Should I, or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、も、もうこの際男子トイレでもいいよ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… Just this once, it’s okay even if it’s the mens’ room!
</text:p>
          </table:table-cell>
          <table:table-cell table:style-name="ce0" office:value-type="string">
            <text:p>Uu... j-just this once, I'll take it even if it's
the men's 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行ってくる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ll be right back!
</text:p>
          </table:table-cell>
          <table:table-cell table:style-name="ce0" office:value-type="string">
            <text:p>Be right back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男子トイレ？　べ、別にいいよ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, the mens’ bathroom? Th-that’s fine with me!
</text:p>
          </table:table-cell>
          <table:table-cell table:style-name="ce0" office:value-type="string">
            <text:p>Eh, the men's toilets? Wh-Whatever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してくるっ！　待ってて！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m gonna pee! Wait for me!!
</text:p>
          </table:table-cell>
          <table:table-cell table:style-name="ce0" office:value-type="string">
            <text:p>I'm gonna go pee! Wait for m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！　トイレぇっ！！　もっちゃうぅ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Toilettt!! Gonna leak!!
</text:p>
          </table:table-cell>
          <table:table-cell table:style-name="ce0" office:value-type="string">
            <text:p>T-Toilet! Toileeett!! I'm peeing myseeeelf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かぁ・・・ちょっと抵抗あるかも。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, the mens’ bathroom… I just might have a problem going in there.
</text:p>
          </table:table-cell>
          <table:table-cell table:style-name="ce0" office:value-type="string">
            <text:p>The men's toilets... I'm not so sure about
going in ther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かぁ・・・ちょっと抵抗あるけど、どう
しよっかな・・・？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, the mens’ bathroom… I’m a bit hesitant, what should I do…?
</text:p>
          </table:table-cell>
          <table:table-cell table:style-name="ce0" office:value-type="string">
            <text:p>The men's toilets... I'm a little hesitant, but
what should I do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、い、行きたいけど・・・男子トイレしか
無いの・・・？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do need the toilet but… is there only a mens’ toilet?
</text:p>
          </table:table-cell>
          <table:table-cell table:style-name="ce0" office:value-type="string">
            <text:p>I d-do need to go, but... is there only a
men's bathroom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かぁ・・・うぅ・・・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s’ toilet, huh… err…
</text:p>
          </table:table-cell>
          <table:table-cell table:style-name="ce0" office:value-type="string">
            <text:p>The men's toilets, huh... ooo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いや！　ちょっとガマンできないし・・・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m afraid I can’t hold it much longer, so…!
</text:p>
          </table:table-cell>
          <table:table-cell table:style-name="ce0" office:value-type="string">
            <text:p>Wh-Whatever! I can't really hold it anywa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、もう男子トイレでも何でもいいよっ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I know it’s the men’s bathroom but I don’t care at this point!!
</text:p>
          </table:table-cell>
          <table:table-cell table:style-name="ce0" office:value-type="string">
            <text:p>Aah, I don't care if it's the men's bathroom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オ、オシッコ行かせてっ！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 me p-pee here!!!
</text:p>
          </table:table-cell>
          <table:table-cell table:style-name="ce0" office:value-type="string">
            <text:p>L-Let me go pee in there!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っちゃうっ！！　トイレ！　もう何でも
いいから行かせてっ！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t’s coming out!! Toilet! Anywhere is fine, I’m going right now!!
</text:p>
          </table:table-cell>
          <table:table-cell table:style-name="ce0" office:value-type="string">
            <text:p>I-It's comin' out!! Toilet! Anywhere's fine, so
just let me go in!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ん・・・っ、ぁ・・・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n... ah... ah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・・・ごめん・・・なさ・・・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... sorr... 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もぅ・・・だ、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 I... can'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です・・・見ないで・・・くだ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lease, no... don't... look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・・・ぐすっ・・・ひぐ・・・っ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*sniff*... sob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・・・我慢・・・できなかったんです・・・
ごめんな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couldn't... hold it anymore... I'm sor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あの・・・お手洗いより、今は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um... rather than use the restroom,
fir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手洗い・・・行って来ます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going... to the rest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私、ちょっと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'm just... going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お手洗い・・・行きたいんです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orry, I... need to use the restroom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ぅ・・・んっ！　あぁ・・・っ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Kuu... nh! Aaa...ah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手洗いですか？　いえ・・・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throom? No... I'm oka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は大丈夫ですから・・・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okay, so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・・・行きたくないから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t's okay... I don't want to go right now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へ、平気です・・・！　大丈夫です・・・！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...! I'm okay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手洗い・・・行きたくないですから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don't want to go... to the restroom, so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なら後で大丈夫です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 can wai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と・・・それじゃあ・・・ちょっと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then... just a momen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お手洗い、行って来ます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, umm... I'll just be in the rest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ちょっと行って来ます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I'll be just a momen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あの、ちょっと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umm, could you wait a minut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お、お手洗いに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the r-rest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、ちょっとだけ待ってもらって
いいですか・・・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could you just wait a minute,
pleas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その・・・っ、ごめんなさい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uhh... I'm sorry... nh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・・・っ、ちょっとお手洗いに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, I'm... going to the restroom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っ、少しだけ時間をください
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 just need a momen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、お手洗い・・・っ！　ごめんなさい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-Bathroom...! Sorr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・・・は、はやく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h... qui-quickly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あのっ！　お手洗いに・・・い、行って
きます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m! I'm... going to the b-bathro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、あ・・・っ、ぁぁ・・・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-Aah... aaa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だめ・・・っ、もうだめぇ・・・っ！！　でちゃうぅ！）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o... it's no good...!! It's coming out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ぅっ！　ふ・・・ぁ・・・ん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h! Fu... ah... nnn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・・・すみませんでした・・・</text:p>
          </table:table-cell>
          <table:table-cell table:style-name="ce0" office:value-type="string">
            <text:p>After toile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 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しました・・・</text:p>
          </table:table-cell>
          <table:table-cell table:style-name="ce0" office:value-type="string">
            <text:p>After toilet - L3 &amp; Komu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 for wait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終わりま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don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で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 for the wa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お、終わりました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'm d-don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大丈夫です・・・。　ごめんなさい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 now... sorry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き、聞こえて・・・なかったですよね・・・？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-You didn't hear... righ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しま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 for wait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その、すみませんで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that is... I'm sor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もうだめかと思いました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ah... I thought I'd los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りがとうございます。　なんとか・・・その
・・・間に合いました・・・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. Somehow... I, um... I mad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み、見苦しいところを・・・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-Please pardon... my u-unsightlines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お待たせしました・・・っ/////</text:p>
          </table:table-cell>
          <table:table-cell table:style-name="ce0" office:value-type="string">
            <text:p>After pee (field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... Thank you for waiting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～んな機能やこ～んな機能が解禁できる
のよん♪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You can unlock a～ll of these and a～ll of
those features!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解禁したい項目を↑↓で選んで、【C】キーを
押してね！</text:p>
          </table:table-cell>
          <table:table-cell table:style-name="ce0"/>
          <table:table-cell table:style-name="ce0"/>
          <table:table-cell table:style-name="ce0" office:value-type="string">
            <text:p>Select the item you want to unlock with ↑↓,
then press the 【C】 ke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とつの項目につき霊珠を1つ消費するわよん！</text:p>
          </table:table-cell>
          <table:table-cell table:style-name="ce0"/>
          <table:table-cell table:style-name="ce0"/>
          <table:table-cell table:style-name="ce0" office:value-type="string">
            <text:p>Each of these item consumes exactly one
Spirit Orb apiec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度解禁した機能は元に戻せないから注意
してね！</text:p>
          </table:table-cell>
          <table:table-cell table:style-name="ce0"/>
          <table:table-cell table:style-name="ce0"/>
          <table:table-cell table:style-name="ce0" office:value-type="string">
            <text:p>But, be careful! Once you've unlocked a
feature, you can't get rid of it agai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画面を終了する時は【X】キーよん♪</text:p>
          </table:table-cell>
          <table:table-cell table:style-name="ce0"/>
          <table:table-cell table:style-name="ce0"/>
          <table:table-cell table:style-name="ce0" office:value-type="string">
            <text:p>Hit the 【X】 key as soon as you're done!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Face Ic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Face Icon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Face Ic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Face Icon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Face Ic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Face Icon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Face Ic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Face Icon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Omorashi C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Omorashi CG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Omorashi C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Omorashi CG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Omorashi C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Omorashi CG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Omorashi C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Omorashi CG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amuko's Toilet Sce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Nyanko's Toilet Sce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Tomocchi's Toilet Sce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ime's Toilet Sce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amuko's Outdoor Scene
(Pixel Animation)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Nyanko's Outdoor Scene
(Pixel Animation)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Tomocchi's Outdoor Scene
(Pixel Animation)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ime's Outdoor Scene
(Pixel Animation)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が1つも無い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Spirit Orb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ノーマル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Normal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ファイター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Fighter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前に解放したクラスLv5以上にしないと、次の
クラスを解放できません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unlock a new class until you've
reached level 5 on your current o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華龍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Huálóng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トロピカル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Tropical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パイアン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Paeon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タナトス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Thanatos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くノ一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Kunoichi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チアリーダー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Cheerleader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ノーマル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Normal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ファイター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Fighter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華龍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Huálóng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トロピカル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Tropical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パイアン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Paeon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タナトス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Thanatos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くノ一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Kunoichi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チアリーダー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Cheerleader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ファイター】が
レベル\V[118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Fighter】 class
level \V[1193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ower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onic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has reached the class EXP limit!
Bonus stats earn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eat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Arctic Thru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ファイター】が
レベル\V[1186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Fighter】 class
level \V[1186]!
Mastered the 【Fight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ust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華龍】が
レベル\V[118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Huálóng】 class
level \V[1187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lazing Drag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ustrous Annihilati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eavenly Judgemen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oaring Thunderstrik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華龍】が
レベル\V[1187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Huálóng】 class
level \V[1187]!
Mastered the 【Huálóng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Vermilion's Valo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トロピカル】が
レベル\V[118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ropical】 class
level \V[1188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p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unshin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ubble Bur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as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トロピカル】が
レベル\V[1188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ropical】 class
level \V[1188]!
Mastered the 【Tropical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ig Wa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パイアン】が
レベル\V[118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Paeon】 class
level \V[1189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Ignis Flar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rism Reac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Ras Algethi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Chaos Dri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パイアン】が
レベル\V[1189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Paeon】 class
level \V[1189]!
Mastered the 【Paeon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Eclipse Kis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タナトス】が
レベル\V[119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hanatos】 class
level \V[1190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Evil Edg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Assault G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Dark Gloria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cale Cleave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タナトス】が
レベル\V[1190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hanatos】 class
level \V[1190]!
Mastered the 【Thanatos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chwarzlos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くノ一】が
レベル\V[119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Kunoichi】 class
level \V[1191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Forsythia • Lo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Umbral Flam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Nirvana Dr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lover Motif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くノ一】が
レベル\V[1191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Kunoichi】 class
level \V[1191]!
Mastered the 【Kunoichi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ymn of Demon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チアリーダー】が
レベル\V[119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Cheerleader】 class
level \V[1192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assion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Cheery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hining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Midnight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チアリーダー】が
レベル\V[1192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Cheerleader】 class
level \V[1192]!
Mastered the 【Cheerlead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unatic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ファイター】が
レベル\V[119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Fighter】 class
level \V[1193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ower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onic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has reached the class EXP limit!
Bonus stats earn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eat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Arctic Thru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ファイター】が
レベル\V[1193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Fighter】 class
level \V[1193]!
Mastered the 【Fight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ust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華龍】が
レベル\V[1194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Huálóng】 class
level \V[1194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lazing Drag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ustrous Annihilati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eavenly Judgemen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oaring Thunderstrik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華龍】が
レベル\V[1194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Huálóng】 class
level \V[1194]!
Mastered the 【Huálóng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Vermilion's Valo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トロピカル】が
レベル\V[1195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ropical】 class
level \V[1195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p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unshin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ubble Bur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as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トロピカル】が
レベル\V[1195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ropical】 class
level \V[1195]!
Mastered the 【Tropical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ig Wa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パイアン】が
レベル\V[119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Paeon】 class
level \V[1196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Ignis Flar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rism Reac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Ras Algethi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Chaos Dri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パイアン】が
レベル\V[1196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Paeon】 class
level \V[1196]!
Mastered the 【Paeon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Eclipse Kis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タナトス】が
レベル\V[119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hanatos】 class
level \V[1197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Evil Edg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Assault G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Dark Gloria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cale Cleave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タナトス】が
レベル\V[1197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hanatos】 class
level \V[1197]!
Mastered the 【Thanatos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chwarzlos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くノ一】が
レベル\V[119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Kunoichi】 class
level \V[1198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Forsythia • Lo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Umbral Flam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irvana Dr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lover Motif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くノ一】が
レベル\V[1198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Kunoichi】 class
level \V[1198]!
Mastered the 【Kunoichi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ymn of Demon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チアリーダー】が
レベル\V[119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Cheerleader】 class
level \V[1199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assion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Cheery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hining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Midnight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チアリーダー】が
レベル\V[1199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Cheerleader】 class
level \V[1199]!
Mastered the 【Cheerlead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unatic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ファイター】が
レベル\V[120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Fighter】 class
level \V[1200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ower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onic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has reached the class EXP limit!
Bonus stats earn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eat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Arctic Thru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ファイター】が
レベル\V[1200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Fighter】 class
level \V[1200]!
Mastered the 【Fight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ust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華龍】が
レベル\V[120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Huálóng】 class
level \V[1201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lazing Drag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ustrous Annihilati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eavenly Judgemen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oaring Thunderstrik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華龍】が
レベル\V[1201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Huálóng】 class
level \V[1201]!
Mastered the 【Huálóng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Vermilion's Valo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トロピカル】が
レベル\V[120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ropical】 class
level \V[1202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p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unshin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ubble Bur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as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トロピカル】が
レベル\V[1202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ropical】 class
level \V[1202]!
Mastered the 【Tropical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ig Wa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パイアン】が
レベル\V[120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Paeon】 class
level \V[1203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Ignis Flar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rism Reac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Ras Algethi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Chaos Dri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パイアン】が
レベル\V[1203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Paeon】 class
level \V[1203]!
Mastered the 【Paeon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Eclipse Kis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タナトス】が
レベル\V[1204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hanatos】 class
level \V[1204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Evil Edg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Assault G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Dark Gloria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cale Cleave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タナトス】が
レベル\V[1204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hanatos】 class
level \V[1204]!
Mastered the 【Thanatos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chwarzlos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くノ一】が
レベル\V[1205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Kunoichi】 class
level \V[1205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Forsythia • Lo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Umbral Flam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Nirvana Dr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lover Motif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くノ一】が
レベル\V[1205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Kunoichi】 class
level \V[1205]!
Mastered the 【Kunoichi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ymn of Demon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チアリーダー】が
レベル\V[120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Cheerleader】 class
level \V[1206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assion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Cheery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hining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Midnight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チアリーダー】が
レベル\V[1206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Cheerleader】 class
level \V[1206]!
Mastered the 【Cheerlead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unatic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ファイター】が
レベル\V[120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Fighter】 class
level \V[1207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ower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onic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has reached the class EXP limit!
Bonus stats earn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eat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Arctic Thru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ファイター】が
レベル\V[1207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Fighter】 class
level \V[1207]!
Mastered the 【Fight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ust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華龍】が
レベル\V[120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Huálóng】 class
level \V[1208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lazing Drag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ustrous Annihilati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eavenly Judgemen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oaring Thunderstrik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華龍】が
レベル\V[1208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Huálóng】 class
level \V[1208]!
Mastered the 【Huálóng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Vermilion's Valo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トロピカル】が
レベル\V[120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ropical】 class
level \V[1209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p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unshin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ubble Bur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as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トロピカル】が
レベル\V[1209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ropical】 class
level \V[1209]!
Mastered the 【Tropical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ig Wa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パイアン】が
レベル\V[121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Paeon】 class
level \V[1210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Ignis Flar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rism Reac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Ras Algethi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Chaos Dri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パイアン】が
レベル\V[1210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Paeon】 class
level \V[1210]!
Mastered the 【Paeon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Eclipse Kis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タナトス】が
レベル\V[121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hanatos】 class
level \V[1211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Evil Edg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Assault G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Dark Gloria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cale Cleave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タナトス】が
レベル\V[1211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hanatos】 class
level \V[1211]!
Mastered the 【Thanatos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chwarzlos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くノ一】が
レベル\V[121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Kunoichi】 class
level \V[1212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Forsythia • Lo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Umbral Flam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Nirvana Dr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lover Motif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くノ一】が
レベル\V[1212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Kunoichi】 class
level \V[1212]!
Mastered the 【Kunoichi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ymn of Demon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チアリーダー】が
レベル\V[121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Cheerleader】 class
level \V[1213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assion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Cheery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hining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Midnight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チアリーダー】が
レベル\V[1213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Cheerleader】 class
level \V[1213]!
Mastered the 【Cheerlead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unatic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フィールドで黄金に輝くこのオブジェは
【マネークリスタル】で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se golden, sparking objects which can be
found in the field are called 【Money Crystals】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触れることで、その名の通りお金を入手する
ことができます。見つけたら積極的にゲット
し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Just as the name implies, you can collect
money by touching them. Let's be proactive
and take whatever we fin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まにレアアイテムが出てくることもあります。
（ただし、持ち物がいっぱいだと拾えずに
　消滅するアイテムもあるので注意です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they will come with a rare item.
(However, be careful that your inventory isn't
full, or else the item will vanish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珠欠片】×1
を見つけたが、持ち物がいっぱいだ！
残念ながら珠欠片は消滅してしま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【Orb Fragment】×1,
but your inventory is full!
Too bad—the orb fragment vanish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HPキャンディ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HP Candy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ぐに使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straight away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入手をあきらめ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pick up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攻撃チョコ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Strength Choco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防御クッキー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Defense Cookie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技術チュロ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Finesse Churo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敏捷チップ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Agility Chips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rushed into the bathroom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just barely made it onto the toilet
and 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チェンジ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lass chang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チェンジの説明を聞く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lass change tutorial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精霊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水とアイテムを交換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とは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at is a clas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レベルについて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bout class levels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他のクラスにチェンジした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 want to pick another class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のクラスがオススメ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ich classes are recommended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段の自分とは異なる戦闘スタイル、それが
【クラス】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【Class】 uses a different fighting style in
comba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変更することによって、パラメータが
増減したり、新たなスキルを使うことができる
ようになり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of your stats can go up or down
depending on your class, and each class
also enables a distinct set of skill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は全部で7種類あります。よく考えて
選択しま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There are a total of 7 classes. Think your
choice through carefull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各クラスには【クラスレベル】が存在し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class has its own 【Class Level】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レベルは、そのクラスに就いた状態で
魔物を倒すことによって手に入る【クラスEXP】を
溜めることでレベルアップします。
レベルは最大で9まで上がり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By defeating monsters as a particular class,
you will gain 【Class EXP】 for that class
and be able to raise the corresponding class
level. The maximum class level is 9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EXPは目で確認することはできませんが、
自分と同等以上の強さの魔物を倒すことで
多くもらうことができ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cannot check the amount of class EXP you
have, but you can earn a lot of it by defeating
monsters that are at least as strong as you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レベルが上がると、以下の利点が
あります。
1.奇数レベルごとにスキルを習得できる。
2.偶数レベルごとに任意の能力を強化可能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With each class level, you gain different perks.
1. At every odd-numbered level, a new skill.
2. At every even-numbered level, stat points
to spend as you pleas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積極的にクラスレベルを上げておいて損は
ないで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Level-up your class as much as you'd like, as
there are no disadvantage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度クラスチェンジをすると、すぐに新しい
クラスを解放することはできません。
（ノーマルや一度就いたクラスにはいつでも
戻せます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新しいクラスを解放するためには、直前に
解放したクラスのレベルを5以上にしないと
いけ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はそのクラスで戦って、クラスレベルを
5以上にしてから他のクラスを解放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各クラスにはすべて一長一短があり、どの
クラスが最強であるとは言えません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Since every class has its advantages and
disadvantages, no one class can be
recommended over the other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伸びるパラメータや下がるパラメータ、覚える
スキルなどを考慮し、自分に合ったクラスに
就く事が大事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should consider the stat variations and
skills available to each class, then choose
the ones which suit you be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残念ながら、まだ霊水ビンが満タンではない
よう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度クラスチェンジをすると、すぐに他のクラス
を解放することはできません。
（ノーマルや一度就いたクラスにはいつでも
戻せます。）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Once you've chosen a class, you cannot unlock
a new class again immediately.
(Although, you may always return to the normal
class or those you've already unlocked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新たなクラスを解放するためには、直前に
解放したクラスのレベルを5以上にしないと
いけません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To unlock a new class, you must reach at least
class level 5 on your current clas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はそのクラスで戦って、クラスレベルを
5以上にしてから他のクラスに変えま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may unlock new classes by battling
enemies and hitting class level 5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能力を強化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能力が強化された！
攻撃力＋\V[1361]、　防御力＋\V[1362]、
技術力＋\V[1363]、　敏捷性＋\V[1364]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能力が強化された！
攻撃力＋\V[1361]、　防御力＋\V[1362]、
技術力＋\V[1363]、　敏捷性＋\V[1364]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能力が強化された！
攻撃力＋\V[1361]、　防御力＋\V[1362]、
技術力＋\V[1363]、　敏捷性＋\V[1364]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能力が強化された！
攻撃力＋\V[1361]、　防御力＋\V[1362]、
技術力＋\V[1363]、　敏捷性＋\V[1364]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使うのは、ちょ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え？　別におトイレしたくないから平気なん
　だ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そ、そんなの使うほどじゃないから大丈夫
　だよ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う、うーん・・・近くにおトイレ無さそうだし・・・
　じゃあ、ちょっと待っててくれる・・・？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あ、ありがと・・・っ！　ちょっと使ってくるから
　待っててね・・・っ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く・・・ぅ・・・っ　やばい、もれちゃうぅ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ふー・・・スッキリしたぁ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\V[1366]mlのおしっこをし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トイレ？　今は別行きたくないわよ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そんなの使うほどトイレ行きたくないってば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しょ・・・しょうがないわね・・・近くにトイレ
　無いみたいだし・・・っ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ま、まあ・・・使える物は使っておかないとね
　・・・っ！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ぅあ、は、早く貸してぇ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はぁ・・・こ、こんなところでやっちゃうなんて
　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ほえ？　トイレは大丈夫だよ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やだなー！　そんなに切羽詰ってないよ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あ、そんないいモノがあるんだ！　使う使う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そ、それ使う！　もう我慢できない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も、もっちゃうぅっ！　はや・・・く・・・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ふー・・・気持ちよかったぁ・・・☆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す、済ませてありますから・・・！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だ、だ、大丈夫ですぅ・・・っ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うぅ・・・早乙女さんが使えと言うなら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わ・・・分かりました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もぅ・・・だめ・・・ですぅ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お、お、音・・・聞こえなかったかな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そ、それはトイレに行きたい人が使うもの
　なのでは・・・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いえ、わ、私はまだ、ぜんぜん・・・大丈夫
　なので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そ、その・・・いいんですか？　それ、使っても
　・・・？　ありがとうございます/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はうっ、た、助かります・・・！　それでは
　お言葉に甘えて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もれ・・るぅ・・・っ！　も、もうだめぇぇ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はぁ・・・た、助かりましたぁ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なんだソレー？　今のワタシには不要
　だヨ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それの中におしっこするのカー！？
　ちょっと恥ずかしいから、まだいいヨー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我慢できなくなってきたヨ・・・そ、それ使っても
　いいカー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あー！　それワタシ使うヨー！　そろそろ限界
　だったネー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やばいっ、で、出ちゃいそうだヨッ！！　はやく、
　それ、はやく貸してエー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ふー・・・！　おなかカラッポ！　すっきりした
　ヨ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目につく所では、さすがに使えない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ご、ごめん・・・っ、今は先におトイレ行きたい
　の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あ、ありがと・・・向こうで着替えてくる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もらしなんてしてないよ！　い、今はおトイレ
　行きたいの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、おもらしなんてしてないよ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はぅ・・・恥ずかしぃ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はむこ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さ、先にトイレ行かせて・・・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ぜ、絶対にのぞかないでよね・・・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まだ漏らしてないしっ！！　そうなる前に
　トイレ行かせて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ちょっと！　漏らしてなんかないわよ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み、見られちゃう前に・・・早く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にゃんこ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だ、だめ・・・オシッコ出ちゃいそうだよぉ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すぐ着替えてくるから待ってて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まだ出てないけど・・・はやくオシッコしないと
　ほんとにもっちゃうよ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え？　おもらししてないんだ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ふえぇ・・・パンツびしょびしょ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ともっち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できれば、お、お手洗いを先に・・・っ！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は・・・はぃ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あの、あの・・・！　今はお手洗いに・・・っ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も、も、もも漏らしてなんか・・・っ！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は、早く済ませないと誰かに見られちゃう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ひめ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あ、あ、あの・・・言いづらいんですけど・・・っ
　先にトイレ・・・行きたいですっ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ご迷惑おかけして、本当にごめんなさい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え！？　あの、私、まだおもらしなんて・・・っ！
　それより、ト、トイレ・・・トイレに・・・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いえ、あの、私・・・特にそういうのは必要
　ないんです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精霊王なのに・・・こんな、恥ずかしい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こむ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今着替えても、また漏らしちゃうヨーッ！！
　トイレ！　トイレはどこなノーッ！？！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おー！　いいもの持ってるナー！！
　パンツ換えてくるから待っててナ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ワタシがほしいのはトイレだヨー！！　あー！
　もれちゃうヨォォ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ンー？　ワタシのパンツはキレイだゾー！
　本当だゾ！　見てみるカー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ううー・・・装置さえ故障しなければ、こんな
　ことにはならなかったのニー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たこやき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はもういいから・・・はやく着替えたいよ
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おトイレよりも・・・服をなんとかしたいん
だけど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きたいのはやまやま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・・・こ、怖い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・・・このおトイレ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怖いから・・・が、我慢しよっかな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ー、だ、だめ・・・おトイレ行ってくる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もそも、こんなとこのおトイレ使いたく
な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ー・・・？　こんなとこのおトイレ使いたく
な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ちょっと行きた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とこのおトイレ使いたくな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行きた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こ、怖いから・・・まだ我慢する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うん、おトイレ行きたいよっ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けど・・・こ、こんなとこのおトイレ・・・
怖いよ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は・・・こんなとこのおトイレ
使いたくないけど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もう・・・我慢できな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先に着替えたいんだけど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嫌よ・・・こんなトイレ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わね・・・ちょっと済ませてくる
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っ、しょうがないわね・・・ちょ、ちょっと
済ませてくるわ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言うか、こんなボロボロのトイレ嫌だ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・・・こんなトイレ使うくらいなら、さっさと
ここを抜けましょ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りゃ・・・ちょっとトイレ行きた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を使うくらいなら、まだ我慢するわ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怖くないし！　平気よ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より、この服装をどうにかしたいな～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だ・・・怖いも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、したいけど・・・やだ・・・怖いもん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オシッコした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・・・怖いから我慢する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あぁっ、も、も、もっちゃうう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やだぁ！！　怖い！　怖い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怖いっ！　もっちゃうぅっ！！　ああぁあ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ぇっ！　やっぱ怖いい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？　行きたくないからい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行きた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怖いから我慢す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平気だよ！　我慢できるも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丈夫・・・っ、が、我慢する・・・か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だよぉ！　幽霊が出るんだよ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閉じ込められちゃうかもしれないし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したいっ、したいぃ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怖いっ！！　ぁあぁっ、したいけど
怖いよおぉ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お手洗いは・・・ちょ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す、すみません・・・私・・・ちょ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は遠慮しま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・・・このお手洗いはちょっと、抵抗が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、お手洗い・・・行きた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、でも・・・でも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、お、お手洗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・・・我慢・・・できな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を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を必死に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トイレを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を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を必死に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に行きたくてたまらなそうだが、
怖くて行けないよう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今にも漏れそうだが怖くてトイレに
行けず、身をよじって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を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を必死に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、画面左に並んでいるのが各精霊の
ネームプレート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、あなた方が入手したのは、一番下にある
“ファントム”という精霊の結晶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ネームプレートの右にあるアイコンを
ご覧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結晶のアイコンが表示されていると
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、「精霊結晶を入手したが、まだ封印を
解放していない」という状態を表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封印を解くためには、ネームプレートにカーソル
を合わせて【Ｃ】キーを押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際にやってみて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精霊結晶を入手してい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この精霊を解放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持っていな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、精霊ファントムを憑依させることが
でき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する際には霊珠を消費する必要は
ありませんので、何度でも憑依し直すことが
で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て、ここで重要なことを説明しま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はみな、時間とともに空気中の霊気を
体内に取り込んで、“霊水”を蓄積してい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間に例えるなら、その・・・あ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ぉ小水・・・のような感じです・・・は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精霊にとって力の源であり、蓄積量が
多いほど、力が増してい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きほど、どのパラメータを強化するか選んで
いただいたと思いますが、強化される数値は
霊水の蓄積量に比例して大きくなっていくの
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まり、憑依している精霊が霊水を我慢すれば
するほど、憑依者が大きな力を受け取ることが
できるの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、精霊にも我慢の限界があり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解説ウィンドウの【我慢力】を超える量の霊水が
蓄積すると、我慢しきれずに霊水を漏らして
しまうで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なれば、パラメータのボーナス値も最小に
戻ってしまうので、ご注意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なみに、霊水の蓄積を繰り返せば、この
我慢力は徐々に高くなってい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気に入りの精霊がいれば、なるべく多くの時間
憑依させ続けることによって、我慢力も高くなり、
より高いパラメータボーナスを受けることが
可能になるで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私からの解説は以上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メニューを終了するには、【Ｘ】キーを押して
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精霊ファントムが解放され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下にある解説ウィンドウをご覧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アビリティ】という項目に、その精霊を憑依
させた時に受けることができる能力が表示されて
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に、この精霊を憑依させてみ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のネームプレートにカーソルを合わせた
まま、もう一度【Ｃ】キーを押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すると、誰に憑依させるのか、どの
パラメータを強化するのか選択肢が出ますので
選んで【Ｃ】キーを押して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している精霊がい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ンに霊水を出させてあげ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んつんしちゃ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を解除す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もしない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出したくないよう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水ビンがいっぱいで出せな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を解除しますか？（再び憑依させるには
シスターに頼む必要があります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解除す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憑依させておく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が霊水を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が霊水をもらしてしまいました。
（霊水を少しビンに収めました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ワルキューレ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ウラ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ペレ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ナナハ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アサヒ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ユウヒ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サンタ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プロメテウ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ネプチュー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リア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シイ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ェアリー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マンドラゴラ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ネコマタ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ェニック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オモリ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ペガサ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テクト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マジカル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コマイヌ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ミカ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ダンサー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マール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ハノ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コトブキ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サキュバ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カーマイ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イカホ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エンジェル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ァントム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換金（500レン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失礼ながら、持ち物がいっぱいのようで
お渡しでき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500レン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500 re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迷惑をおかけしました・・・っ////</text:p>
          </table:table-cell>
          <table:table-cell table:style-name="ce0" office:value-type="string">
            <text:p>After 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 such a bother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ポートキャラ“こむ”はメインキャラと違い、
ターゲットをランダムに選び、自動で攻撃
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し、こむは熾天少女ではないので、敵の
HPを減らすことはできても、トドメを刺すことは
でき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、後方支援なので敵の攻撃を受けることは
あり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基本的に百発百中のスゴ腕ですが、
コンディションが悪くなるにつれて命中率が
落ちてきますので、注意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ぁ・・・あ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No, aa... aaa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ぉ・・・げんかいぃ・・・っ！　だ、だ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... at my limit...! N-N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・・・ごめん・・・な、さ・・・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... I'm... really... sorr... 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・・・すみませんっ、すみません・・・っ///</text:p>
          </table:table-cell>
          <table:table-cell table:style-name="ce0" office:value-type="string">
            <text:p>After wetting (field) 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... Please, forgive me...! 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ぅ・・・</text:p>
          </table:table-cell>
          <table:table-cell table:style-name="ce0" office:value-type="string">
            <text:p>After wetting (field) 2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, uuu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わああぁぁぁああんっ///////</text:p>
          </table:table-cell>
          <table:table-cell table:style-name="ce0" office:value-type="string">
            <text:p>After wetting (field) 2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waaaaaaaaaaaaaaahhh! //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ぐす・・・っ、が、がまん・・・できません
でした・・・うぅ・・・っ////</text:p>
          </table:table-cell>
          <table:table-cell table:style-name="ce0" office:value-type="string">
            <text:p>After wetting (field) 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*sniff*... I, I couldn't... hold it in...
uuu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、先にこの服をきれいにしたいの
ですが・・・/////</text:p>
          </table:table-cell>
          <table:table-cell table:style-name="ce0" office:value-type="string">
            <text:p>Toilet (wet) - L0 pt.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d like to wash my clothes first, if I
could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は・・・お言葉に甘えて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n that case... I'll take you up on tha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ちょ、ちょっとトイレに・・・////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I-I'm just going to the toilet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に行かせてください・・・っ////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ease let me go to the bathroom...!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、も・・・もれ・・・ちゃうぅ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-I'm... going to... wet myseeelf...!!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トイレなら大丈夫です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I'm fine, thank you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行きたくなので、けっこうです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t's all right, I don't need to go right now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は大丈夫なので、他の方を優先してください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 quite all right, so please ask the others
fir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念のため、今のうちに済ませておこうかな・・・）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Perhaps I'll take care of it now, just in
cas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気を使っていただいて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nk you for your thoughtfulness..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長旅になりそうですからね。　行っておきます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 have a long road ahead, don't we? I'll go
for i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ちょっと行ってきます・・・///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I'll be back in just a moment... 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は、少し待っててください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please wait right here for a minute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・・・一応行っておこうかな。）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suppose... I'll go to the toilet.)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私・・・ちょっとトイレに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, I'm just... going to the toilet..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ちょっといいですか・・・？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would you give me a momen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と、その・・・ちょっと失礼します////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m, so... please excuse me. /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よ、よかった・・・ちょっと我慢してんだ・・・）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Th-Thank heavens... I was holding it for a
good whil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あの・・・トイレ行ってきて
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orry, um... is it okay if I go to the bathroom?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トイレに行かせてください・・・////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please let me visit the
bathroom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わ、私、その・・・トイレに・・・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! I-I, um... bathroom...! /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・・・い、行ってきます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'm... g-going to the toilet. /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あ、よかった・・・助かったぁ////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hh, thank heavens... I'm saved! ////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、ごめんなさい、トイレに・・・トイレにぃ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-S-Sorry, toilet... toile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、あの、わ、私・・・っ
が、我慢してたんです・・・っ////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, uhhm, I, I... I'm de-desperate! ////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ぁぁあ、も、もっ、もれるぅ・・・っ！！）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h, I'm g-go-going to leak...!!)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う・・・出ちゃいますぅぅ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t's... it's coming oooout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ぁっ、だめ、も、もれ・・・もれちゃう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hh, oh no... I-I'm going to wet myseeelf!!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、すこし・・・がまん・・・がま、ん・・・っ/////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Ju-Just a little longer... Hold it... Hold...
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は、行きましょうか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shall w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でした・・・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My apologie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しました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 back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大丈夫です・・・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'm all right now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すっきりしました・・・♪）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uch better... ♪)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しました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-Thank you for waiting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ご迷惑を・・・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orry to trouble you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ぁ・・・すっきりした・・・////）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Haah... all better... ////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お待たせしてすみません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h, um... apologies for the wait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・・・//////っ　あ、大丈夫でした・・・っ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......////// Oh, I'm all righ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ふう・・・もうダメかと思った・・・）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Fuu... I thought I would lose i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とか間に合いました・・・えへへ////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, I made it, somehow... ehehe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一時はどうなるかと・・・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F-For a moment there, I thought I might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ぁぁ・・・すっきりしたぁ・・・♪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ah.... I'm so relieved... ♪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、ちゃんと間に合いました！　ち、ち、
ちびったりなんかしてませんよ・・・っ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made it just fine! I definitely didn't
l-l-leak! Not one bit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の野しょんシーン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危ないところだ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これですっきりしたネー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ぅ・・・く、も、もう・・・もうだめェ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、ぁ、ぁああああぁぁ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・・・もれちゃ、ぅ・・・ぁ、あ、あ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は、その・・・な、何かの間違いネ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ぅ・・・やってしまったヨー・・・
我慢できなかったヨー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って・・・ずっとずっと我慢してたん
だヨ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濡れたパンツを換えるのが先だ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パンツがおしりに張り付いて気持ちわるい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もらしの後処理を優先したいんだけど・・・
だ、だめカー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てくる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に行きたいネ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したいヨォっ！　着替えるのは後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っ、もれちゃうヨォっ！　先におしっこさせて
ほしいヨォ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ンー？　トイレには行きたくない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なら、まだ平気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は大丈夫だ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にしたくないけど、一応行っておく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するのカー？　分かった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が無いと困るから、今のうちに行っておく
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ほしいネー。　おしっこタイムだ
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ってく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放尿してくる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いタイミングネー、ちょうどトイレに行きた
かったん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ワタシおしっこしたい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トイレに行きたいから、待っててほしい
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、いい所にトイレがあっ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はちょっと我慢してたんだナー！
してく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かったヨー、トイレ探してたとこ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ずっとおしっこしたかったんだヨー！
行ってくる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いヨー！　ワタシずっと我慢してた
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おなかパンパンでどうしようかと思ってた
ヨー！　危なかっ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やくおしっこしたいヨ・・・っ！　もう我慢
できな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！！　トイレ行きたいネ！！　ずっと我慢
して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うヨーっ！！　おしっこ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、もうだめ・・・っ、限界だヨォ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ちょっと、で、お、おしっこ・・・でき、る・・・ヨ
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ーーっ！　でちゃう！！　もうでちゃうヨ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わ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間を取らせ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、出発す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わっ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、すっきりしてき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もう大丈夫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完了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・・・
ちょっと危なかったけど、間に合っ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とかセーフだったヨー！　頑張っ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かったネー・・・でもこれで一安心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今回はもうダメかと思ったヨ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ー！　ここにトイレが無かったら、アウトだった
ネ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すっきりしたヨー！　ほとんど我慢の限界
だっ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・・・ちょっぴりパンツぬらしちゃ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恥ずかしいほど取り乱しちゃったネー！
忘れてほし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限界からのおしっこ・・・けっこう気持ちよかった
　ネー・・・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1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1 cup 
</text:p>
          </table:table-cell>
          <table:table-cell table:style-name="ce0" office:value-type="string">
            <text:p>Take 1 cupful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4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4 cups 
</text:p>
          </table:table-cell>
          <table:table-cell table:style-name="ce0" office:value-type="string">
            <text:p>Take 4 cupfuls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水】×4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【Water】 x4! 
</text:p>
          </table:table-cell>
          <table:table-cell table:style-name="ce0" office:value-type="string">
            <text:p>Obtained
【Water】 x4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イオンマテル】×1
を手に入れ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層の向こう側から、すさまじい強敵の
気配を感じ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※注意！！　この戦いは圧倒的な強敵とバトル
するおまけ要素です！　強制ではありません！
負けるとＧＡＭＥ ＯＶＥＲになります！
勝っても特にごほうびはありませ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層の強敵と戦い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本当に戦い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難易度を選んで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強い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強すぎ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青くらげおまえ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1コで、好きなモノと交換してあげる♪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You can have any of these for 1 Spirit Orb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ドーピングアイテム×4　（ランダム）</text:p>
          </table:table-cell>
          <table:table-cell table:style-name="ce0"/>
          <table:table-cell table:style-name="ce0"/>
          <table:table-cell table:style-name="ce0" office:value-type="string">
            <text:p>Doping Item x4 (Random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利尿剤×2</text:p>
          </table:table-cell>
          <table:table-cell table:style-name="ce0"/>
          <table:table-cell table:style-name="ce0"/>
          <table:table-cell table:style-name="ce0" office:value-type="string">
            <text:p>Diuretic x2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換金（1000レン）</text:p>
          </table:table-cell>
          <table:table-cell table:style-name="ce0"/>
          <table:table-cell table:style-name="ce0"/>
          <table:table-cell table:style-name="ce0" office:value-type="string">
            <text:p>Liquidate (1000 ren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～ん！　持ち物がいっぱいみたいよん？？</text:p>
          </table:table-cell>
          <table:table-cell table:style-name="ce0"/>
          <table:table-cell table:style-name="ce0"/>
          <table:table-cell table:style-name="ce0" office:value-type="string">
            <text:p>Aaahn～! Your inventory's totally full?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～ん！　霊珠が1コも無いみたいよん？？</text:p>
          </table:table-cell>
          <table:table-cell table:style-name="ce0"/>
          <table:table-cell table:style-name="ce0"/>
          <table:table-cell table:style-name="ce0" office:value-type="string">
            <text:p>Aaahn～! You don't have a single Spirit Orb?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利尿剤】×2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Diuretic】 x2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1000レン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1000 re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ャルシャル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最初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選択肢の直前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プリエラ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ルーナ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=ダジェルバージ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ブロンシュ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選択肢の途中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=パンギーニ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=ポーライゼン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シーン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死神のおまけイベント【前編】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死神のおまけイベント【後編】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冒険者ミナ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ーブす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ーブ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Pメモリーを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衛兵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デート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怪談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メイド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シーフ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ハニー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ガテン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チェルシーナ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厚着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スケート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虚勢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キディデビル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踊り子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おてんば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ミララ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パレオ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入浴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シノビ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河童娘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うらめし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観光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学者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迷子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夢中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見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見ない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入手したPメモリーは、ポストからいつでも
閲覧で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と、まずは床のお掃除から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えと、モップ・・・モップ・・・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ら？　いつもの掃除用具入れにモップが
無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、そういえば、古くなったから新しいモップ
に取り替える予定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新しいモップはこっちの倉庫に保管してあった
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、この辺り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ありました♪　おニューのモップで
床をいつも以上にキレイにできます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ら？　倉庫の扉が・・・あ、開き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最近、協会のあちこちの立て付けが悪くなって
いますから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近いうちに修理をしないといけません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りあえず、少し力を入れて強引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い！　（バキィッ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っ！！　ド、ドアノブ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、すみませんーー！　誰かいらっしゃいま
せんか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倉庫に閉じ込められてしまったのですーーー！
助けてくださいー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あれから誰も来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他のシスターが担当しているホールのお掃除が
終われば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っちの様子を見に来てくれると
思いま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ホールは広いから、終わるまでまだまだ時間が
かかるでしょう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かしたら、夕方まで誰も来ない可能性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・・・ど、どうしましょう・・・（もじもじ・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のままでは、お手洗いにも行けないです
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う言えば、今日は朝起きてから一度も
お手洗いに行っていませ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・・・お願いです・・・誰か・・・早く気付いて
くださ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・・・か、神よ・・・どうか慈悲を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私、も、もう・・・これ以上は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手洗いを・・・我慢することが・・・で、
できそうにありません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下品な願いであることは承知ですっ！！
で、でも・・・私・・・私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・・・お手洗いに行きたい・・・っ////
お手洗いに行かせて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か・・・どうかぁ・・・っ！　うううぅぅ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・・・め・・・、もう・・・げ、限界・・・です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はや、このバケツに・・・す、するしか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うぅぅっ！　か、神よ・・・お許しください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ジョボボボボボボボボボボボボッ！！！）
あ、あ、あ！！　こんな、大きな音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だ・・・私・・・はしたない・・・っ////////
でも・・・ああぁぁ・・・やっと・・・おしっこ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ええぇぇい！！　かんぱーーー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は遠慮せず、じゃんっじゃん飲んで
行ってね！！　別におごりじゃない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ねえねえ、アタシこれ頼んでいい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アルコール度数高すぎるって？
えーーー？　こんなの水だよ水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信じてないな～？　はい、注文決～定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自分で言うのもなんだけど、アタシざるだから！
すんごい目の粗いザル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から証明しちゃうぞー☆　まばたき厳禁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っひひ～！　ね？　ね？　もう4杯目だけど
ぜんぜんへっちゃららら～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だまだ飲めるし、トイレとかいらないしっ☆
うんうん！　みんなアタシをあがめたまえ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店員さーん！　さっきのやつおかわり～！
ひっく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わわわーー！　また団体さん御来店～！！
ほらほら座って座って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みんなで盛り上がろうよー！！　うっへへ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ぶるるっ！　きゅううぅぅぅん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ふう・・・お、おしっ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？　な、なんでもないよー！！　あ！
おかわり来たー！！　さんきゅ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あみなの衆、ありがたいバニーの神飲み、
とくとご覧あれ～～！！　ぐいいぃ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しっこ、おしっこ、おしっこ、おしっこぉ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しっこしたいいいいぃぃぃっ！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、あ、あぁぁぁっ！！　だめ・・・我慢できない
　っ！！　もう出ちゃいそぉぉ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、ごご、ごごごごごめん！！！　もうだめ
おしっこ行かせてええぇぇぇ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漏れる！！　さすがに我慢しすぎたあぁっ！！
漏れるううぅ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って！！　ト、トイレ使用中うぅ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ーーん、は、早くしてぇっ！！　もう
限界なのおおぉぉ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ドンドンドンドン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願いぃっ！！　出ちゃうぅっ！！　ね、ねえ！
少しだけでいいから、さ、先にさせて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ドンドンドン・・・ドンドン・・・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本当にもう限界ぃぃ・・・っ/////　も、も、も・・・
もれ・・・ちゃぅぅぅ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ぇ・・・が、我慢・・・できないのおぉぉっ！！
はああぁぁぁぁぁぁああああん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えええぇぇぇぇえんっ！！！　お、おしっこ
出ちゃったよおぉぉっ/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ずっとずっと我慢してたのにぃ・・・っ！！
ふえええぇぇぇぇん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うほう。　この飲み物が、行商人連盟で
今回から導入される新商品なのですね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"イッパツドリンク"ですかー。　どんな味なのか
こっそり試飲してみましょう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く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ーー！　こ、これ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いしい・・・のでしょうか・・・？　なんだか
不思議な味ですね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なんとなくもう一口飲みたくなるよう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ぐび・・・ぐび・・・ぐび・・・ぐび・・・ぷは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むむぅ・・・！　これはクセになりますー！
飲めば飲むほど・・・ハマります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一本！　ぐび・・・ぐび・・・ぐび・・・ぐび・・・
ぐび・・・ぐび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ぷふぅ！　さすがは行商人連盟の
商品開発部・・・これは売れます、売れます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お客様ですかー？　どうぞどうぞ、
見ていってください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毎度ありがとうございます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次のお客様どうぞ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今日はずいぶんとお客様が多いですねー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、そう言えば、オシル湖で何やら未確認
　生物が目撃されたとか言ってましたね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のせいで観光客が普段の10倍くらい
　来ているんでし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わー！　お客様ですごい行列になってる！
　これは商売がはかどりますよー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さっきからおトイレ行きたいのですが、これは
　しばらく我慢です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こちらをお買い上げですかー？
ありがとうございます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ちらがお釣りのお返しですぅ！　また
よろしくです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ぅ・・・つ、次のお客様・・・どうぞぉ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い、いけません・・・膀胱が・・・膀胱が
　インフレスパイラルです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新商品のイッパツドリン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よく見たら、利尿効果がめちゃくちゃ高いって
　注意書きに書いてあるじゃないですかー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ぁぁ・・・こんなことなら、2本も飲まなければ
　よかったですぅ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客様の行列が途絶えるまで・・・我慢できる
　でしょうか・・・っ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いえ・・・例え途絶えたとしても、この近くに
　おトイレは無いし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城下町まではかなり距離があります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ぅぅっ、強烈な・・・波が・・・っ！！！
　んうううぅぅ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・・・が、我慢・・・で、き、な・・・っ！！
はううぅぅ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わわわわっ！！　だ、だめです！！
お、お客様・・これは違うんです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の・・・っ！　これは、その、あの・・・へ、閉店！
今日はもう閉店ですううぅぅーー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村のみんなが恐れる"危険種族"の集落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先祖様が書き残した書物が本当なら、
名前は"是利威（ぜりぃ）"って言うらしい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実在するのなら、この森を抜けた先に
あるはずな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うしよう・・・？　興味本位でここまで
来てみたけど、怖くなってきちゃ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　木々の向こうに・・・い、家らしき
ものが見えるわ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さか・・・あ、あれが危険種族の集落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ゃあああぁああぁぁぁぁぁぁーーーーーっ！！
ゼリーちゅわああああぁぁーーーーー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ぁぁん、かわいい！！　かわいい！！
かわいいいいいいぃぃぃぃん！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危険種族って言うから、いったいどんな
ケダモノかと思ったら、なにこれええぇ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ぷにっぷにの、ぽにゃっぽにゃの、
きゅるっきゅるじゃないのおおぉぉぉ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ァ・・・ハァ・・・い、いけない・・・この魔性に
引き込まれたら最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生理現象さえも弾き飛ばして萌え悶え続けて
しまうわ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、一度トイレを済ませてこないと・・・そろそろ
・・・（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ゼリーちゃん「ho-？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ああぁぁぁん！！　無理無理無理ぃぃ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んの数秒でもこの子から離れたく
なああぁぁぁいいいいぃぃぃ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ゼリーちゅわあああああぁぁぁぁぁぁんん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、ぁ、さ、さ、さすがに・・・さすがに
限界ぃ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！！　おしっこ！！　おしっこお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めんね、ぜりーちゃん！！　あ、あたし、
もうおしっこ漏れちゃうう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行ったらすぐに戻ってくるからねっ！！
待っててねっ！！！　はあぁぅ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・・・トイレ・・・っ、ト、トイ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あれ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村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こにもトイレが・・・無いぃぃ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そ、でしょっ！？　なんで！？　もしかして
ゼリーちゃんって、トイレしないの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んな・・・もう・・・我慢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ッ！！　み、店に携帯トイレが売って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みませんっ！！　ひ、ひとつください！！
お釣りはいりません！！！　は、はやくぅ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ぅっ！！　家の裏へ回って・・・この中に
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願い間に合ってえぇぇ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セ・・・セーーーーーフ・・・ッ！！　ちょっと
こぼれちゃったけど、ぜんぜんセーーーフ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ゼリーちゃんに夢中で気付かなかったけど・・・
めちゃくちゃおしっこ溜まってたみたい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ﾞうﾞうﾞぅﾞぅﾞぅﾞうﾞうﾞ～～！　マキを拾いに来た
だけなに、迷子になっちゃったよおﾞぉﾞぉﾞ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で私、いつもこんなに方向音痴なんだろう
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村への公道はどっちなのおﾞおﾞぉﾞぉﾞぉﾞ～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うなったら適当に進んでみるしかない
っぽい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お？　お？　おおお？　あそこに見えるは、
沼の出口！！　つまり公道へ出られ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かったあﾞぁﾞぁﾞぁﾞ～！　助かったよぉﾞぉﾞぉ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、でも・・・目の前の沼を渡らないと向こう側へ
たどり着けない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迂回したら、また迷子になっちゃいそうだ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こし脚が汚れちゃうけど、思い切って沼の
中を渡っちゃおうかな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ぎゃあﾞぁﾞぁﾞぁﾞぁﾞぁﾞ～～！！　思ったより沼が
深いいﾞぃﾞぃﾞぃﾞぃﾞ～～～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、やば・・・脚が沈んで・・・う、う、動けない
・・・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そ・・・私、こ、こんなとこで立ち往生だなんて
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ったいどうしたらいいの？　誰かがここを
通りかかるまで、待つしかないの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あ、公道の近くだから、そのうち誰かが
通りかかると思う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迷子になったあげく、沼にハマって動けない
なんて、めちゃくちゃかっこ悪い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っきからトイレに行きたいの我慢してるん
だけど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だだだだ誰かあﾞぁﾞぁﾞぁﾞぁﾞぁﾞ～～～っ！！
誰かいませんかあﾞぁﾞぁﾞぁﾞぁﾞぁﾞ～～～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ﾞぅﾞぅﾞ～～！！　あ、あれからずっと待ってる
のに、誰も・・・誰も通らないﾞいﾞぃﾞぃﾞぃﾞ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にょ、にょ、尿意が！！　もう尿意がやばいん
ですうﾞうﾞぅﾞぅﾞぅﾞぅﾞ～～～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じゃ私、もれちゃうﾞうﾞぅﾞぅﾞぅﾞ～～っ！！
おしっこがもれちゃいますうﾞうﾞぅﾞぅﾞぅﾞ～～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ど、ど、どうすればいいのっ？？
私はどうすればいいの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我慢できないよおぉﾞぉﾞぉﾞぉﾞ～～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くうぅ・・・っ、か、かくなる上は・・・っ！！
この体勢のままパンツを下ろして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尻をきゅっと後ろに突き出せば・・・
な、なんとかおしっこできる・・・かな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ぎゅぅぅっ！　も、もう迷ってる時間は無い
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願いだから、誰も来ませんように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ゅおﾞおﾞぉﾞぉﾞぉﾞ～～～//////　我慢してた
おしっこ出すの、気持ちいいﾞぃﾞぃﾞぃﾞぃﾞ・・・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？　え？　ええええ！？　だ、だ、だ、
誰か来たあﾞぁﾞぁﾞぁﾞ～～～っ！？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あﾞあﾞあﾞぁﾞぁﾞぁﾞぁﾞぁﾞぁﾞ～～～～っ//////
みﾞ～なﾞ～いﾞ～で～ぇﾞ～ぇﾞ～～～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うほう、なるほどの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スイッチを踏むと扉が開閉する仕組みの
ようじゃな。　理解したぞ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？　この狭い部屋のスイッチはいったい・・・
そりゃ！（ふみ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ガコォンッ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っと、入り口の扉のスイッチじゃった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外側からも内側からも開閉可能というわけ
じゃ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、とりあえず部屋の中を調査してみる
かの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ん、便所に行きたくなってきたのう。
そう言えば、朝に済ませたきりじゃ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休憩もかねて、ここいらで調査を一時中断
するか。　（ふみ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ん？　おかしいぞ、扉が反応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、これは・・・スイッチが下にへこんだまま
ではない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では踏み直しても、スイッチが稼動
せぬのは当然じ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参ったのう、スイッチ内部が壊れてしまった
の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いや、これは・・・スイッチ周囲の隙間に
細かい砂が詰まっておる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砂を取り除かぬ限り、スイッチは
へこんだままじゃ。　これは困った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う・・・いかん・・・しょ、小便がしたいぞ・・・
いったいどうしたもの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だめじゃ・・・！　あれから色々と試したが、
うまく砂を取り除くことができぬ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い・・・も、もう小便が辛抱たまらん・・・
そろそろ、我慢の限界じゃ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、じゃが・・・ここは歴史的価値の宝庫、
ルージー遺跡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粗相などしてしまったら・・・た、大変なことに
・・・っ、く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困ったぞ・・・本当に・・・本当に困ったぞ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では、時間の問題で小便を漏らして
しまう・・・っ！　いったいどうすれば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少しでも長く我慢して、ほ、方法を
考えるのじゃ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うじゃ！　誰かが外側のスイッチを踏んで
くれれば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ーーーい、誰か！！　誰かおらぬかーー
ーー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おーーーーーい！！！！　誰かあーー
ーーーーーーーーーーーーー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だ、だめじゃ・・・遺跡に立ち入る者など、
わしのような学者くらいし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ぅぅ・・・だ、だめ、じゃ・・・もう、ほ、ほんとうに・・・
辛抱が・・・っ　ぁあ、ぅ・・・っ　くぅ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漏れる・・・漏れるぅ・・・もう・・・だ、め、
じゃぁ・・・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ぅぅ・・・わしとしたことが・・・し、神聖な
遺跡で・・・しょ、小便を・・・っ　うぅぅ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ガコオォォンッ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ぬ！？　ス、スイッチが戻ったじゃと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ッ！　隙間に詰まっていたのは砂ではなく
儀式に使われた塩じゃったの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れがわしの小便で溶けて・・・
むむむ・・・なんとも・・・むむむ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ねえねえ、この前言ってた"おしっこ我慢勝負"
し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の大陸西部観光ツアーが始まる直前に
2人で同じ量の水を飲むの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で、どのトイレ休憩まで我慢できるか勝負
するの！　どう？　やる？　や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えーい、そう来なくっちゃ！　んじゃ水は
これくらいでい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、多い？　その方が緊張感出るって！
よっし、勝負スター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・・・エント村に着いたね。　ここでトイレ休憩
だってさ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たしはまだ平気だよ？　ぜんぜん・・・
大丈夫・・・大丈夫・・・（そわそわ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んたもけっこう頑張るじゃ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そのカバンの下でさっきから何度も股間
押さえてるの、バレバレだよ？　うへ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ら、トイレ行かなくていいの？　急がないと
時間終わっちゃうよ？　（もじも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ぉら、想像してみて・・・？
トイレに行ったらぁ・・・パンツを下ろして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膀胱パンパンに溜まってるおしっこ・・・
トイレの中にぜぇ～んぶ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ゃあぁぁーーーーって♪　はあぁぁぁ～～
キモチいいぃ～～～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我慢できなくなっちゃった？　トイレ
行ってくるの？　わーーい、あたしの勝ち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へへ、すっごい慌てて走って行っちゃった。
ギリギリだったんだろう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正直、あたしもけっこうヤバいけど、ここで
あたしまでトイレに駆け込んだらカッコ悪い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とか次のトイレ休憩まで我慢しなくち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ぅ・・・ぁ・・・ね、ねぇ・・・あと何分で、きゅ、休憩
だっけ・・・っ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ん・・・その・・・あ、あたし・・・もう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・・・・どうしよぉ・・・も、もれちゃいそぅ・・・っ
・・・がまん・・・できないよ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と15分・・・！？　む、むり・・・そんなに
無理だよ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ぅ・・・あの時、トイレ行っておけば・・・
よかった・・・あたしの・・・ばかぁ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出ちゃう・・・っ、どうしよ・・・でちゃう、でちゃぅ・・・
だ、め・・・やばい・・・むり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め、ぁ、あたし・・・もう・・・だめ・・・ぇ・・・ぁ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ぇん・・・ぐす・・・っ//////　やだ・・・
全部でちゃう・・・でちゃうよ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あぁぁぁあんっ！　もう止まってぇっ！！
はずかしいよおおぉぉっ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～ら～め～し～や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み～～～んな・・・呪ってしまいますよ～ぉ～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ふ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は言ったものの、わたしに呪いの力なんて
無いんですけど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本当に相手を呪うことができれば、
それなりにハクが付くの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う言えば、式道士さんが呪術を使うとき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つもブツブツと呪文のようなものを
つぶやいていま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・・・（ごにょごにょごにょごにょ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でしたっけ？　うー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あ、呪文だけで呪いが使えるようには
なりませんよね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ょっとお手洗い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ら？　わたしの分身の魂さんが、お股に
張り付い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・・・はがれません・・・！　え、どうして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るで何かの力でお股にぴったりと引き
寄せられているかのよ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ハッ！　まさかさっきつぶやいた呪文の
影響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、確かに呪いと言えば、衣服などが脱げなく
なるというのが代表的な効果のよう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まさか魂さんがお股から離れなくなって
しまうなんて・・・ど、どうし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りあえず、式道士さんに相談して、呪いを
解く方法を考えてもらい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し、式道士さ～ん・・・！！
どこ・・・どこにいるんですか～～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んな時に限って・・・式道士さんが
見つからないなんて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あぁ・・・ずっとおしっこを我慢している
のに・・・っ、このままでは・・・うう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我慢の限界が来る前に、一刻も早く
式道士さんを見つけませんと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きょろきょろ・・・もじもじ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だめ・・・見つかり・・・ません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本当に・・・おしっこが・・・も、漏れちゃい、ます
・・・ぅ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！　我慢できないですぅ！！　お願い、
魂さん！　お股から離れて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が出ちゃいます！！　もう、本当に・・・
わたし・・・これ以上は・・・ああぁ・・・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以上は・・・我慢が・・・我慢がぁ・・・っ！！
だめ、です・・・限・・・か、・・・ぃ、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ひいいぃぃぃ！！　す、隙間からおしっこが
噴き出して・・・いやああぁぁん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！！　し、式道士さん！？！？　た、
たす・・・助けてくださいいぃぃっ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カン！　こんな戦闘力じゃアカンね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ウチはもっともっと強ぉなって、魔物の天下
取れるくらいになりたいん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魔界の伝説になりたいん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せやかて、どーしたらもっと強ぉなれるんやろ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っぱ課金とかせなアカンのやろか？
そんで、進化素材集めて覚醒を繰り返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って、ウチはSSRかーーーい！！
ズビーッ！（つっこみの音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せや！！　ウチって河童やん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河童は体が乾くと力が出ぇへんようになるーて
どっかで聞いたことあんねんな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な、水分めっちゃ摂ったら、逆に強ぉなるって
こととちゃうん！？　知らん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モノは試しや！！　さっそく水ガブ飲みしたるで
ーーー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ど、どや・・・！　これでウチの水分は
比べモンにならんはずやで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戦闘力も比例して、ぐぐー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なっとるように、感じへんな・・・う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せやなー。　そんなウマくいくわけ、あらへん
よな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っぱ地道に鍛えていかなアカンのか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ー・・・お腹ぼるんぼるんになってもうたわ、
も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カンアカン・・・っ！！　めっちゃオシッコ
しとうなってきよった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んだけガッポガッポ水飲んどったら当たり前
やんっ！！　アホ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えと、トイレは確かこっち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れ？　道が分からん・・・っ！？　あれぇ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迷ってもうたーーーっ！！　どないしよ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ぁ・・・っ、このままやとオシッコ
漏れてまうっ！！　どないしよ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ぅっ、いっそ、その辺の物陰で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、アカン！！　魔物ゆうても、ウチ、一応
女の子やねんで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女の子がそこいらでしゃがんでオシッコ
したらアカンねん・・・恥ずかしいやん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、せ、せやかて・・・もうガマン、できへん
・・・っ！　トイレ・・・トイ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はどっちやっ！？　も、漏れて・・・
漏れてまう・・・ぁ、あ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ァ・・・アカン・・・もぉアカン・・・っ！！！　あぁ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ぜ、ぜんぜん止まらへん・・・/////
ウチどんだけオシッコ溜めとったん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ーもぅ・・・なんや、気持ちええなぁ・・・
アカンわこれ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れは、かなり古いPメモリーのようだ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無事、敵の屋敷内に侵入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より名刀ミヤビ製法の諜報作戦に
取り掛か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は、屋敷のどこかにある鍛冶場を探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ササササ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？　ここは・・・会議場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鍛冶についての話題が出るかもしれんな。
ここの天井裏に潜んでみよ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ふむぅ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れから半日以上、天井裏で待機してみたが、
何も集会が開かれることは無かった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や、使われていない部屋なの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ずれにせよ、一度庭へ出て尿を済ませて
来ないと、腹がはちきれそう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スタッ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む！？　誰か近づいてくる！　それも
大勢だ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かん、もう一度天井裏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っ！　出入りしたことで立て付けが歪んだ
か！？　ひ、開かな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致し方ない、部屋の隅にある大樽の中に
潜むしか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よし、この中で会議の様子を伺うとしよ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くぅ・・・っ！　い、いったい、いつになったら
終わるんだ、この会議は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出てくる話題は、霊峰の水がうまいだの、牛の
気持ちが分かるだの、有益な情報は何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そ・・・っ、尿が・・・尿が漏れそうだ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シノビたる者、敵地で尿をこらえる特訓は
もちろんこなしてきたが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すがに・・・さすがに、もう・・・限界に
なってしまう・・・っ！！　はぁ・・・は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・・・漏れる・・・はやく、頼むから早く
終わってくれ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我慢の・・・げ・・・限界だ・・・っ！　あぁ・・・
あああぁぁ・・・っ！！　も、う・・・だ、め・・・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ぅぅっ！！！　だめだ・・・と、止められない
・・・っ！！！　ああぁぁ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い・・・み、見つかってしまう・・・きっと私は
・・・もう・・・だめ・・・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直後会議は終わり、何とかバレずに
　脱出できた模様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わぁぁ・・・いいお湯です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部屋にこもって一日中本を読んでいるのも
いいですけど、たまには温泉も良いものですぅ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雪景色の中の秘湯・・・たまりませんね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だか・・・ふわぁぁ・・・眠く・・・な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すや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わわわ・・・いつの間にか、湯船には
わたし一人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ろそろ上がらなくてはいけ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あれぇ？　あれれぇ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脱衣所で脱いだはずの、わたしの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ぜ、ぜんぶ無くなってますぅ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かして、ドロボーさんですかぁ？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わわ・・・どうしましょう・・・どうしましょう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ハダカで外に出るわけに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・・・おトイレに行きたいのにぃ・・・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、とりあえず、お風呂に戻りましょう・・・
寒くて凍えちゃいます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うしましょう・・・助けを呼べる人も
いませんし・・・はううぅ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風呂に入る前に水分補給でたっぷり飲んだ
お水のせいで・・・ぼ、膀胱が・・・も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パンパンで・・・破裂・・・しそうです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トイレに・・・おトイレに行きたい・・・けれど・・・
やっぱり、ハダカは恥ずかしい・・・ですぅ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が、我慢・・・誰か来るまで・・・がまん・・・
がまん・・・はううぅぅ・・・がま・・・んん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ぇえっ！！　や、やっぱりもうだめですぅ
ぅぅぅ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管理人さん、ごめんなさいぃ・・・はじっこの方で
・・・っ、さ、させてくださいい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あぁ・・・っ、す、すごい・・・勢い・・・
わたし、こんなに我慢してたんですねぇ・・・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うぅ・・・お願い・・・だ、だれも来ないで
くださいぃ・・・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久しぶりの、うみーーーーーー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はスイカ割りにビーチバレー、砂のお城に
潜水バトル！　全部楽しんじゃうぞーー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。</text:p>
          </table:table-cell>
          <table:table-cell table:style-name="ce0"/>
          <table:table-cell table:style-name="ce0"/>
          <table:table-cell table:style-name="ce0" office:value-type="string">
            <text:p>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まあ、ボッチなんだけど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いですよーだ。　一人の方がやりたいこと
好きなだけできるし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楽しんでやるんだから！！
リア充ざまあ見ろ！！　へっへーーー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割ったスイカ、さすがに一玉ぜんぶ
食べたのは失敗だったか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・・・トイレ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うわ！　女子トイレすっごい並んで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、しかも・・・みんな・・・あんなに豊満な
スイカちゃんを二玉携えやがってぇ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んな列に並んだら、あたしなんて
みかんじゃん！！　リンゴじゃん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っそぉぉ！！　あたしは噛ませ犬なんて
ならないぞ！！！　トイレは却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帰るまで、我慢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、むり・・・もぉ無理・・・でちゃう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なの！！　スイカ一玉のバカ！！
スイカ二玉のバカ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・・・っ、ほ、ほんとに・・・ヤバ・・・マジで・・・
マジでもれそ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しよ・・・今さら列に並んでも・・・もたないよぉ
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うなったら、どこか・・・身を隠せる場所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・・・どこか・・・どこかぁ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　『マグマ噴出地帯につき立ち入り
禁止』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、ここなら誰も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あぁっ！　でる！！　でる出る、でる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ふうぅぅ・・・//////　あぁ～～・・・ヤバかったぁ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ぁ・・・めっちゃ気持ちいい～ぃ～～♪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のみんなーーー！！　おっまたせー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みんなのホータイ☆アイドル！　ミララちゃん
でーーーーっす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うおおおおおおおおおおおッ！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ミーラーラーちゃーーーーん！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ーい！　声援ありがとーーー！！
今日もいっぱい歌って踊っちゃうぞーー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はおなじみ、ミララちゃんのデビュー曲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『トリアージに騙されて』、いっくよー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えーーーい！！　みんなノってきたかなーー
ーー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いえええええぇぇぇぇーーいいッ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ー！　テンションすっご～い！！
ミララちゃん、うれしーーー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、あれー？　おっかしいな～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急におしっこ行き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何でだろう？　本番前にちゃんとトイレ
　済ませたのに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ま、いっか。　ライブ始まったばっかだし、
　休憩までガマンできそうだし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ーーーーし！！　それじゃまだ2曲目だけど、
新曲・・・いっちゃう？？　いっちゃう？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待ってましたーーーー！！　しっん曲！
　しっん曲！！　しっん曲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、みんな欲しがりさんなんだから☆
それじゃあ期待に応え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『ドキドキ☆今夜も不整脈』！！！！
ミュージック・スタート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むにゃ・・・あれぇ？　照明さん、ステージが
急に暗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ハッ！！　な、なんだ夢じゃぁぁん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てか、おしっこ！！　めちゃくちゃおしっこ
溜まってる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わわ、やばい、もれそぉ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いいいぃぃん！！　ひ、ひつぎの蓋が
あかなぁぁい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3年も寝てたから、チョウツガイがサビてるぅ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っ、おしっこ、おしっこ、おしっこ・・・
も、もう・・・ガマンが・・・ふえぇぇ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れ・・・ちゃ・・・うぅぅぅぅ・・・っ！！
あ、ぁ、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ううぅぅ・・・ミララちゃん、アイドルなのに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のみんな、ごめんね・・・・ごめんね・・・
あううぅぅ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ぅー・・・木の上で涼みながら飲む
アイスコーヒーは、格別です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とはここに、マッサージ師とハープ奏者さえ
いれば完璧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らいけない、それではお屋敷の中と一緒
です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せっかくお忍びで、あの窮屈な空間から
抜け出しているんですもの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ではセレブ思想は極力禁止ですこと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さて、少しお手洗いに行きたくなって
きましたわ。　そろそろ降り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ズルッ）あ、すべ・・・落ち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ガサガサガサーッ！！　ギュウウウゥ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ァ・・・ハァ・・・た、助かりました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ツタが無ければ、頭から真っ逆さまでした
のよ・・・ふ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木の上は油断すると危険ですわね。今後は
注意しないといけません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ん！　えい！　・・・あ、あ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のツタ・・・手足にまで絡まって・・・
んんぅっ！　やぁっ！　・・・ふ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ァ・・・ハァ・・・体重が掛かっているせいで
余計にきつくなって・・・ほ、ほどけません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困りました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誰かがここを通りかかってくれるのを待つしか
ありませんの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ぷるる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、いけませんわ・・・ちょっとアイスコーヒーを
飲みすぎてしまったかし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急に・・・にょ、尿意が・・・強く・・・は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だ、だれか・・・たすけてくださいまし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う・・・私・・・がまん・・・がまんが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ぅ・・・このままでは・・・お粗相で、ぜ、全身
が・・・はうううぅぅ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の！！　あのーーー！！！
だれかーーーー！！！　だ、だれか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すけて！！　おねがいですのっ！！！
お、お、お手洗い・・・、も、漏れ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漏れてしまいますのおおぉぉっ！！！
だれか・・・うぅぅっ、だめ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本当に・・・もう・・・私・・・もう・・・はうう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げ・・・げ・・・限界・・・です、の・・・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ううぅぅぅ～～～・・・////////
ふ、服が・・・おしっこで・・・はうう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きゃっ！？　か、顔にまで！！？　い、
いやぁぁ！！　誰か！　助けて誰かぁ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あと娘を捜しにきたパパに助けて
　もらいました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っわぁー！！　今日は珍しくお客さんが
いっぱ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になに？　今夜は砂漠で流星群が
見られるの！？　すごーい！　見た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、その時間までたっぷり楽しんで行って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ふ！　今日はサービスして、ちょっとＨな
ダンス、踊っちゃおっか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っぱいお酒注文してくれたら、もっとキワどい
ダンスも披露・・・なーんてね♪　冗談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になに？　リンゴ酒をおごってくれるの！？
わーい！　でも私、未成年なの♪　えへへ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リンゴジュース！？　やったー！　ありがとう
ね！！　それならいただきまー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わわわー！　さっきの話が噂で広まって
・・・お、お客さんでぎゅうぎゅう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は久々の稼ぎ時ね！！　がんばって
たくさん踊っちゃうぞ～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ろそろ休憩しようと思ってたけど、それどころ
　じゃなさそう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ラッシュを乗り切るまで、頑張らなくちゃ！
　体力もまだまだ余裕だし、トイレ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た、たぶん大丈夫・・・！　ちょっと膀胱が
　たぷたぷだけど・・・気合よ、気合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あ、ノってきたわよ～♪　ふりふり～☆
くいっ♪　くいっ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お客さん！　おさわりはダーメ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ぅ・・・ふ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だ、だめ・・・トイレ・・・すごくトイレ行きたい
　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う・・・踊りに集中・・・できないよぉ・・・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客さんには悪いけど、このダンスが
　終わったら、きゅ、休憩に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！？　あ、あんこーるっ！？　あ、あの
・・・あの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私、その前に、ちょっと・・・ぉ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ああぁっ！！　み、店に一つしかない
　トイレに・・・あんなに列が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ど、ど、ど、どうしよう・・・も、もう間に合わない
　よぉ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ぁ、ぁ、あっ！　やば・・・も、もれそぉ・・・っ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くねくねっ！　もじもじもじっ！！　くねくね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な、なんとか腰振りダンスで・・・ご、ごまか
　さないと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あぁぁ・・・っ！　も・・・もれちゃうよぉ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すりすりっ！　もじもじっ！　くねくね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だ・・・だめぇ・・・もぉ、げ、限界・・・だよ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っ！　あ、あっ！！　で・・・で・・・ちゃ・・・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、ええと・・・あの・・・ち、ちがうの・・・
これ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、さーびす！　そう！！　大人気、踊り子の
ナマおもらしショー！　あは、あははは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んだよ！　みんなボクをバカにし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にボクは熾天少女を迎え撃つ魔物に
ばってきされた中で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唯一、スキルを持ってないけど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の代わり、4つの属性エリア全部に環境
適応できる特殊能力を発揮してるじゃん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格闘センスだってピカイチだし！　ボクを倒した
時にもらえる経験値は莫大だし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ぉーし、スキルを使えないボクだって、十分
戦力になることをアピールしなくち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あ！　とうっ！！　てや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・・・どうだ！　ボクの鋭いナイフテールと
足技のコンビネーション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マネできないだろ！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刃の鋭さなら裂鬼の双剣の方が
すごい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足技ならタイタンジェリーの方が多彩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かも、グルーギャやスフィアンは全体攻撃も
使える・・・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、なんだよもう！！　ボ、ボクは・・・
ボクは・・・ええ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んな状況でも屈せずに敵に立ち向かう
勇気があるんだぞ！！！　こ、これだけ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だけは絶対に負けないんだぞー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！　ボクは何があっても弱みを
見せない根性があるんだ！！　ホントだ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やばい・・・おしっこした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で、でも・・・おしっこしてるとこ見られたら
　すっごくカッコ悪い・・・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どんな状況でも弱みを見せないって
　言っちゃったし、今は我慢しなくちゃ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せめて、みんなが自分の持ち場に戻って
　ここに誰もいなくなるまで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なに？　お、落ち着きが無いって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いやいや！！　ボ、ボクはいつでも
れーせーちんちゃくだよ！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てったって、鋼のような精神力を持ってる
から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なんて、よゆーよゆー・・・あ！！
な、何でもないよ！？！？　あはは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っ、う、ぅ・・・（ぷるぷるぷ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漏れちゃうっ！！　漏れちゃうっ！！！
　漏れちゃうよおおおおーーーーーっ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誰かが去ったと思えば、また違う誰かが
　入れ違いでやってくるし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ままじゃ・・・ボク・・・がまん・・・限界に
　なっちゃううぅぅっ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ううぅぅ・・・っ（もじもじくねくねそわそわ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、ちがうの！　これは・・・む、武者震いの
ダンスなの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戦いたくてうずうずしてるだけで・・・べ、べつに
・・・何かをガマンしてるとかじゃ・・・ぁ、ぁ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！？　侵入者！？　緑色の髪の女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わわわっ！！　そ、そんないきなり・・・
待って！！　ダメ・・・今走ったら・・・ぁ・・・あ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出ちゃう・・・出ちゃうっ！！！　出ちゃううぅっ！！
おしっこ出ちゃうううううぅぅぅぅー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おぉぉっ！！　バカーーー！！！
みんなのバカーーーーー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ずっとずっと我慢してたのにいいぃぃぃっ！！
びええぇぇーーーーーんっ/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！　待たせたのだ！　さっそく雪かきを
始めるのだ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そんな格好で寒くないのかって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っちっちっ！　わたしは"きそたいしゃ"が
高いから、こんな寒さは何ともないのだ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だ！　恐れ入ったか！！　わっはっは！！
（ぶるぶるぶ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さ、寒いけど、体を動かせば暑くなるはず！
　へーきへーき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・・・はっくしゅ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、おーっと、雪が鼻に入ってくしゃみが
出ちゃったのだ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ぐぐ・・・想像以上に・・・寒いいぃぃ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結構がんばって雪かきしてるけど、風が
　吹いてきたせいで、むしろ体が冷た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ぶはっくちゅいいぃ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ーっと、今度は・・・ええと・・・何かの粉が
鼻に入ってくしゃみが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ぶるぶるぶ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んぐぅ・・・寒すぎておしっこしたくなって
　きたのだ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でも、トイレになんか行ったら、やっぱり
　寒かったんだって思われるのだ・・・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まだぜんぜん我慢できるし、このまま一気に
　雪かきを終わらせちゃうのだ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きゅううぅぅぅ！！　くねくね！！　もじ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しっこしたいのだっ！！！　めちゃくちゃ
　おしっこしたいのだーー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で、でも・・・まだ誰もトイレに行きたいなんて
　言い出さないのだ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誰でもいいから・・・ト、トイレに行ってくれたら、
　私も便乗したいのだ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願い、誰か・・・も、も、もれちゃいそう
　なのだ・・・っ//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あ！！！　やっとトイレに行く人が出た
　のだっ！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、あ、あの！　あのっ！！！　わ、私も
付き合ってあげるのだー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タッタッタッタッタッタ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ひいぃぃっ！！　もれる！！　もれる！！！
もれるううう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、ああぁぁぁ～～・・・//////////
やっとおしっこできたのだぁぁ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んなに勢いのいいおしっこ・・・初めて
なのだ・・・♪　ふううぅぅぅ・・・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スイー！　スイ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でトリプルアクセル！！　・・・はさすがに
無理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と、トイレ行きたくなってきたし、今日の
練習はこの辺にして帰り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ピシッ！！　バリバリバリッ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ゃ、きゃああぁっ！！！　氷が・・・わ、割れて
・・・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うしましょう・・・私が乗ってる氷・・・
完全に陸から孤立してしまい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湖の上を漂い続けるなんて、嫌です！
誰か、気付いてくださ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！　人です！！　あのーーーー！！
すみませーーん！！　助けてくださー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かった、これで何とか助けてもらえそうです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・・・）　で、できれば早め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そのロープを投げてくれるんですね？
分かりました！　掴み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ヒューン！　・・・ポチ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・・・長さが足り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っと長いロープを町から取ってきてくれるん
ですか？　あ、ありがとうござい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・・・やっと・・・来た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りがとうございますっ！　は、はやく助けて
くださ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も、もう・・・私・・・我慢が・・・っ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押さえてないと・・・で、でちゃい・・・ますぅ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は、はい！　ロープキャッチですね！？
おねがいし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　て、手を離さないとロープを
掴めない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ヒューン！）
待って！　あ！　あわわわわ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ダメですぅ！　み、見ないでくださぁぁい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ーーーん！　町のみなさんには、絶対に
内緒でお願いしますうぅ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ー！　雪合戦おもしろかった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もうみんな帰るの？　そっか、そろそろ
吹雪が強くなる時間だもん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あね！　みんなバイバーイ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う・・・お母さんが新しく着せてくれたこの
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暖かいけど、動き回ると逆に暑くて暑く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くん・・・ごくん・・・ごくん・・・ぷは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水筒のお茶、全部飲んでもまだ足りない
くらいだ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と、たくさん飲んだらちょっとおしっこ
したくなってきた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木陰でおしっこして私も帰ろっと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あれ？　チャックが動かない・・・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っかしいな、着るときはちゃんとスムーズに
動いたの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！　チャックに雪が詰まって、固まって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じゃ上着が脱げないじゃん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ズボンはサスペンダーで吊ってあるから、
上着を脱がないとおしっこできないよ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・・・水筒のお茶、少しとっておけばよかった
・・・！　あれがあれば雪を溶かせたのに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っ・・・な、なんか一気におしっこしたく
なってきた・・・あぅぅ・・・（そわそ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早くお家へ帰って雪を取らないと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、お、お母さん！！　ただいまーーーっ！！
おしっこ！！！　おしっこもれちゃう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の、あのね！！　チャックに雪が詰まって
脱げないの！！！　おしっこできないの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湯で溶かして！！　は、はやくぅ！！
もう我慢できないよぉぉ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っ！　くねくねくねっ！　もじもじもじ
　もじもじ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っ！！　チャック動いた！！　上着脱げる
よ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っと、トイレ・・・ぉ、おしっこ・・・はや・・・く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ぞわわわわっ）　・・・ぁ・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ぅぅぅ～～っ！！　もれちゃったよおぉ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ごめんなさい・・・っ//////
脱げたら、気が緩んじゃって・・・うぅ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我は魔物族チェルシーナ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に魔物ではあるが、他の種族と一緒に
されては心外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の身体に流れる血は高潔にして清廉。
まさに魔物族の頂点と呼ぶにふさわし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当然、戦いだけでなく、生き様のすべてが
高貴でなくてはならな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特に、外敵はもちろん同族にさえ"不浄"を
垣間見せることは、断じて許されないの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、しかし、魔物族といえども生き物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"不浄"は生理現象であり、これを永久に
封じ続けることは、さすがにできな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はいかにしてその欲求を解消するのか？
無論、方法があ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チェルシーナ族には、暗黙の掟として"不浄の
許される水場"が存在す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れは洞窟の奥にあり、常に水流が発生して
いるため、その中で"する"ことができるの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が、この洞窟に住まうチェルシーナ族は
我の他にも大勢い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の水場を使うために先客が並んでいることも
珍しくはな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ょ、今日はタイミングが・・・かなり悪いよう・・・
だ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水場を待つ先客の数は、あと6人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かなり前から"不浄"に苦しめられている
我は、しょ・・・正直なところ・・・限界が近い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が、高貴たる我らは掟を破ることを最大の
禁忌としている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当然、水場以外での"不浄"は許されず、
順番待ちの列を乱すことも言語道断・・・だ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つ、つまり・・・我は・・・あと6人が"不浄"を
終えるまで・・・なんとしても・・・が、我慢を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っ、しかし・・・やはり・・・これ以上、堪え、
られ・・・な・・・ぃ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6人も・・・待っていたら・・・で・・・で・・・
出て・・・しま、ぅ・・・ぅぅっ！！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掟・・・不浄・・・我慢・・・高貴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ぁ、ぁああ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、す、すみません・・・頑張って・・・我慢
した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しても・・・我慢・・・できなくて・・・ううぅぅ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うして掟を破ったチェルシーナは族は、
　罰として一週間、水場清掃を命じられるのだ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っし！！　今日の仕事は、盗賊団のヤツらが
残していった瓦礫の撤去作業だな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確かにいつも以上に重労働だけど、
女だからって気を遣う必要はない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力なら、そこらの男よりよっぽどあるからな！
任せとけって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あ、まずは瓦礫の量を大雑把に把握
しないと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ンネルの出入り口両方にあるんだろ？
こっち側はアタシがやっとく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っし！　腕の見せ所だな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盗賊団のヤツら・・・よくこんな量の瓦礫を
ぶちまけてったもん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相当な人数を動員したんだろうな。　ふ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運んでも運んでもキリがないって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喉渇いて何度も水飲んだせいで、催して
きちゃった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ここからトロッコ乗り場のトイレまで
戻るのも、なんか負けた気分だ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かと言って、その辺の物陰で済ますとか、
野郎みたいな真似は・・・さすが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・・・そういえば周りの男の同僚、たまに
物陰に行って帰ってくることがある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っと立ちションしてたんだろう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タシが物陰に行ったら・・・その・・・してるって
一発でバレちゃうじゃんか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は持ち前の根性で・・・我慢、我慢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う少しで・・・瓦礫撤去・・・ぜんぶ終わる
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が終われば・・・点呼を取って解散だから
・・・、お願い・・・まだ・・・出ないで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と・・・ちょっと・・・オシッコは我慢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、よし！　これで最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やく・・・集合場所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！？　反対側の作業がまだ終わってない
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んなぁ！！　これ以上は・・・も、もう・・・
アタシ・・・アタシ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ううぅぅっ！！　ダメ・・・恥ずかしがって
たら・・・本当に・・・も、漏らしちゃう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限界ぃっ！！　あ、あ、あそこの・・・岩陰で
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ギ・・・ギリギリ・・・せーふ・・・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ぁ・・・この開放感・・・//////
いい・・・かも・・・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うう・・・喉が渇いた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最近ずっと雨が降ってないから、もう干からび
そうな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こかに・・・お水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ん！！　湧き水だあぁーーー！！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水♪　お水♪　お水ぅ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次はいつ飲めるか分からないし、ぜ～んぶ
お腹に溜めておくの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きゅっ！　ごきゅ！　ごきゅ！　ごきゅ！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ふぅ・・・の・・・飲みすぎた・・・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腹が・・・苦しいの・・・うっぷ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、でも、次はいつお水にありつけるか
分からない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頑張ってこのまま保水し続ける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大丈夫、お口をキュッと閉じてれば
お水はこぼれない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んだか・・・おまたからもお水が出そうに
なってきた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今はお口の方がずっとツラいの・・・
お口に意識を集中する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・・・大変なの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、ぉ・・・おまたから・・・お水がこぼれそう
・・・なの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腹のお水が・・・し、下の方のお腹に
どんどん溜まってきてるの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貴重なお水なの・・・！　が、がまん
する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またをキュッとして、お水をこぼさないように
がんばるの・・・！　（もじもじっ、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・・・あうぅ・・・っ、がまん・・・がまん・・・
がまんぅ・・・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わそわ・・・くねくねっ、もじもじもじもじ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ふうぅ・・・っ、も、もう・・・お水・・・でちゃい、
そ、ぅ・・・なの・・・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またの・・・穴、ひくひく・・・して・・・ぁ、ぅ・・・
だめ・・・だめ・・・で・・・る・・・ぅ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にゅうぅぅぅぅううぅぅ～～～/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にこれぇ・・・おまた・・・お水が出て・・・
き・・・きもち・・・ぃい・・・の・・・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いこうの・・・きぶん・・・なのぉ・・・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おおぉおーーい！！　何で問答無用で
縛るんだよおおぉぉーーー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話を聞いてなかったのか！？　あたしは
盗賊団に入団するために来たんだ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侵入者じゃないっての！！　縄ほどけーーー
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言っとくけど、あたしはこの辺りじゃ名の通った
コソドロなんだぞ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コソドロならば名が通るはずが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。　まあ・・・ええと・・・それはだ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んな細かいことはいいんだよ！！！
とにかくあたしはお前たちの同業者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信じてくれよおおぉぉぉ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・・・そわそわ・・・）</text:p>
          </table:table-cell>
          <table:table-cell table:style-name="ce0"/>
          <table:table-cell table:style-name="ce0"/>
          <table:table-cell table:style-name="ce0" office:value-type="string">
            <text:p>*fidget*... *wiggle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あ・・・コレ解いてくれたら、あたしの
泥棒テクニックを披露してやるから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ろそろいい加減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腕利きの盗賊なら、縄抜けくらいできる
だろって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、もちろんできるさ！！　能ある鷹は
なんとやらって言うだろ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ーーし、見てろよ！！　こんな結び目、
1分もあればすぐ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ぬぬぬ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うぅんっ！！！　ふんっ！！！　ぐぬおおお
おおおぉぉぉぉぉおおーーー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ちょ・・・タイム・・・これ・・・
ほ、本気の固結びじゃ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ギ・・・ギブ！！　もうギブ！！！　無理っ！！
ごめんなさい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入団とか、もうどうでもいいからっ！！
な、縄・・・ほどいて！！　ね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がうの！！　あたし・・・あの・・・も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漏れそう・・・なのっ////////　トイレ、ずっと
我慢してて・・・限界ぃ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嘘じゃないってば！！！　嘘つきは泥棒の
始まりって言うでしょ！？！？　ねえ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マジで・・・マジでやばいの・・・ねえってば・・・
でちゃう・・・で、でちゃ・・・ぅぅ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ぁ、だめ・・・だめぇ・・・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らあああぁぁぁーーーっ！！！　出ちゃった
じゃんかーーーーっ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う帰るううううぅぅぅぅーーーっ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！？　今日シフトに入るはずだったメイドが
4人も病休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ょ、ウソでしょ・・・！　今日の宿泊客、
今月で最高クラスの人数なのよ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かと言って臨時で人を雇ったりしたら
サービスの質が低下することは明白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はメイド長の私が、全力でカバーしなくち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っし、気合入れていくわよ！　ホテルは私の
戦場！！　目指せメイド将軍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荷物はお部屋までお持ち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毛布のレンタルですね？　ではあちらの
カウンターでお手続きをお願いいた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他のシャンプーをご希望ですか？
いくつかご用意がござ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し、しんど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自分の仕事に加えてさらに4人分の働き・・・
さすがに無理があったかし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ずっと動きっぱなしで、お手洗いに行く暇
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お客様！　階段はこの奥の左手に
ござい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浴室の利用時間は朝4時から夕方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っ！　やば・・・さすがに我慢しすぎた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押さえてないと・・・出ちゃう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やく・・・お手洗い・・・はや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っ！？　従業員用のお手洗いが・・・
故障中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ウソでしょ！？　き、聞いてないわよ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、でも・・・メイド長がお客様用のお手洗いを
使うわけには・・・絶対にいか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でも・・・も、もう・・・我慢・・・できない・・・よぉ
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こか・・・お手洗い・・・ぉ、お、おしっこ・・・
できるところ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そうだ、この階段を上がれば・・・屋上に
花壇が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よし、誰もいな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したないけど・・・き、緊急事態だし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はああぁぁぁ・・・・・・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ゅ、10時間ぶりの・・・おしっこぉ・・・
きもちイイィ～～・・・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・・・その次の瞬間、鏡に映っていた
はずの女の人が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天井からガバアアァァァァァッッ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いいいいいいぃぃぃぃぃぃぃいいい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ちょwwww　おまえ怖がりすぎwwww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、こここ、こ、怖くないもん！！　た、た、
ただの発声練習だもん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ほーら、いつまで怪談ごっこ
やってるの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もう暗くなるから、お友達ちゃんも
お家に帰りなさ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はーい！　お邪魔しました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ぅぅ～・・・！　ごっこどころじゃないもん！
本当に怖かったもん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じもじ・・・もじもじ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・・・おしっこしたい・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お布団から出るの・・・こ、怖いも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気のせいかな？　今日は波の音が大きく
聞こえる気がす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ぶ、不気味だよぉ・・・怖いよ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・・・したいけど・・・朝までガマンする
もん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ぅ・・・やっぱり・・・もぉ・・・おしっこガマン
できな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トイレ・・・行かないと・・・もれちゃう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大丈夫・・・サッと行ってシャーってして、
すぐに戻れば・・・こ、怖くないも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ビチャッ！！　ピチッ！　ピチ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えぇぇっ！！？　な、な、何の音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ピチッピチッピチッ！　バチャッ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いいぃぃいいぃぃぃぃぃぃいいいいいいいい
いいいいぃぃーーーー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やややや、や、やっぱり怖いもんんんんん
んんんーーーーーっっ！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まったく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高波で打ち上げられた魚が跳ねる音
に驚いて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おしっこしたいの我慢したまま
寝ちゃうなんて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うぅ・・・だ、だって・・・だって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この町はお布団渇きにくいんだから
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今度からは寝る前は必ずおトイレ
行って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それでもしたくなったら、ちゃんと
お母さんを起こしなさ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一緒に行ってあげるから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うん・・・ごめんなさい・・・もうしないも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彼氏くん、こっちこっち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ぜんぜん待ってないよ♪　私も今来た
とこ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ほんとは初デートにテンパって1時間前から
　スタンバってたんだけど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ねえねえ、見て！　湖きれい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風が無いから水面に木々と青空がハッキリ
映ってるねー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ボート？　乗る乗る！　やったー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彼氏くん、漕ぐのヘタぁ～！　ふふ！　ふふふ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ボート初めてなんだ？　うん、私もだよ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本当はここの貸しボート屋さんの常連客
だけど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れにしても、やっぱ早く来すぎたかな？
　トイレ済ませておけばよかった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緊張してるせいもあって、けっこう行きたく
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ジュース用意しててくれたの？　わー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りがとね！　いただきまーす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まあ、ボート降りたらトイレ行けば大丈夫
　・・・か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・・・あの・・・彼氏く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桟橋にボート着けるの、ずっと手こずってるけど
大丈夫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ん・・・じ、実は・・・その・・・私、ト、トイレ・・・
行きたくなっちゃって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だ、大丈夫、まだ・・・が、我慢・・・できる
よ・・・う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わーん！　ウソ！　も、もう限界だよぉ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どうしよ、漏れそうっ！！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はうぅっ、も、もうダメー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彼氏くん！！　オール貸して！！　わ、私が
漕ぐからっ！！！　はやく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ザバッ！！　ザバッ！！　ザバッ！！
ザバッ！！　ザバッ！！　ザバッ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願い、間に合ってーーーーっ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ぷしゅぅっ！　じょろじょろろ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んっ！！！
（うっ、ち、力を込めすぎて・・・出口が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だめ・・・見ないで・・・あっち向いてぇ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あぁぁーーーーーん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違うの違うのっ！！！　こんなのウソなのぉぉ
ーーーっ！！！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？？？　か、かわ・・・いい？？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お！！　ばかぁっ！！！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夜間の門番業務・・・ただ立ってるだけで務まる
と思ってたけど、想像以上にハードだ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昨日は途中で居眠りしてたのがバレちゃって
衛兵主任にめっちゃ怒られた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は交代の時間まで、頑張って見張りを
しなくち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・・・。</text:p>
          </table:table-cell>
          <table:table-cell table:style-name="ce0" office:value-type="string">
            <text:p>Duplicated by M746L1 (Map608?)</text:p>
          </table:table-cell>
          <table:table-cell table:style-name="ce0"/>
          <table:table-cell table:style-name="ce0" office:value-type="string">
            <text:p>...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ううぅ・・・や、やっぱ眠い・・・昼間の訓練で
疲れてるから、この時間はキツいよ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仕方ない、見張り中の飲食は禁止されてる
けど、アレを使っちゃお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ん！　秘密兵器、濃～いコーヒ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で眠気を吹っ飛ばして、見張りに集中
しよっと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く・・・ごく・・・ごく・・・ご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・・・しまった・・・これは大きな誤算だ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すがにあれは濃すぎたかしら？
すっごいトイレ行きたくなってき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は言え、ここを離れるわけにはいかないし
・・・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ょっと居眠りしただけでもお説教1時間なん
だから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持ち場を離れたことがバレたりしたら、
どんなおしおきされるか分かんな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、とにかく・・・あと2時間で交代だから・・・
それまで我慢・・・我慢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ばい・・・やばい・・・やば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交代まで・・・あ、あと30分・・・っ！
で、でも・・・で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しよう・・・も、もう・・・我慢・・・でき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ぁぁ・・・やばい・・・もれそう・・・おしっこ、
も、もれそう・・・っ、やば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うなったら・・・も、もう隅っこで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ハッ！　だ、誰か来た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たっらいま～！　今帰ったど～！
ヒック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扉をあけれくらは～い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、あ、あの・・・ここ、あなたの家じゃなくて
お城・・・なんですけど・・・っ！（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えええ～？　まじれ～？？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じゃあオイラの家はどこなのお～？
ヒック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、知りま・・・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・・・で、でちゃうよ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れちゃ・・・ぁ・・・はうう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わわ・・・わわ・・・あわわぁ・・・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ぅ・・・っ、や、やっちゃった・・・よぉ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こ、これは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スーパーレアッ！！（ｷﾘｯ）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ああん！！　もう帰ってくださぁぁーい！！
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衛兵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デート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怪談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メイド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ーフ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ハ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ガテン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チェルシーナ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厚着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スケート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虚勢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キディデビル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踊り子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てんば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ミララ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パレオ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入浴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ノビ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河童娘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らめし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観光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学者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迷子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夢中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行商人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バ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スタ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水】または【うまい水】を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【Water】 or 【Tasty Water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HP回復用のドリンクを1つも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HP recovery drinks!</text:p>
          </table:table-cell>
          <table:table-cell table:style-name="ce0"/>
          <table:table-cell table:style-name="ce0"/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01T12:32:42+01:00</meta:creation-date>
    <dc:date>2019-12-01T12:32:4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